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717in"/>
    </style:style>
    <style:style style:name="co2" style:family="table-column">
      <style:table-column-properties fo:break-before="auto" style:column-width="2.3154in"/>
    </style:style>
    <style:style style:name="co3" style:family="table-column">
      <style:table-column-properties fo:break-before="auto" style:column-width="2.0583in"/>
    </style:style>
    <style:style style:name="co4" style:family="table-column">
      <style:table-column-properties fo:break-before="auto" style:column-width="1.4791in"/>
    </style:style>
    <style:style style:name="co5" style:family="table-column">
      <style:table-column-properties fo:break-before="auto" style:column-width="2.5516in"/>
    </style:style>
    <style:style style:name="co6" style:family="table-column">
      <style:table-column-properties fo:break-before="auto" style:column-width="1.1043in"/>
    </style:style>
    <style:style style:name="co7" style:family="table-column">
      <style:table-column-properties fo:break-before="auto" style:column-width="0.9646in"/>
    </style:style>
    <style:style style:name="co8" style:family="table-column">
      <style:table-column-properties fo:break-before="auto" style:column-width="1.0291in"/>
    </style:style>
    <style:style style:name="co9" style:family="table-column">
      <style:table-column-properties fo:break-before="auto" style:column-width="1.2008in"/>
    </style:style>
    <style:style style:name="co10" style:family="table-column">
      <style:table-column-properties fo:break-before="auto" style:column-width="0.8146in"/>
    </style:style>
    <style:style style:name="co11" style:family="table-column">
      <style:table-column-properties fo:break-before="auto" style:column-width="0.8465in"/>
    </style:style>
    <style:style style:name="co12" style:family="table-column">
      <style:table-column-properties fo:break-before="auto" style:column-width="7.6764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19.3307in"/>
    </style:style>
    <style:style style:name="ro1" style:family="table-row">
      <style:table-row-properties style:row-height="0.1654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0000"/>
      <style:text-properties style:font-name="Liberation Sans" fo:font-weight="normal" style:font-weight-asian="normal" style:font-weight-complex="normal"/>
    </style:style>
    <style:style style:name="ce5" style:family="table-cell" style:parent-style-name="Default">
      <style:text-properties style:font-name="Liberation Sans" fo:font-weight="normal" style:font-weight-asian="normal" style:font-weight-complex="normal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Liberation Sans"/>
    </style:style>
    <style:style style:name="ce7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master input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number-columns-repeated="1006" table:default-cell-style-name="ce5"/>
        <table:table-column table:style-name="co13" table:number-columns-repeated="6" table:default-cell-style-name="ce8"/>
        <table:table-row table:style-name="ro1">
          <table:table-cell table:style-name="ce2" office:value-type="string" calcext:value-type="string">
            <text:p>//</text:p>
          </table:table-cell>
          <table:table-cell table:style-name="ce2" office:value-type="string" calcext:value-type="string">
            <text:p>0 Mod Name</text:p>
          </table:table-cell>
          <table:table-cell table:style-name="ce2" office:value-type="string" calcext:value-type="string">
            <text:p>1 Author</text:p>
          </table:table-cell>
          <table:table-cell table:style-name="ce2" office:value-type="string" calcext:value-type="string">
            <text:p>2 short name</text:p>
          </table:table-cell>
          <table:table-cell table:style-name="ce2" office:value-type="string" calcext:value-type="string">
            <text:p>3 tp2</text:p>
          </table:table-cell>
          <table:table-cell table:style-name="ce2" office:value-type="string" calcext:value-type="string">
            <text:p>4 soa file</text:p>
          </table:table-cell>
          <table:table-cell table:style-name="ce2" office:value-type="string" calcext:value-type="string">
            <text:p>5 SoA comp#</text:p>
          </table:table-cell>
          <table:table-cell table:style-name="ce2" office:value-type="string" calcext:value-type="string">
            <text:p>6 <text:s/>tob file</text:p>
          </table:table-cell>
          <table:table-cell table:style-name="ce2" office:value-type="string" calcext:value-type="string">
            <text:p>7 ToB comp#</text:p>
          </table:table-cell>
          <table:table-cell table:style-name="ce2" office:value-type="string" calcext:value-type="string">
            <text:p>8 RC SoA</text:p>
          </table:table-cell>
          <table:table-cell table:style-name="ce2" office:value-type="string" calcext:value-type="string">
            <text:p>9 RC ToB</text:p>
          </table:table-cell>
          <table:table-cell table:style-name="ce2" office:value-type="string" calcext:value-type="string">
            <text:p>Comments</text:p>
          </table:table-cell>
          <table:table-cell table:style-name="ce2" table:number-columns-repeated="1006"/>
          <table:table-cell table:number-columns-repeated="6"/>
        </table:table-row>
        <table:table-row table:style-name="ro1">
          <table:table-cell/>
          <table:table-cell office:value-type="string" calcext:value-type="string">
            <text:p>Adrian</text:p>
          </table:table-cell>
          <table:table-cell office:value-type="string" calcext:value-type="string">
            <text:p>Rhaella</text:p>
          </table:table-cell>
          <table:table-cell office:value-type="string" calcext:value-type="string">
            <text:p>adrian</text:p>
          </table:table-cell>
          <table:table-cell/>
          <table:table-cell office:value-type="string" calcext:value-type="string">
            <text:p>rh#adr.dlg</text:p>
          </table:table-cell>
          <table:table-cell/>
          <table:table-cell office:value-type="string" calcext:value-type="string">
            <text:p>rh#ad25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eon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aeon</text:p>
          </table:table-cell>
          <table:table-cell/>
          <table:table-cell office:value-type="string" calcext:value-type="string">
            <text:p>1xaeonb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fu-Zuuvi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afuzuuvi</text:p>
          </table:table-cell>
          <table:table-cell/>
          <table:table-cell office:value-type="string" calcext:value-type="string">
            <text:p>l#afub.dlg</text:p>
          </table:table-cell>
          <table:table-cell/>
          <table:table-cell office:value-type="string" calcext:value-type="string">
            <text:p>l#afu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jantis</text:p>
          </table:table-cell>
          <table:table-cell office:value-type="string" calcext:value-type="string">
            <text:p>jastey</text:p>
          </table:table-cell>
          <table:table-cell office:value-type="string" calcext:value-type="string">
            <text:p>ajantis</text:p>
          </table:table-cell>
          <table:table-cell/>
          <table:table-cell office:value-type="string" calcext:value-type="string">
            <text:p>c#ajanb.dlg</text:p>
          </table:table-cell>
          <table:table-cell/>
          <table:table-cell office:value-type="string" calcext:value-type="string">
            <text:p>c#aja25b.dlg</text:p>
          </table:table-cell>
          <table:table-cell/>
          <table:table-cell office:value-type="string" calcext:value-type="string">
            <text:p>c#ajan</text:p>
          </table:table-cell>
          <table:table-cell office:value-type="string" calcext:value-type="string">
            <text:p>c#ajan2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jantis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ajantis-imp</text:p>
          </table:table-cell>
          <table:table-cell/>
          <table:table-cell office:value-type="string" calcext:value-type="string">
            <text:p>7xskib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assa</text:p>
          </table:table-cell>
          <table:table-cell office:value-type="string" calcext:value-type="string">
            <text:p>SimDing0</text:p>
          </table:table-cell>
          <table:table-cell office:value-type="string" calcext:value-type="string">
            <text:p>alassa</text:p>
          </table:table-cell>
          <table:table-cell/>
          <table:table-cell office:value-type="string" calcext:value-type="string">
            <text:p>bd0alas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ison</text:p>
          </table:table-cell>
          <table:table-cell office:value-type="string" calcext:value-type="string">
            <text:p>Rastor</text:p>
          </table:table-cell>
          <table:table-cell office:value-type="string" calcext:value-type="string">
            <text:p>allison</text:p>
          </table:table-cell>
          <table:table-cell/>
          <table:table-cell office:value-type="string" calcext:value-type="string">
            <text:p>r#allisb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ora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alora</text:p>
          </table:table-cell>
          <table:table-cell/>
          <table:table-cell office:value-type="string" calcext:value-type="string">
            <text:p>7xalorab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ternatives</text:p>
          </table:table-cell>
          <table:table-cell office:value-type="string" calcext:value-type="string">
            <text:p>berelinde</text:p>
          </table:table-cell>
          <table:table-cell office:value-type="string" calcext:value-type="string">
            <text:p>alternatives</text:p>
          </table:table-cell>
          <table:table-cell/>
          <table:table-cell office:value-type="string" calcext:value-type="string">
            <text:p>b!aster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mber</text:p>
          </table:table-cell>
          <table:table-cell office:value-type="string" calcext:value-type="string">
            <text:p>Meira &amp; Darios</text:p>
          </table:table-cell>
          <table:table-cell office:value-type="string" calcext:value-type="string">
            <text:p>amber</text:p>
          </table:table-cell>
          <table:table-cell/>
          <table:table-cell office:value-type="string" calcext:value-type="string">
            <text:p>bm#amber.dlg</text:p>
          </table:table-cell>
          <table:table-cell table:number-columns-repeated="3"/>
          <table:table-cell office:value-type="string" calcext:value-type="string">
            <text:p>m#ambe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ngelo</text:p>
          </table:table-cell>
          <table:table-cell office:value-type="string" calcext:value-type="string">
            <text:p>Sister Vigilante, Kulyok</text:p>
          </table:table-cell>
          <table:table-cell office:value-type="string" calcext:value-type="string">
            <text:p>angelo</text:p>
          </table:table-cell>
          <table:table-cell/>
          <table:table-cell office:value-type="string" calcext:value-type="string">
            <text:p>badangel.dlg</text:p>
          </table:table-cell>
          <table:table-cell/>
          <table:table-cell office:value-type="string" calcext:value-type="string">
            <text:p>adang25.dlg</text:p>
          </table:table-cell>
          <table:table-cell/>
          <table:table-cell office:value-type="string" calcext:value-type="string">
            <text:p>adangel</text:p>
          </table:table-cell>
          <table:table-cell office:value-type="string" calcext:value-type="string">
            <text:p>adang2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ran Whitehand</text:p>
          </table:table-cell>
          <table:table-cell office:value-type="string" calcext:value-type="string">
            <text:p>cmorgan</text:p>
          </table:table-cell>
          <table:table-cell office:value-type="string" calcext:value-type="string">
            <text:p>aran</text:p>
          </table:table-cell>
          <table:table-cell/>
          <table:table-cell office:value-type="string" calcext:value-type="string">
            <text:p>c-aranb.dlg</text:p>
          </table:table-cell>
          <table:table-cell/>
          <table:table-cell office:value-type="string" calcext:value-type="string">
            <text:p>c-arn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rath</text:p>
          </table:table-cell>
          <table:table-cell office:value-type="string" calcext:value-type="string">
            <text:p>K'aeloree</text:p>
          </table:table-cell>
          <table:table-cell office:value-type="string" calcext:value-type="string">
            <text:p>arath</text:p>
          </table:table-cell>
          <table:table-cell/>
          <table:table-cell office:value-type="string" calcext:value-type="string">
            <text:p>blk#arat.dlg</text:p>
          </table:table-cell>
          <table:table-cell/>
          <table:table-cell office:value-type="string" calcext:value-type="string">
            <text:p>blk#ar25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uren Aseph</text:p>
          </table:table-cell>
          <table:table-cell office:value-type="string" calcext:value-type="string">
            <text:p>theacefes</text:p>
          </table:table-cell>
          <table:table-cell office:value-type="string" calcext:value-type="string">
            <text:p>auren</text:p>
          </table:table-cell>
          <table:table-cell/>
          <table:table-cell office:value-type="string" calcext:value-type="string">
            <text:p>k#aurenb.dlg</text:p>
          </table:table-cell>
          <table:table-cell/>
          <table:table-cell office:value-type="string" calcext:value-type="string">
            <text:p>k#aur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zrael</text:p>
          </table:table-cell>
          <table:table-cell office:value-type="string" calcext:value-type="string">
            <text:p>Leutian</text:p>
          </table:table-cell>
          <table:table-cell office:value-type="string" calcext:value-type="string">
            <text:p>azrael</text:p>
          </table:table-cell>
          <table:table-cell/>
          <table:table-cell office:value-type="string" calcext:value-type="string">
            <text:p>m#azrael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eaurin Legacy [Hidden NPC]</text:p>
          </table:table-cell>
          <table:table-cell office:value-type="string" calcext:value-type="string">
            <text:p>jmaeq</text:p>
          </table:table-cell>
          <table:table-cell office:value-type="string" calcext:value-type="string">
            <text:p>beaurin-legacy-hidden</text:p>
          </table:table-cell>
          <table:table-cell/>
          <table:table-cell office:value-type="string" calcext:value-type="string">
            <text:p>qi#elab.dlg</text:p>
          </table:table-cell>
          <table:table-cell/>
          <table:table-cell office:value-type="string" calcext:value-type="string">
            <text:p>qi#e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eaurin Legacy [Minyae]</text:p>
          </table:table-cell>
          <table:table-cell office:value-type="string" calcext:value-type="string">
            <text:p>jmaeq</text:p>
          </table:table-cell>
          <table:table-cell office:value-type="string" calcext:value-type="string">
            <text:p>beaurin-legacy</text:p>
          </table:table-cell>
          <table:table-cell/>
          <table:table-cell office:value-type="string" calcext:value-type="string">
            <text:p>qi#mib.dlg</text:p>
          </table:table-cell>
          <table:table-cell/>
          <table:table-cell office:value-type="string" calcext:value-type="string">
            <text:p>qi#m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iddekelorak</text:p>
          </table:table-cell>
          <table:table-cell office:value-type="string" calcext:value-type="string">
            <text:p>nethrin</text:p>
          </table:table-cell>
          <table:table-cell office:value-type="string" calcext:value-type="string">
            <text:p>biddekelorak</text:p>
          </table:table-cell>
          <table:table-cell/>
          <table:table-cell office:value-type="string" calcext:value-type="string">
            <text:p>bbidde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ranwen</text:p>
          </table:table-cell>
          <table:table-cell office:value-type="string" calcext:value-type="string">
            <text:p>Kulyok</text:p>
          </table:table-cell>
          <table:table-cell office:value-type="string" calcext:value-type="string">
            <text:p>branwen</text:p>
          </table:table-cell>
          <table:table-cell/>
          <table:table-cell office:value-type="string" calcext:value-type="string">
            <text:p>o#bbran.dlg</text:p>
          </table:table-cell>
          <table:table-cell/>
          <table:table-cell office:value-type="string" calcext:value-type="string">
            <text:p>o#bbra25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ranwen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branwen-imp</text:p>
          </table:table-cell>
          <table:table-cell/>
          <table:table-cell office:value-type="string" calcext:value-type="string">
            <text:p>7xbranb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hloe</text:p>
          </table:table-cell>
          <table:table-cell office:value-type="string" calcext:value-type="string">
            <text:p>Lucythebeast</text:p>
          </table:table-cell>
          <table:table-cell office:value-type="string" calcext:value-type="string">
            <text:p>chloe</text:p>
          </table:table-cell>
          <table:table-cell/>
          <table:table-cell office:value-type="string" calcext:value-type="string">
            <text:p>chloe.bcs</text:p>
          </table:table-cell>
          <table:table-cell table:number-columns-repeated="3"/>
          <table:table-cell office:value-type="string" calcext:value-type="string">
            <text:p>chlo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ran</text:p>
          </table:table-cell>
          <table:table-cell office:value-type="string" calcext:value-type="string">
            <text:p>Kulyok</text:p>
          </table:table-cell>
          <table:table-cell office:value-type="string" calcext:value-type="string">
            <text:p>coran</text:p>
          </table:table-cell>
          <table:table-cell/>
          <table:table-cell office:value-type="string" calcext:value-type="string">
            <text:p>o#coran.dlg</text:p>
          </table:table-cell>
          <table:table-cell/>
          <table:table-cell office:value-type="string" calcext:value-type="string">
            <text:p>bo#cor25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oran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coran-imp</text:p>
          </table:table-cell>
          <table:table-cell/>
          <table:table-cell office:value-type="string" calcext:value-type="string">
            <text:p>b7xcoran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rthala Romantique</text:p>
          </table:table-cell>
          <table:table-cell office:value-type="string" calcext:value-type="string">
            <text:p>Domi, Beyshaliban, Caetlyn, Meira, jastey</text:p>
          </table:table-cell>
          <table:table-cell office:value-type="string" calcext:value-type="string">
            <text:p>corthala-romantique</text:p>
          </table:table-cell>
          <table:table-cell/>
          <table:table-cell office:value-type="string" calcext:value-type="string">
            <text:p>h#leon.dlg</text:p>
          </table:table-cell>
          <table:table-cell/>
          <table:table-cell office:value-type="string" calcext:value-type="string">
            <text:p>h#leon.dlg</text:p>
          </table:table-cell>
          <table:table-cell/>
          <table:table-cell office:value-type="string" calcext:value-type="string">
            <text:p>valygar</text:p>
          </table:table-cell>
          <table:table-cell office:value-type="string" calcext:value-type="string">
            <text:p>VALY2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ace</text:p>
          </table:table-cell>
          <table:table-cell office:value-type="string" calcext:value-type="string">
            <text:p>Tess Grey</text:p>
          </table:table-cell>
          <table:table-cell office:value-type="string" calcext:value-type="string">
            <text:p>dace</text:p>
          </table:table-cell>
          <table:table-cell/>
          <table:table-cell office:value-type="string" calcext:value-type="string">
            <text:p>t#dace.dlg</text:p>
          </table:table-cell>
          <table:table-cell/>
          <table:table-cell office:value-type="string" calcext:value-type="string">
            <text:p>t#dac25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rian</text:p>
          </table:table-cell>
          <table:table-cell office:value-type="string" calcext:value-type="string">
            <text:p>Tempest</text:p>
          </table:table-cell>
          <table:table-cell office:value-type="string" calcext:value-type="string">
            <text:p>darian</text:p>
          </table:table-cell>
          <table:table-cell/>
          <table:table-cell office:value-type="string" calcext:value-type="string">
            <text:p>t1dar.dlg</text:p>
          </table:table-cell>
          <table:table-cell table:number-columns-repeated="3"/>
          <table:table-cell office:value-type="string" calcext:value-type="string">
            <text:p>t1dar</text:p>
          </table:table-cell>
          <table:table-cell office:value-type="string" calcext:value-type="string">
            <text:p>t1dar2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e’Arnise Romance</text:p>
          </table:table-cell>
          <table:table-cell office:value-type="string" calcext:value-type="string">
            <text:p>jcompton, Kulyok</text:p>
          </table:table-cell>
          <table:table-cell office:value-type="string" calcext:value-type="string">
            <text:p>nalia-ppg</text:p>
          </table:table-cell>
          <table:table-cell/>
          <table:table-cell office:value-type="string" calcext:value-type="string">
            <text:p>pgnalbeg.cre</text:p>
          </table:table-cell>
          <table:table-cell table:number-columns-repeated="3"/>
          <table:table-cell office:value-type="string" calcext:value-type="string">
            <text:p>nalia</text:p>
          </table:table-cell>
          <table:table-cell office:value-type="string" calcext:value-type="string">
            <text:p>nalia25</text:p>
          </table:table-cell>
          <table:table-cell office:value-type="string" calcext:value-type="string">
            <text:p>Adds romance conflict scripting to Nalia ToB, despite not having ToB content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ekin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deekin</text:p>
          </table:table-cell>
          <table:table-cell/>
          <table:table-cell office:value-type="string" calcext:value-type="string">
            <text:p>bdeekin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varadime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dvaradime</text:p>
          </table:table-cell>
          <table:table-cell/>
          <table:table-cell office:value-type="string" calcext:value-type="string">
            <text:p>l#dvab.dlg</text:p>
          </table:table-cell>
          <table:table-cell/>
          <table:table-cell office:value-type="string" calcext:value-type="string">
            <text:p>l#dva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ynaheir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dynaheir</text:p>
          </table:table-cell>
          <table:table-cell/>
          <table:table-cell office:value-type="string" calcext:value-type="string">
            <text:p>l#dynb.dlg</text:p>
          </table:table-cell>
          <table:table-cell/>
          <table:table-cell office:value-type="string" calcext:value-type="string">
            <text:p>l#dyn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ddard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eddard</text:p>
          </table:table-cell>
          <table:table-cell/>
          <table:table-cell office:value-type="string" calcext:value-type="string">
            <text:p>l#2edb.dlg</text:p>
          </table:table-cell>
          <table:table-cell/>
          <table:table-cell office:value-type="string" calcext:value-type="string">
            <text:p>l#2ed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dwin Romance</text:p>
          </table:table-cell>
          <table:table-cell office:value-type="string" calcext:value-type="string">
            <text:p>Laufey</text:p>
          </table:table-cell>
          <table:table-cell office:value-type="string" calcext:value-type="string">
            <text:p>edwinromance</text:p>
          </table:table-cell>
          <table:table-cell/>
          <table:table-cell office:value-type="string" calcext:value-type="string">
            <text:p>lichring.itm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Eilistaree's Song 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eilistraee</text:p>
          </table:table-cell>
          <table:table-cell/>
          <table:table-cell table:style-name="ce6" office:value-type="string" calcext:value-type="string">
            <text:p>esxmh.dlg 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ldoth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eldoth</text:p>
          </table:table-cell>
          <table:table-cell/>
          <table:table-cell office:value-type="string" calcext:value-type="string">
            <text:p>b7xeldo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ade</text:p>
          </table:table-cell>
          <table:table-cell office:value-type="string" calcext:value-type="string">
            <text:p>Mistress Elysia, Silmarien, Lava Del'Vortel, Kai of Candlekeep</text:p>
          </table:table-cell>
          <table:table-cell office:value-type="string" calcext:value-type="string">
            <text:p>fade</text:p>
          </table:table-cell>
          <table:table-cell/>
          <table:table-cell office:value-type="string" calcext:value-type="string">
            <text:p>be3fade.dlg</text:p>
          </table:table-cell>
          <table:table-cell/>
          <table:table-cell office:value-type="string" calcext:value-type="string">
            <text:p>be3fad25.dlg</text:p>
          </table:table-cell>
          <table:table-cell/>
          <table:table-cell office:value-type="string" calcext:value-type="string">
            <text:p>e3fade</text:p>
          </table:table-cell>
          <table:table-cell office:value-type="string" calcext:value-type="string">
            <text:p>e3fade2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Faldorn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faldorn</text:p>
          </table:table-cell>
          <table:table-cell/>
          <table:table-cell office:value-type="string" calcext:value-type="string">
            <text:p>l#falb.dlg</text:p>
          </table:table-cell>
          <table:table-cell/>
          <table:table-cell office:value-type="string" calcext:value-type="string">
            <text:p>l#fal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aldorn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faldorn-imp</text:p>
          </table:table-cell>
          <table:table-cell/>
          <table:table-cell office:value-type="string" calcext:value-type="string">
            <text:p>7xfaldb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aren</text:p>
          </table:table-cell>
          <table:table-cell office:value-type="string" calcext:value-type="string">
            <text:p>Feuille and Miss Sakaki</text:p>
          </table:table-cell>
          <table:table-cell office:value-type="string" calcext:value-type="string">
            <text:p>faren</text:p>
          </table:table-cell>
          <table:table-cell/>
          <table:table-cell office:value-type="string" calcext:value-type="string">
            <text:p>fhfrn.dlg</text:p>
          </table:table-cell>
          <table:table-cell/>
          <table:table-cell office:value-type="string" calcext:value-type="string">
            <text:p>bfhf25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haugy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fhaugy</text:p>
          </table:table-cell>
          <table:table-cell/>
          <table:table-cell office:value-type="string" calcext:value-type="string">
            <text:p>l#fhab.dlg</text:p>
          </table:table-cell>
          <table:table-cell/>
          <table:table-cell office:value-type="string" calcext:value-type="string">
            <text:p>l#fha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oundling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foundling</text:p>
          </table:table-cell>
          <table:table-cell/>
          <table:table-cell office:value-type="string" calcext:value-type="string">
            <text:p>l#foub.dlg</text:p>
          </table:table-cell>
          <table:table-cell/>
          <table:table-cell office:value-type="string" calcext:value-type="string">
            <text:p>l#fou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yalvara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fyalvara</text:p>
          </table:table-cell>
          <table:table-cell/>
          <table:table-cell office:value-type="string" calcext:value-type="string">
            <text:p>l#fyab.dlg</text:p>
          </table:table-cell>
          <table:table-cell/>
          <table:table-cell office:value-type="string" calcext:value-type="string">
            <text:p>l#fya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ahesh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gahesh</text:p>
          </table:table-cell>
          <table:table-cell/>
          <table:table-cell office:value-type="string" calcext:value-type="string">
            <text:p>g1gaheb.dlg</text:p>
          </table:table-cell>
          <table:table-cell/>
          <table:table-cell office:value-type="string" calcext:value-type="string">
            <text:p>g1gah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arrick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garrick</text:p>
          </table:table-cell>
          <table:table-cell/>
          <table:table-cell office:value-type="string" calcext:value-type="string">
            <text:p>b7xgar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avin</text:p>
          </table:table-cell>
          <table:table-cell office:value-type="string" calcext:value-type="string">
            <text:p>berelinde</text:p>
          </table:table-cell>
          <table:table-cell office:value-type="string" calcext:value-type="string">
            <text:p>gavin</text:p>
          </table:table-cell>
          <table:table-cell/>
          <table:table-cell office:value-type="string" calcext:value-type="string">
            <text:p>b!gavj.dlg</text:p>
          </table:table-cell>
          <table:table-cell/>
          <table:table-cell office:value-type="string" calcext:value-type="string">
            <text:p>b!gav25j.dlg</text:p>
          </table:table-cell>
          <table:table-cell/>
          <table:table-cell office:value-type="string" calcext:value-type="string">
            <text:p>b!gavs</text:p>
          </table:table-cell>
          <table:table-cell office:value-type="string" calcext:value-type="string">
            <text:p>b!gav25s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Goo</text:p>
          </table:table-cell>
          <table:table-cell office:value-type="string" calcext:value-type="string">
            <text:p>Ghreyfain</text:p>
          </table:table-cell>
          <table:table-cell office:value-type="string" calcext:value-type="string">
            <text:p>goo</text:p>
          </table:table-cell>
          <table:table-cell/>
          <table:table-cell office:value-type="string" calcext:value-type="string">
            <text:p>bj#goo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aer’Dalis Romance</text:p>
          </table:table-cell>
          <table:table-cell office:value-type="string" calcext:value-type="string">
            <text:p>Aeryn</text:p>
          </table:table-cell>
          <table:table-cell office:value-type="string" calcext:value-type="string">
            <text:p>haerdalis</text:p>
          </table:table-cell>
          <table:table-cell office:value-type="string" calcext:value-type="string">
            <text:p>haerdalisromance/haerdalisromance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aldamir</text:p>
          </table:table-cell>
          <table:table-cell office:value-type="string" calcext:value-type="string">
            <text:p>berelinde</text:p>
          </table:table-cell>
          <table:table-cell office:value-type="string" calcext:value-type="string">
            <text:p>haldamir</text:p>
          </table:table-cell>
          <table:table-cell/>
          <table:table-cell office:value-type="string" calcext:value-type="string">
            <text:p>b!halj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ephernaan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hephernaan</text:p>
          </table:table-cell>
          <table:table-cell/>
          <table:table-cell office:value-type="string" calcext:value-type="string">
            <text:p>l#hphb.dlg</text:p>
          </table:table-cell>
          <table:table-cell/>
          <table:table-cell office:value-type="string" calcext:value-type="string">
            <text:p>l#hph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omeward Bound</text:p>
          </table:table-cell>
          <table:table-cell office:value-type="string" calcext:value-type="string">
            <text:p>berelinde</text:p>
          </table:table-cell>
          <table:table-cell office:value-type="string" calcext:value-type="string">
            <text:p>homeward</text:p>
          </table:table-cell>
          <table:table-cell/>
          <table:table-cell office:value-type="string" calcext:value-type="string">
            <text:p>b!ruby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orace</text:p>
          </table:table-cell>
          <table:table-cell office:value-type="string" calcext:value-type="string">
            <text:p>Seifer</text:p>
          </table:table-cell>
          <table:table-cell office:value-type="string" calcext:value-type="string">
            <text:p>horace</text:p>
          </table:table-cell>
          <table:table-cell/>
          <table:table-cell office:value-type="string" calcext:value-type="string">
            <text:p>bhorace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ubelpot</text:p>
          </table:table-cell>
          <table:table-cell office:value-type="string" calcext:value-type="string">
            <text:p>BobTokyo &amp; SConrad</text:p>
          </table:table-cell>
          <table:table-cell office:value-type="string" calcext:value-type="string">
            <text:p>hubelpot</text:p>
          </table:table-cell>
          <table:table-cell/>
          <table:table-cell office:value-type="string" calcext:value-type="string">
            <text:p>bsc#hub.dlg</text:p>
          </table:table-cell>
          <table:table-cell/>
          <table:table-cell office:value-type="string" calcext:value-type="string">
            <text:p>bsc#hu25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moen Romance</text:p>
          </table:table-cell>
          <table:table-cell office:value-type="string" calcext:value-type="string">
            <text:p>Lord Mirrabo</text:p>
          </table:table-cell>
          <table:table-cell office:value-type="string" calcext:value-type="string">
            <text:p>imoen-romance</text:p>
          </table:table-cell>
          <table:table-cell/>
          <table:table-cell office:value-type="string" calcext:value-type="string">
            <text:p>imdream.cre</text:p>
          </table:table-cell>
          <table:table-cell table:number-columns-repeated="3"/>
          <table:table-cell office:value-type="string" calcext:value-type="string">
            <text:p>imoen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sra</text:p>
          </table:table-cell>
          <table:table-cell office:value-type="string" calcext:value-type="string">
            <text:p>Rhaella</text:p>
          </table:table-cell>
          <table:table-cell office:value-type="string" calcext:value-type="string">
            <text:p>isra</text:p>
          </table:table-cell>
          <table:table-cell/>
          <table:table-cell office:value-type="string" calcext:value-type="string">
            <text:p>brh#isr.dlg</text:p>
          </table:table-cell>
          <table:table-cell/>
          <table:table-cell office:value-type="string" calcext:value-type="string">
            <text:p>rh#is25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ylos</text:p>
          </table:table-cell>
          <table:table-cell office:value-type="string" calcext:value-type="string">
            <text:p>K'aeloree</text:p>
          </table:table-cell>
          <table:table-cell office:value-type="string" calcext:value-type="string">
            <text:p>iylos</text:p>
          </table:table-cell>
          <table:table-cell table:number-columns-repeated="3"/>
          <table:table-cell office:value-type="string" calcext:value-type="string">
            <text:p>blk#iyl.dlg</text:p>
          </table:table-cell>
          <table:table-cell table:number-columns-repeated="3"/>
          <table:table-cell office:value-type="string" calcext:value-type="string">
            <text:p>Had banters with Auren and Nathaniel that weren’t being compiled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Juniper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juniper</text:p>
          </table:table-cell>
          <table:table-cell table:number-columns-repeated="3"/>
          <table:table-cell office:value-type="string" calcext:value-type="string">
            <text:p>l#jn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Kagain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kagain</text:p>
          </table:table-cell>
          <table:table-cell/>
          <table:table-cell office:value-type="string" calcext:value-type="string">
            <text:p>7xkagab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ari</text:p>
          </table:table-cell>
          <table:table-cell office:value-type="string" calcext:value-type="string">
            <text:p>Moongaze</text:p>
          </table:table-cell>
          <table:table-cell office:value-type="string" calcext:value-type="string">
            <text:p>kari</text:p>
          </table:table-cell>
          <table:table-cell/>
          <table:table-cell office:value-type="string" calcext:value-type="string">
            <text:p>bmgkari.dlg</text:p>
          </table:table-cell>
          <table:table-cell/>
          <table:table-cell office:value-type="string" calcext:value-type="string">
            <text:p>bmgka25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Keldorn Romance</text:p>
          </table:table-cell>
          <table:table-cell office:value-type="string" calcext:value-type="string">
            <text:p>berelinde</text:p>
          </table:table-cell>
          <table:table-cell office:value-type="string" calcext:value-type="string">
            <text:p>keldorn-romance</text:p>
          </table:table-cell>
          <table:table-cell/>
          <table:table-cell office:value-type="string" calcext:value-type="string">
            <text:p>b!kring.itm</text:p>
          </table:table-cell>
          <table:table-cell/>
          <table:table-cell office:value-type="string" calcext:value-type="string">
            <text:p>b!kring.itm</text:p>
          </table:table-cell>
          <table:table-cell/>
          <table:table-cell office:value-type="string" calcext:value-type="string">
            <text:p>keldorn</text:p>
          </table:table-cell>
          <table:table-cell office:value-type="string" calcext:value-type="string">
            <text:p>keld2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Kelsey</text:p>
          </table:table-cell>
          <table:table-cell office:value-type="string" calcext:value-type="string">
            <text:p>jcompton, Ghreyfain</text:p>
          </table:table-cell>
          <table:table-cell office:value-type="string" calcext:value-type="string">
            <text:p>kelsey</text:p>
          </table:table-cell>
          <table:table-cell/>
          <table:table-cell office:value-type="string" calcext:value-type="string">
            <text:p>bj#klsy.dlg</text:p>
          </table:table-cell>
          <table:table-cell/>
          <table:table-cell office:value-type="string" calcext:value-type="string">
            <text:p>j#klsy25.dlg</text:p>
          </table:table-cell>
          <table:table-cell/>
          <table:table-cell office:value-type="string" calcext:value-type="string">
            <text:p>j#klsy</text:p>
          </table:table-cell>
          <table:table-cell office:value-type="string" calcext:value-type="string">
            <text:p>j#klsy2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Keto</text:p>
          </table:table-cell>
          <table:table-cell office:value-type="string" calcext:value-type="string">
            <text:p>Blue, Bons, jcompton, and friends</text:p>
          </table:table-cell>
          <table:table-cell office:value-type="string" calcext:value-type="string">
            <text:p>keto</text:p>
          </table:table-cell>
          <table:table-cell/>
          <table:table-cell office:value-type="string" calcext:value-type="string">
            <text:p>fwketo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halid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khalid</text:p>
          </table:table-cell>
          <table:table-cell/>
          <table:table-cell office:value-type="string" calcext:value-type="string">
            <text:p>l#khab.dlg</text:p>
          </table:table-cell>
          <table:table-cell/>
          <table:table-cell office:value-type="string" calcext:value-type="string">
            <text:p>l#kha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Kiara-Zaiya</text:p>
          </table:table-cell>
          <table:table-cell table:style-name="ce6" office:value-type="string" calcext:value-type="string">
            <text:p>Alan M.C., Seifer and Jesara </text:p>
          </table:table-cell>
          <table:table-cell office:value-type="string" calcext:value-type="string">
            <text:p>kiara</text:p>
          </table:table-cell>
          <table:table-cell/>
          <table:table-cell office:value-type="string" calcext:value-type="string">
            <text:p>bkiara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ido</text:p>
          </table:table-cell>
          <table:table-cell office:value-type="string" calcext:value-type="string">
            <text:p>Deathsangel</text:p>
          </table:table-cell>
          <table:table-cell office:value-type="string" calcext:value-type="string">
            <text:p>kido</text:p>
          </table:table-cell>
          <table:table-cell/>
          <table:table-cell office:value-type="string" calcext:value-type="string">
            <text:p>mwbkid.dlg</text:p>
          </table:table-cell>
          <table:table-cell/>
          <table:table-cell office:value-type="string" calcext:value-type="string">
            <text:p>mwbkid25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Kindrek</text:p>
          </table:table-cell>
          <table:table-cell office:value-type="string" calcext:value-type="string">
            <text:p>nethrin</text:p>
          </table:table-cell>
          <table:table-cell office:value-type="string" calcext:value-type="string">
            <text:p>kindrek</text:p>
          </table:table-cell>
          <table:table-cell/>
          <table:table-cell office:value-type="string" calcext:value-type="string">
            <text:p>bkindrek.dlg</text:p>
          </table:table-cell>
          <table:table-cell/>
          <table:table-cell office:value-type="string" calcext:value-type="string">
            <text:p>kindre25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Kitanya</text:p>
          </table:table-cell>
          <table:table-cell office:value-type="string" calcext:value-type="string">
            <text:p>Rastor</text:p>
          </table:table-cell>
          <table:table-cell office:value-type="string" calcext:value-type="string">
            <text:p>kitanya</text:p>
          </table:table-cell>
          <table:table-cell/>
          <table:table-cell office:value-type="string" calcext:value-type="string">
            <text:p>r#kityb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ivan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kivan-imp</text:p>
          </table:table-cell>
          <table:table-cell/>
          <table:table-cell office:value-type="string" calcext:value-type="string">
            <text:p>7xkivab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ivan and Deheriana Companions for BG2</text:p>
          </table:table-cell>
          <table:table-cell office:value-type="string" calcext:value-type="string">
            <text:p>Domi</text:p>
          </table:table-cell>
          <table:table-cell office:value-type="string" calcext:value-type="string">
            <text:p>kivan</text:p>
          </table:table-cell>
          <table:table-cell/>
          <table:table-cell office:value-type="string" calcext:value-type="string">
            <text:p>p#kivan.dlg</text:p>
          </table:table-cell>
          <table:table-cell/>
          <table:table-cell office:value-type="string" calcext:value-type="string">
            <text:p>bp#kiv25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hannd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lhannd</text:p>
          </table:table-cell>
          <table:table-cell/>
          <table:table-cell office:value-type="string" calcext:value-type="string">
            <text:p>l#lhab.dlg</text:p>
          </table:table-cell>
          <table:table-cell/>
          <table:table-cell office:value-type="string" calcext:value-type="string">
            <text:p>l#lha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onger Road</text:p>
          </table:table-cell>
          <table:table-cell office:value-type="string" calcext:value-type="string">
            <text:p>dorotea</text:p>
          </table:table-cell>
          <table:table-cell office:value-type="string" calcext:value-type="string">
            <text:p>longer-road</text:p>
          </table:table-cell>
          <table:table-cell table:number-columns-repeated="3"/>
          <table:table-cell office:value-type="string" calcext:value-type="string">
            <text:p>bjonel25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ontaron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montaron</text:p>
          </table:table-cell>
          <table:table-cell/>
          <table:table-cell office:value-type="string" calcext:value-type="string">
            <text:p>7xmontb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alia Romance</text:p>
          </table:table-cell>
          <table:table-cell office:value-type="string" calcext:value-type="string">
            <text:p>Arnel</text:p>
          </table:table-cell>
          <table:table-cell office:value-type="string" calcext:value-type="string">
            <text:p>nalia-arnel</text:p>
          </table:table-cell>
          <table:table-cell/>
          <table:table-cell office:value-type="string" calcext:value-type="string">
            <text:p>nalbdy.itm</text:p>
          </table:table-cell>
          <table:table-cell table:number-columns-repeated="3"/>
          <table:table-cell office:value-type="string" calcext:value-type="string">
            <text:p>nalia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athaniel</text:p>
          </table:table-cell>
          <table:table-cell office:value-type="string" calcext:value-type="string">
            <text:p>Miss_Sakaki</text:p>
          </table:table-cell>
          <table:table-cell office:value-type="string" calcext:value-type="string">
            <text:p>nathaniel</text:p>
          </table:table-cell>
          <table:table-cell/>
          <table:table-cell office:value-type="string" calcext:value-type="string">
            <text:p>bfhnat.dlg</text:p>
          </table:table-cell>
          <table:table-cell/>
          <table:table-cell office:value-type="string" calcext:value-type="string">
            <text:p>bfhnat25.dlg</text:p>
          </table:table-cell>
          <table:table-cell/>
          <table:table-cell office:value-type="string" calcext:value-type="string">
            <text:p>fhnat</text:p>
          </table:table-cell>
          <table:table-cell office:value-type="string" calcext:value-type="string">
            <text:p>fhnat2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eh’taniel</text:p>
          </table:table-cell>
          <table:table-cell office:value-type="string" calcext:value-type="string">
            <text:p>Kitanna</text:p>
          </table:table-cell>
          <table:table-cell office:value-type="string" calcext:value-type="string">
            <text:p>nehtaniel</text:p>
          </table:table-cell>
          <table:table-cell/>
          <table:table-cell office:value-type="string" calcext:value-type="string">
            <text:p>sk#neht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ephele</text:p>
          </table:table-cell>
          <table:table-cell office:value-type="string" calcext:value-type="string">
            <text:p>K'aeloree</text:p>
          </table:table-cell>
          <table:table-cell office:value-type="string" calcext:value-type="string">
            <text:p>nephele</text:p>
          </table:table-cell>
          <table:table-cell/>
          <table:table-cell office:value-type="string" calcext:value-type="string">
            <text:p>lk#neph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inde</text:p>
          </table:table-cell>
          <table:table-cell office:value-type="string" calcext:value-type="string">
            <text:p>Deva, K'aeloree and Rhaella</text:p>
          </table:table-cell>
          <table:table-cell office:value-type="string" calcext:value-type="string">
            <text:p>ninde</text:p>
          </table:table-cell>
          <table:table-cell/>
          <table:table-cell office:value-type="string" calcext:value-type="string">
            <text:p>lk#nind.dlg</text:p>
          </table:table-cell>
          <table:table-cell/>
          <table:table-cell office:value-type="string" calcext:value-type="string">
            <text:p>lk#ni25.dlg</text:p>
          </table:table-cell>
          <table:table-cell/>
          <table:table-cell office:value-type="string" calcext:value-type="string">
            <text:p>lk#nins</text:p>
          </table:table-cell>
          <table:table-cell office:value-type="string" calcext:value-type="string">
            <text:p>lk#ni25</text:p>
          </table:table-cell>
          <table:table-cell office:value-type="string" calcext:value-type="string">
            <text:p>Had conflict script, but was not being applied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ai’Na</text:p>
          </table:table-cell>
          <table:table-cell office:value-type="string" calcext:value-type="string">
            <text:p>The Artisan</text:p>
          </table:table-cell>
          <table:table-cell office:value-type="string" calcext:value-type="string">
            <text:p>paina</text:p>
          </table:table-cell>
          <table:table-cell/>
          <table:table-cell office:value-type="string" calcext:value-type="string">
            <text:p>bc0paina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etsy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petsy</text:p>
          </table:table-cell>
          <table:table-cell/>
          <table:table-cell office:value-type="string" calcext:value-type="string">
            <text:p>l3petsyb.dlg</text:p>
          </table:table-cell>
          <table:table-cell/>
          <table:table-cell office:value-type="string" calcext:value-type="string">
            <text:p>l3pet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Quayle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quayle</text:p>
          </table:table-cell>
          <table:table-cell/>
          <table:table-cell office:value-type="string" calcext:value-type="string">
            <text:p>1xquayb.dlg</text:p>
          </table:table-cell>
          <table:table-cell/>
          <table:table-cell office:value-type="string" calcext:value-type="string">
            <text:p>1xqu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Quayle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quayle-imp</text:p>
          </table:table-cell>
          <table:table-cell/>
          <table:table-cell office:value-type="string" calcext:value-type="string">
            <text:p>7xquayb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erileth</text:p>
          </table:table-cell>
          <table:table-cell office:value-type="string" calcext:value-type="string">
            <text:p>Sillara and Nethrin</text:p>
          </table:table-cell>
          <table:table-cell office:value-type="string" calcext:value-type="string">
            <text:p>saerilith</text:p>
          </table:table-cell>
          <table:table-cell/>
          <table:table-cell office:value-type="string" calcext:value-type="string">
            <text:p>bsaerile.dlg</text:p>
          </table:table-cell>
          <table:table-cell/>
          <table:table-cell office:value-type="string" calcext:value-type="string">
            <text:p>saeril25.dlg</text:p>
          </table:table-cell>
          <table:table-cell/>
          <table:table-cell office:value-type="string" calcext:value-type="string">
            <text:p>saerilet</text:p>
          </table:table-cell>
          <table:table-cell office:value-type="string" calcext:value-type="string">
            <text:p>saeril2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afana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safana</text:p>
          </table:table-cell>
          <table:table-cell/>
          <table:table-cell office:value-type="string" calcext:value-type="string">
            <text:p>b7xsafa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rah</text:p>
          </table:table-cell>
          <table:table-cell office:value-type="string" calcext:value-type="string">
            <text:p>theacefes</text:p>
          </table:table-cell>
          <table:table-cell office:value-type="string" calcext:value-type="string">
            <text:p>sarah</text:p>
          </table:table-cell>
          <table:table-cell/>
          <table:table-cell office:value-type="string" calcext:value-type="string">
            <text:p>k#sarah.dlg</text:p>
          </table:table-cell>
          <table:table-cell table:number-columns-repeated="3"/>
          <table:table-cell office:value-type="string" calcext:value-type="string">
            <text:p>k#sarah</text:p>
          </table:table-cell>
          <table:table-cell office:value-type="string" calcext:value-type="string">
            <text:p>k#sara2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ellswords</text:p>
          </table:table-cell>
          <table:table-cell office:value-type="string" calcext:value-type="string">
            <text:p>Kulyok</text:p>
          </table:table-cell>
          <table:table-cell office:value-type="string" calcext:value-type="string">
            <text:p>sellswords</text:p>
          </table:table-cell>
          <table:table-cell/>
          <table:table-cell table:style-name="ce6" office:value-type="string" calcext:value-type="string">
            <text:p>o#llkimm.dlg 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har-Teel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sharteel</text:p>
          </table:table-cell>
          <table:table-cell/>
          <table:table-cell office:value-type="string" calcext:value-type="string">
            <text:p>b7xshar.dlg</text:p>
          </table:table-cell>
          <table:table-cell/>
          <table:table-cell office:value-type="string" calcext:value-type="string">
            <text:p>b7xsh25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ilver Star</text:p>
          </table:table-cell>
          <table:table-cell office:value-type="string" calcext:value-type="string">
            <text:p>Davide Carta and Seifer</text:p>
          </table:table-cell>
          <table:table-cell office:value-type="string" calcext:value-type="string">
            <text:p>silverstar</text:p>
          </table:table-cell>
          <table:table-cell/>
          <table:table-cell office:value-type="string" calcext:value-type="string">
            <text:p>bsilver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rene</text:p>
          </table:table-cell>
          <table:table-cell office:value-type="string" calcext:value-type="string">
            <text:p>The Artisan</text:p>
          </table:table-cell>
          <table:table-cell office:value-type="string" calcext:value-type="string">
            <text:p>sirene</text:p>
          </table:table-cell>
          <table:table-cell/>
          <table:table-cell office:value-type="string" calcext:value-type="string">
            <text:p>bc0siren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kie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skie</text:p>
          </table:table-cell>
          <table:table-cell/>
          <table:table-cell office:value-type="string" calcext:value-type="string">
            <text:p>1xskieb.dlg</text:p>
          </table:table-cell>
          <table:table-cell/>
          <table:table-cell office:value-type="string" calcext:value-type="string">
            <text:p>1xski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kie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skie-imp</text:p>
          </table:table-cell>
          <table:table-cell/>
          <table:table-cell office:value-type="string" calcext:value-type="string">
            <text:p>7xskib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kie – The Cost of One Girl’s Soul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skiecost</text:p>
          </table:table-cell>
          <table:table-cell/>
          <table:table-cell office:value-type="string" calcext:value-type="string">
            <text:p>l#2sdskb.dlg</text:p>
          </table:table-cell>
          <table:table-cell/>
          <table:table-cell office:value-type="string" calcext:value-type="string">
            <text:p>l#2sd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olaufein</text:p>
          </table:table-cell>
          <table:table-cell office:value-type="string" calcext:value-type="string">
            <text:p>Wes Weimer</text:p>
          </table:table-cell>
          <table:table-cell office:value-type="string" calcext:value-type="string">
            <text:p>solaufein-ww</text:p>
          </table:table-cell>
          <table:table-cell/>
          <table:table-cell office:value-type="string" calcext:value-type="string">
            <text:p>bsola.dlg</text:p>
          </table:table-cell>
          <table:table-cell/>
          <table:table-cell office:value-type="string" calcext:value-type="string">
            <text:p>bsola25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olaufein’s Rescue</text:p>
          </table:table-cell>
          <table:table-cell office:value-type="string" calcext:value-type="string">
            <text:p>jastey</text:p>
          </table:table-cell>
          <table:table-cell office:value-type="string" calcext:value-type="string">
            <text:p>solaufein</text:p>
          </table:table-cell>
          <table:table-cell/>
          <table:table-cell office:value-type="string" calcext:value-type="string">
            <text:p>c#solaub.dlg</text:p>
          </table:table-cell>
          <table:table-cell/>
          <table:table-cell office:value-type="string" calcext:value-type="string">
            <text:p>c#solau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tivan</text:p>
          </table:table-cell>
          <table:table-cell office:value-type="string" calcext:value-type="string">
            <text:p>the bigg</text:p>
          </table:table-cell>
          <table:table-cell office:value-type="string" calcext:value-type="string">
            <text:p>stivan</text:p>
          </table:table-cell>
          <table:table-cell/>
          <table:table-cell office:value-type="string" calcext:value-type="string">
            <text:p>tb#stivb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wylif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swylif</text:p>
          </table:table-cell>
          <table:table-cell/>
          <table:table-cell office:value-type="string" calcext:value-type="string">
            <text:p>ld#swyb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ales of the Deep Gardens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totdg</text:p>
          </table:table-cell>
          <table:table-cell/>
          <table:table-cell office:value-type="string" calcext:value-type="string">
            <text:p>0x1dg.bcs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ashia</text:p>
          </table:table-cell>
          <table:table-cell office:value-type="string" calcext:value-type="string">
            <text:p>Arian</text:p>
          </table:table-cell>
          <table:table-cell office:value-type="string" calcext:value-type="string">
            <text:p>tashia</text:p>
          </table:table-cell>
          <table:table-cell/>
          <table:table-cell office:value-type="string" calcext:value-type="string">
            <text:p>btashia.dlg</text:p>
          </table:table-cell>
          <table:table-cell/>
          <table:table-cell office:value-type="string" calcext:value-type="string">
            <text:p>btashi25.dlg</text:p>
          </table:table-cell>
          <table:table-cell/>
          <table:table-cell office:value-type="string" calcext:value-type="string">
            <text:p>tashia</text:p>
          </table:table-cell>
          <table:table-cell office:value-type="string" calcext:value-type="string">
            <text:p>tash2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Luxley Family</text:p>
          </table:table-cell>
          <table:table-cell office:value-type="string" calcext:value-type="string">
            <text:p>Feuille and Miss Sakaki</text:p>
          </table:table-cell>
          <table:table-cell office:value-type="string" calcext:value-type="string">
            <text:p>luxleys</text:p>
          </table:table-cell>
          <table:table-cell/>
          <table:table-cell office:value-type="string" calcext:value-type="string">
            <text:p>bfhlseb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iax</text:p>
          </table:table-cell>
          <table:table-cell office:value-type="string" calcext:value-type="string">
            <text:p>Kulyok</text:p>
          </table:table-cell>
          <table:table-cell office:value-type="string" calcext:value-type="string">
            <text:p>tiax</text:p>
          </table:table-cell>
          <table:table-cell/>
          <table:table-cell office:value-type="string" calcext:value-type="string">
            <text:p>bo#tiax.dlg</text:p>
          </table:table-cell>
          <table:table-cell/>
          <table:table-cell office:value-type="string" calcext:value-type="string">
            <text:p>bo#tia25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iax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tiax-imp</text:p>
          </table:table-cell>
          <table:table-cell/>
          <table:table-cell office:value-type="string" calcext:value-type="string">
            <text:p>7xtiaxb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ortured Souls</text:p>
          </table:table-cell>
          <table:table-cell office:value-type="string" calcext:value-type="string">
            <text:p>Vlad</text:p>
          </table:table-cell>
          <table:table-cell office:value-type="string" calcext:value-type="string">
            <text:p>ts-sime</text:p>
          </table:table-cell>
          <table:table-cell/>
          <table:table-cell office:value-type="string" calcext:value-type="string">
            <text:p>sime.bcs</text:p>
          </table:table-cell>
          <table:table-cell/>
          <table:table-cell office:value-type="string" calcext:value-type="string">
            <text:p>sime25.bcs</text:p>
          </table:table-cell>
          <table:table-cell/>
          <table:table-cell office:value-type="string" calcext:value-type="string">
            <text:p>sime</text:p>
          </table:table-cell>
          <table:table-cell office:value-type="string" calcext:value-type="string">
            <text:p>sime2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sujatha</text:p>
          </table:table-cell>
          <table:table-cell office:value-type="string" calcext:value-type="string">
            <text:p>Sillara</text:p>
          </table:table-cell>
          <table:table-cell office:value-type="string" calcext:value-type="string">
            <text:p>tsujatha</text:p>
          </table:table-cell>
          <table:table-cell/>
          <table:table-cell office:value-type="string" calcext:value-type="string">
            <text:p>btsujat.dlg</text:p>
          </table:table-cell>
          <table:table-cell/>
          <table:table-cell office:value-type="string" calcext:value-type="string">
            <text:p>btsuja25.dlg</text:p>
          </table:table-cell>
          <table:table-cell/>
          <table:table-cell office:value-type="string" calcext:value-type="string">
            <text:p>tsujath</text:p>
          </table:table-cell>
          <table:table-cell office:value-type="string" calcext:value-type="string">
            <text:p>tsujat2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suki</text:p>
          </table:table-cell>
          <table:table-cell office:value-type="string" calcext:value-type="string">
            <text:p>theacefes</text:p>
          </table:table-cell>
          <table:table-cell office:value-type="string" calcext:value-type="string">
            <text:p>tsuki</text:p>
          </table:table-cell>
          <table:table-cell/>
          <table:table-cell office:value-type="string" calcext:value-type="string">
            <text:p>l7tsukib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yris Flare</text:p>
          </table:table-cell>
          <table:table-cell office:value-type="string" calcext:value-type="string">
            <text:p>Grim Squeaker</text:p>
          </table:table-cell>
          <table:table-cell office:value-type="string" calcext:value-type="string">
            <text:p>tyris-flare</text:p>
          </table:table-cell>
          <table:table-cell/>
          <table:table-cell office:value-type="string" calcext:value-type="string">
            <text:p>g#tyris.bcs</text:p>
          </table:table-cell>
          <table:table-cell/>
          <table:table-cell office:value-type="string" calcext:value-type="string">
            <text:p>g#tyrs25.bcs</text:p>
          </table:table-cell>
          <table:table-cell/>
          <table:table-cell office:value-type="string" calcext:value-type="string">
            <text:p>g#tyris</text:p>
          </table:table-cell>
          <table:table-cell office:value-type="string" calcext:value-type="string">
            <text:p>g#tyrs2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Valen</text:p>
          </table:table-cell>
          <table:table-cell office:value-type="string" calcext:value-type="string">
            <text:p>Wes Weimer</text:p>
          </table:table-cell>
          <table:table-cell office:value-type="string" calcext:value-type="string">
            <text:p>valen</text:p>
          </table:table-cell>
          <table:table-cell/>
          <table:table-cell office:value-type="string" calcext:value-type="string">
            <text:p>valenj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arshoon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varshoon</text:p>
          </table:table-cell>
          <table:table-cell/>
          <table:table-cell office:value-type="string" calcext:value-type="string">
            <text:p>vxvarb.dlg</text:p>
          </table:table-cell>
          <table:table-cell/>
          <table:table-cell office:value-type="string" calcext:value-type="string">
            <text:p>vxvar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Verr’Sza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verrsza</text:p>
          </table:table-cell>
          <table:table-cell/>
          <table:table-cell office:value-type="string" calcext:value-type="string">
            <text:p>l#2verrb.dlg</text:p>
          </table:table-cell>
          <table:table-cell/>
          <table:table-cell office:value-type="string" calcext:value-type="string">
            <text:p>l#2ve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Walahnan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walahnan</text:p>
          </table:table-cell>
          <table:table-cell/>
          <table:table-cell office:value-type="string" calcext:value-type="string">
            <text:p>l#2whb.dlg</text:p>
          </table:table-cell>
          <table:table-cell/>
          <table:table-cell office:value-type="string" calcext:value-type="string">
            <text:p>l#2wh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Wikaede</text:p>
          </table:table-cell>
          <table:table-cell office:value-type="string" calcext:value-type="string">
            <text:p>Moongaze</text:p>
          </table:table-cell>
          <table:table-cell office:value-type="string" calcext:value-type="string">
            <text:p>wikaede</text:p>
          </table:table-cell>
          <table:table-cell/>
          <table:table-cell office:value-type="string" calcext:value-type="string">
            <text:p>bmgwika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Will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will</text:p>
          </table:table-cell>
          <table:table-cell/>
          <table:table-cell office:value-type="string" calcext:value-type="string">
            <text:p>l0willb.dlg</text:p>
          </table:table-cell>
          <table:table-cell/>
          <table:table-cell office:value-type="string" calcext:value-type="string">
            <text:p>l0wil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Willie Bruce</text:p>
          </table:table-cell>
          <table:table-cell office:value-type="string" calcext:value-type="string">
            <text:p>nethrin</text:p>
          </table:table-cell>
          <table:table-cell office:value-type="string" calcext:value-type="string">
            <text:p>williebruce</text:p>
          </table:table-cell>
          <table:table-cell/>
          <table:table-cell office:value-type="string" calcext:value-type="string">
            <text:p>bwillyb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Wilson Chronicles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wilson</text:p>
          </table:table-cell>
          <table:table-cell/>
          <table:table-cell office:value-type="string" calcext:value-type="string">
            <text:p>l#wilwis.c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an</text:p>
          </table:table-cell>
          <table:table-cell office:value-type="string" calcext:value-type="string">
            <text:p>Kulyok</text:p>
          </table:table-cell>
          <table:table-cell office:value-type="string" calcext:value-type="string">
            <text:p>xan</text:p>
          </table:table-cell>
          <table:table-cell/>
          <table:table-cell office:value-type="string" calcext:value-type="string">
            <text:p>o#xan.dlg</text:p>
          </table:table-cell>
          <table:table-cell/>
          <table:table-cell office:value-type="string" calcext:value-type="string">
            <text:p>o#xan25.dlg</text:p>
          </table:table-cell>
          <table:table-cell/>
          <table:table-cell office:value-type="string" calcext:value-type="string">
            <text:p>o#xans</text:p>
          </table:table-cell>
          <table:table-cell office:value-type="string" calcext:value-type="string">
            <text:p>o#xan25s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Xulaye</text:p>
          </table:table-cell>
          <table:table-cell office:value-type="string" calcext:value-type="string">
            <text:p>K'aeloree, Riviera, Bookwyrme</text:p>
          </table:table-cell>
          <table:table-cell office:value-type="string" calcext:value-type="string">
            <text:p>xulaye</text:p>
          </table:table-cell>
          <table:table-cell/>
          <table:table-cell office:value-type="string" calcext:value-type="string">
            <text:p>blk#xul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zar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xzar</text:p>
          </table:table-cell>
          <table:table-cell/>
          <table:table-cell office:value-type="string" calcext:value-type="string">
            <text:p>7xxzarb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zar and Montaron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xzarmontaron</text:p>
          </table:table-cell>
          <table:table-cell/>
          <table:table-cell office:value-type="string" calcext:value-type="string">
            <text:p>l#xzab.dlg</text:p>
          </table:table-cell>
          <table:table-cell/>
          <table:table-cell office:value-type="string" calcext:value-type="string">
            <text:p>l#xza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Xzele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xzele</text:p>
          </table:table-cell>
          <table:table-cell/>
          <table:table-cell office:value-type="string" calcext:value-type="string">
            <text:p>l#xzeb.dlg</text:p>
          </table:table-cell>
          <table:table-cell/>
          <table:table-cell office:value-type="string" calcext:value-type="string">
            <text:p>l#xze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Yasraena</text:p>
          </table:table-cell>
          <table:table-cell office:value-type="string" calcext:value-type="string">
            <text:p>Sillara</text:p>
          </table:table-cell>
          <table:table-cell office:value-type="string" calcext:value-type="string">
            <text:p>yasraena</text:p>
          </table:table-cell>
          <table:table-cell/>
          <table:table-cell office:value-type="string" calcext:value-type="string">
            <text:p>byasraen.dlg</text:p>
          </table:table-cell>
          <table:table-cell/>
          <table:table-cell office:value-type="string" calcext:value-type="string">
            <text:p>byasra25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Yeslick</text:p>
          </table:table-cell>
          <table:table-cell table:style-name="ce6" office:value-type="string" calcext:value-type="string">
            <text:p>Pixel Kaiser, K'aeloree, Lava</text:p>
          </table:table-cell>
          <table:table-cell office:value-type="string" calcext:value-type="string">
            <text:p>Yeslick-shs</text:p>
          </table:table-cell>
          <table:table-cell/>
          <table:table-cell office:value-type="string" calcext:value-type="string">
            <text:p>blk#yes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Yeslick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yeslick</text:p>
          </table:table-cell>
          <table:table-cell/>
          <table:table-cell office:value-type="string" calcext:value-type="string">
            <text:p>b7xyes.dlg</text:p>
          </table:table-cell>
          <table:table-cell/>
          <table:table-cell office:value-type="string" calcext:value-type="string">
            <text:p>blk#ye25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Yoshimo Romance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yoshimo-romance</text:p>
          </table:table-cell>
          <table:table-cell office:value-type="string" calcext:value-type="string">
            <text:p>yoshimoromance/yoshimoromance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Yoshimo’s Remorse</text:p>
          </table:table-cell>
          <table:table-cell office:value-type="string" calcext:value-type="string">
            <text:p>jmaeq, Lava</text:p>
          </table:table-cell>
          <table:table-cell office:value-type="string" calcext:value-type="string">
            <text:p>yoshimo-remorse</text:p>
          </table:table-cell>
          <table:table-cell table:number-columns-repeated="3"/>
          <table:table-cell office:value-type="string" calcext:value-type="string">
            <text:p>yyosh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Yvette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yvette</text:p>
          </table:table-cell>
          <table:table-cell/>
          <table:table-cell office:value-type="string" calcext:value-type="string">
            <text:p>yxyveb.dlg</text:p>
          </table:table-cell>
          <table:table-cell/>
          <table:table-cell office:value-type="string" calcext:value-type="string">
            <text:p>yxyv25b.dlg</text:p>
          </table:table-cell>
          <table:table-cell table:number-columns-repeated="1016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r mod__array" table:style-name="ta1">
        <table:table-column table:style-name="co14" table:default-cell-style-name="ce7"/>
        <table:table-row table:style-name="ro2">
          <table:table-cell table:formula="of:=CONCATENATE([$'master input'.A1];&quot;  ~&quot;;[$'master input'.B1];&quot;~, ~&quot;;[$'master input'.C1];&quot;~, ~&quot;;[$'master input'.D1];&quot;~, ~&quot;;[$'master input'.E1];&quot;~, ~&quot;;[$'master input'.F1];&quot;~, ~&quot;;[$'master input'.G1];&quot;~, ~&quot;;[$'master input'.H1];&quot;~, ~&quot;;[$'master input'.I1];&quot;~, ~&quot;;[$'master input'.J1];&quot;~, ~&quot;;[$'master input'.K1];&quot;~ =&gt; ~-1~ // &quot;;[$'master input'.L1])" office:value-type="string" office:string-value="//  ~0 Mod Name~, ~1 Author~, ~2 short name~, ~3 tp2~, ~4 soa file~, ~5 SoA comp#~, ~6  tob file~, ~7 ToB comp#~, ~8 RC SoA~, ~9 RC ToB~ =&gt; ~-1~ // Comments" calcext:value-type="string">
            <text:p>// <text:s/>~0 Mod Name~, ~1 Author~, ~2 short name~, ~3 tp2~, ~4 soa file~, ~5 SoA comp#~, ~6 <text:s/>tob file~, ~7 ToB comp#~, ~8 RC SoA~, ~9 RC ToB~ =&gt; ~-1~ // Comments</text:p>
          </table:table-cell>
        </table:table-row>
        <table:table-row table:style-name="ro2">
          <table:table-cell table:formula="of:=CONCATENATE([$'master input'.A2];&quot;  ~&quot;;[$'master input'.B2];&quot;~, ~&quot;;[$'master input'.C2];&quot;~, ~&quot;;[$'master input'.D2];&quot;~, ~&quot;;[$'master input'.E2];&quot;~, ~&quot;;[$'master input'.F2];&quot;~, ~&quot;;[$'master input'.G2];&quot;~, ~&quot;;[$'master input'.H2];&quot;~, ~&quot;;[$'master input'.I2];&quot;~, ~&quot;;[$'master input'.J2];&quot;~, ~&quot;;[$'master input'.K2];&quot;~ =&gt; ~-1~ // &quot;;[$'master input'.L2])" office:value-type="string" office:string-value="  ~Adrian~, ~Rhaella~, ~adrian~, ~~, ~rh#adr.dlg~, ~~, ~rh#ad25.dlg~, ~~, ~~, ~~ =&gt; ~-1~ // " calcext:value-type="string">
            <text:p><text:s text:c="2"/>~Adrian~, ~Rhaella~, ~adrian~, ~~, ~rh#adr.dlg~, ~~, ~rh#ad25.dlg~, ~~, ~~, ~~ =&gt; ~-1~ // </text:p>
          </table:table-cell>
        </table:table-row>
        <table:table-row table:style-name="ro2">
          <table:table-cell table:formula="of:=CONCATENATE([$'master input'.A3];&quot;  ~&quot;;[$'master input'.B3];&quot;~, ~&quot;;[$'master input'.C3];&quot;~, ~&quot;;[$'master input'.D3];&quot;~, ~&quot;;[$'master input'.E3];&quot;~, ~&quot;;[$'master input'.F3];&quot;~, ~&quot;;[$'master input'.G3];&quot;~, ~&quot;;[$'master input'.H3];&quot;~, ~&quot;;[$'master input'.I3];&quot;~, ~&quot;;[$'master input'.J3];&quot;~, ~&quot;;[$'master input'.K3];&quot;~ =&gt; ~-1~ // &quot;;[$'master input'.L3])" office:value-type="string" office:string-value="  ~Aeon~, ~Lava~, ~aeon~, ~~, ~1xaeonb.dlg~, ~~, ~~, ~~, ~~, ~~ =&gt; ~-1~ // " calcext:value-type="string">
            <text:p><text:s text:c="2"/>~Aeon~, ~Lava~, ~aeon~, ~~, ~1xaeonb.dlg~, ~~, ~~, ~~, ~~, ~~ =&gt; ~-1~ // </text:p>
          </table:table-cell>
        </table:table-row>
        <table:table-row table:style-name="ro2">
          <table:table-cell table:formula="of:=CONCATENATE([$'master input'.A4];&quot;  ~&quot;;[$'master input'.B4];&quot;~, ~&quot;;[$'master input'.C4];&quot;~, ~&quot;;[$'master input'.D4];&quot;~, ~&quot;;[$'master input'.E4];&quot;~, ~&quot;;[$'master input'.F4];&quot;~, ~&quot;;[$'master input'.G4];&quot;~, ~&quot;;[$'master input'.H4];&quot;~, ~&quot;;[$'master input'.I4];&quot;~, ~&quot;;[$'master input'.J4];&quot;~, ~&quot;;[$'master input'.K4];&quot;~ =&gt; ~-1~ // &quot;;[$'master input'.L4])" office:value-type="string" office:string-value="  ~Afu-Zuuvi~, ~Lava~, ~afuzuuvi~, ~~, ~l#afub.dlg~, ~~, ~l#afu25b.dlg~, ~~, ~~, ~~ =&gt; ~-1~ // " calcext:value-type="string">
            <text:p><text:s text:c="2"/>~Afu-Zuuvi~, ~Lava~, ~afuzuuvi~, ~~, ~l#afub.dlg~, ~~, ~l#afu25b.dlg~, ~~, ~~, ~~ =&gt; ~-1~ // </text:p>
          </table:table-cell>
        </table:table-row>
        <table:table-row table:style-name="ro2">
          <table:table-cell table:formula="of:=CONCATENATE([$'master input'.A5];&quot;  ~&quot;;[$'master input'.B5];&quot;~, ~&quot;;[$'master input'.C5];&quot;~, ~&quot;;[$'master input'.D5];&quot;~, ~&quot;;[$'master input'.E5];&quot;~, ~&quot;;[$'master input'.F5];&quot;~, ~&quot;;[$'master input'.G5];&quot;~, ~&quot;;[$'master input'.H5];&quot;~, ~&quot;;[$'master input'.I5];&quot;~, ~&quot;;[$'master input'.J5];&quot;~, ~&quot;;[$'master input'.K5];&quot;~ =&gt; ~-1~ // &quot;;[$'master input'.L5])" office:value-type="string" office:string-value="  ~Ajantis~, ~jastey~, ~ajantis~, ~~, ~c#ajanb.dlg~, ~~, ~c#aja25b.dlg~, ~~, ~c#ajan~, ~c#ajan25~ =&gt; ~-1~ // " calcext:value-type="string">
            <text:p><text:s text:c="2"/>~Ajantis~, ~jastey~, ~ajantis~, ~~, ~c#ajanb.dlg~, ~~, ~c#aja25b.dlg~, ~~, ~c#ajan~, ~c#ajan25~ =&gt; ~-1~ // </text:p>
          </table:table-cell>
        </table:table-row>
        <table:table-row table:style-name="ro2">
          <table:table-cell table:formula="of:=CONCATENATE([$'master input'.A6];&quot;  ~&quot;;[$'master input'.B6];&quot;~, ~&quot;;[$'master input'.C6];&quot;~, ~&quot;;[$'master input'.D6];&quot;~, ~&quot;;[$'master input'.E6];&quot;~, ~&quot;;[$'master input'.F6];&quot;~, ~&quot;;[$'master input'.G6];&quot;~, ~&quot;;[$'master input'.H6];&quot;~, ~&quot;;[$'master input'.I6];&quot;~, ~&quot;;[$'master input'.J6];&quot;~, ~&quot;;[$'master input'.K6];&quot;~ =&gt; ~-1~ // &quot;;[$'master input'.L6])" office:value-type="string" office:string-value="  ~Ajantis~, ~Smiling Imp~, ~ajantis-imp~, ~~, ~7xskib.dlg~, ~~, ~~, ~~, ~~, ~~ =&gt; ~-1~ // " calcext:value-type="string">
            <text:p><text:s text:c="2"/>~Ajantis~, ~Smiling Imp~, ~ajantis-imp~, ~~, ~7xskib.dlg~, ~~, ~~, ~~, ~~, ~~ =&gt; ~-1~ // </text:p>
          </table:table-cell>
        </table:table-row>
        <table:table-row table:style-name="ro2">
          <table:table-cell table:formula="of:=CONCATENATE([$'master input'.A7];&quot;  ~&quot;;[$'master input'.B7];&quot;~, ~&quot;;[$'master input'.C7];&quot;~, ~&quot;;[$'master input'.D7];&quot;~, ~&quot;;[$'master input'.E7];&quot;~, ~&quot;;[$'master input'.F7];&quot;~, ~&quot;;[$'master input'.G7];&quot;~, ~&quot;;[$'master input'.H7];&quot;~, ~&quot;;[$'master input'.I7];&quot;~, ~&quot;;[$'master input'.J7];&quot;~, ~&quot;;[$'master input'.K7];&quot;~ =&gt; ~-1~ // &quot;;[$'master input'.L7])" office:value-type="string" office:string-value="  ~Alassa~, ~SimDing0~, ~alassa~, ~~, ~bd0alas.dlg~, ~~, ~~, ~~, ~~, ~~ =&gt; ~-1~ // " calcext:value-type="string">
            <text:p><text:s text:c="2"/>~Alassa~, ~SimDing0~, ~alassa~, ~~, ~bd0alas.dlg~, ~~, ~~, ~~, ~~, ~~ =&gt; ~-1~ // </text:p>
          </table:table-cell>
        </table:table-row>
        <table:table-row table:style-name="ro2">
          <table:table-cell table:formula="of:=CONCATENATE([$'master input'.A8];&quot;  ~&quot;;[$'master input'.B8];&quot;~, ~&quot;;[$'master input'.C8];&quot;~, ~&quot;;[$'master input'.D8];&quot;~, ~&quot;;[$'master input'.E8];&quot;~, ~&quot;;[$'master input'.F8];&quot;~, ~&quot;;[$'master input'.G8];&quot;~, ~&quot;;[$'master input'.H8];&quot;~, ~&quot;;[$'master input'.I8];&quot;~, ~&quot;;[$'master input'.J8];&quot;~, ~&quot;;[$'master input'.K8];&quot;~ =&gt; ~-1~ // &quot;;[$'master input'.L8])" office:value-type="string" office:string-value="  ~Allison~, ~Rastor~, ~allison~, ~~, ~r#allisb.dlg~, ~~, ~~, ~~, ~~, ~~ =&gt; ~-1~ // " calcext:value-type="string">
            <text:p><text:s text:c="2"/>~Allison~, ~Rastor~, ~allison~, ~~, ~r#allisb.dlg~, ~~, ~~, ~~, ~~, ~~ =&gt; ~-1~ // </text:p>
          </table:table-cell>
        </table:table-row>
        <table:table-row table:style-name="ro2">
          <table:table-cell table:formula="of:=CONCATENATE([$'master input'.A9];&quot;  ~&quot;;[$'master input'.B9];&quot;~, ~&quot;;[$'master input'.C9];&quot;~, ~&quot;;[$'master input'.D9];&quot;~, ~&quot;;[$'master input'.E9];&quot;~, ~&quot;;[$'master input'.F9];&quot;~, ~&quot;;[$'master input'.G9];&quot;~, ~&quot;;[$'master input'.H9];&quot;~, ~&quot;;[$'master input'.I9];&quot;~, ~&quot;;[$'master input'.J9];&quot;~, ~&quot;;[$'master input'.K9];&quot;~ =&gt; ~-1~ // &quot;;[$'master input'.L9])" office:value-type="string" office:string-value="  ~Alora~, ~Smiling Imp~, ~alora~, ~~, ~7xalorab.dlg~, ~~, ~~, ~~, ~~, ~~ =&gt; ~-1~ // " calcext:value-type="string">
            <text:p><text:s text:c="2"/>~Alora~, ~Smiling Imp~, ~alora~, ~~, ~7xalorab.dlg~, ~~, ~~, ~~, ~~, ~~ =&gt; ~-1~ // </text:p>
          </table:table-cell>
        </table:table-row>
        <table:table-row table:style-name="ro2">
          <table:table-cell table:formula="of:=CONCATENATE([$'master input'.A10];&quot;  ~&quot;;[$'master input'.B10];&quot;~, ~&quot;;[$'master input'.C10];&quot;~, ~&quot;;[$'master input'.D10];&quot;~, ~&quot;;[$'master input'.E10];&quot;~, ~&quot;;[$'master input'.F10];&quot;~, ~&quot;;[$'master input'.G10];&quot;~, ~&quot;;[$'master input'.H10];&quot;~, ~&quot;;[$'master input'.I10];&quot;~, ~&quot;;[$'master input'.J10];&quot;~, ~&quot;;[$'master input'.K10];&quot;~ =&gt; ~-1~ // &quot;;[$'master input'.L10])" office:value-type="string" office:string-value="  ~Alternatives~, ~berelinde~, ~alternatives~, ~~, ~b!aster.dlg~, ~~, ~~, ~~, ~~, ~~ =&gt; ~-1~ // " calcext:value-type="string">
            <text:p><text:s text:c="2"/>~Alternatives~, ~berelinde~, ~alternatives~, ~~, ~b!aster.dlg~, ~~, ~~, ~~, ~~, ~~ =&gt; ~-1~ // </text:p>
          </table:table-cell>
        </table:table-row>
        <table:table-row table:style-name="ro2">
          <table:table-cell table:formula="of:=CONCATENATE([$'master input'.A11];&quot;  ~&quot;;[$'master input'.B11];&quot;~, ~&quot;;[$'master input'.C11];&quot;~, ~&quot;;[$'master input'.D11];&quot;~, ~&quot;;[$'master input'.E11];&quot;~, ~&quot;;[$'master input'.F11];&quot;~, ~&quot;;[$'master input'.G11];&quot;~, ~&quot;;[$'master input'.H11];&quot;~, ~&quot;;[$'master input'.I11];&quot;~, ~&quot;;[$'master input'.J11];&quot;~, ~&quot;;[$'master input'.K11];&quot;~ =&gt; ~-1~ // &quot;;[$'master input'.L11])" office:value-type="string" office:string-value="  ~Amber~, ~Meira &amp; Darios~, ~amber~, ~~, ~bm#amber.dlg~, ~~, ~~, ~~, ~m#amber~, ~~ =&gt; ~-1~ // " calcext:value-type="string">
            <text:p><text:s text:c="2"/>~Amber~, ~Meira &amp; Darios~, ~amber~, ~~, ~bm#amber.dlg~, ~~, ~~, ~~, ~m#amber~, ~~ =&gt; ~-1~ // </text:p>
          </table:table-cell>
        </table:table-row>
        <table:table-row table:style-name="ro2">
          <table:table-cell table:formula="of:=CONCATENATE([$'master input'.A12];&quot;  ~&quot;;[$'master input'.B12];&quot;~, ~&quot;;[$'master input'.C12];&quot;~, ~&quot;;[$'master input'.D12];&quot;~, ~&quot;;[$'master input'.E12];&quot;~, ~&quot;;[$'master input'.F12];&quot;~, ~&quot;;[$'master input'.G12];&quot;~, ~&quot;;[$'master input'.H12];&quot;~, ~&quot;;[$'master input'.I12];&quot;~, ~&quot;;[$'master input'.J12];&quot;~, ~&quot;;[$'master input'.K12];&quot;~ =&gt; ~-1~ // &quot;;[$'master input'.L12])" office:value-type="string" office:string-value="  ~Angelo~, ~Sister Vigilante, Kulyok~, ~angelo~, ~~, ~badangel.dlg~, ~~, ~adang25.dlg~, ~~, ~adangel~, ~adang25~ =&gt; ~-1~ // " calcext:value-type="string">
            <text:p><text:s text:c="2"/>~Angelo~, ~Sister Vigilante, Kulyok~, ~angelo~, ~~, ~badangel.dlg~, ~~, ~adang25.dlg~, ~~, ~adangel~, ~adang25~ =&gt; ~-1~ // </text:p>
          </table:table-cell>
        </table:table-row>
        <table:table-row table:style-name="ro2">
          <table:table-cell table:formula="of:=CONCATENATE([$'master input'.A13];&quot;  ~&quot;;[$'master input'.B13];&quot;~, ~&quot;;[$'master input'.C13];&quot;~, ~&quot;;[$'master input'.D13];&quot;~, ~&quot;;[$'master input'.E13];&quot;~, ~&quot;;[$'master input'.F13];&quot;~, ~&quot;;[$'master input'.G13];&quot;~, ~&quot;;[$'master input'.H13];&quot;~, ~&quot;;[$'master input'.I13];&quot;~, ~&quot;;[$'master input'.J13];&quot;~, ~&quot;;[$'master input'.K13];&quot;~ =&gt; ~-1~ // &quot;;[$'master input'.L13])" office:value-type="string" office:string-value="  ~Aran Whitehand~, ~cmorgan~, ~aran~, ~~, ~c-aranb.dlg~, ~~, ~c-arn25b.dlg~, ~~, ~~, ~~ =&gt; ~-1~ // " calcext:value-type="string">
            <text:p><text:s text:c="2"/>~Aran Whitehand~, ~cmorgan~, ~aran~, ~~, ~c-aranb.dlg~, ~~, ~c-arn25b.dlg~, ~~, ~~, ~~ =&gt; ~-1~ // </text:p>
          </table:table-cell>
        </table:table-row>
        <table:table-row table:style-name="ro2">
          <table:table-cell table:formula="of:=CONCATENATE([$'master input'.A14];&quot;  ~&quot;;[$'master input'.B14];&quot;~, ~&quot;;[$'master input'.C14];&quot;~, ~&quot;;[$'master input'.D14];&quot;~, ~&quot;;[$'master input'.E14];&quot;~, ~&quot;;[$'master input'.F14];&quot;~, ~&quot;;[$'master input'.G14];&quot;~, ~&quot;;[$'master input'.H14];&quot;~, ~&quot;;[$'master input'.I14];&quot;~, ~&quot;;[$'master input'.J14];&quot;~, ~&quot;;[$'master input'.K14];&quot;~ =&gt; ~-1~ // &quot;;[$'master input'.L14])" office:value-type="string" office:string-value="  ~Arath~, ~K'aeloree~, ~arath~, ~~, ~blk#arat.dlg~, ~~, ~blk#ar25.dlg~, ~~, ~~, ~~ =&gt; ~-1~ // " calcext:value-type="string">
            <text:p><text:s text:c="2"/>~Arath~, ~K'aeloree~, ~arath~, ~~, ~blk#arat.dlg~, ~~, ~blk#ar25.dlg~, ~~, ~~, ~~ =&gt; ~-1~ // </text:p>
          </table:table-cell>
        </table:table-row>
        <table:table-row table:style-name="ro2">
          <table:table-cell table:formula="of:=CONCATENATE([$'master input'.A15];&quot;  ~&quot;;[$'master input'.B15];&quot;~, ~&quot;;[$'master input'.C15];&quot;~, ~&quot;;[$'master input'.D15];&quot;~, ~&quot;;[$'master input'.E15];&quot;~, ~&quot;;[$'master input'.F15];&quot;~, ~&quot;;[$'master input'.G15];&quot;~, ~&quot;;[$'master input'.H15];&quot;~, ~&quot;;[$'master input'.I15];&quot;~, ~&quot;;[$'master input'.J15];&quot;~, ~&quot;;[$'master input'.K15];&quot;~ =&gt; ~-1~ // &quot;;[$'master input'.L15])" office:value-type="string" office:string-value="  ~Auren Aseph~, ~theacefes~, ~auren~, ~~, ~k#aurenb.dlg~, ~~, ~k#aur25b.dlg~, ~~, ~~, ~~ =&gt; ~-1~ // " calcext:value-type="string">
            <text:p><text:s text:c="2"/>~Auren Aseph~, ~theacefes~, ~auren~, ~~, ~k#aurenb.dlg~, ~~, ~k#aur25b.dlg~, ~~, ~~, ~~ =&gt; ~-1~ // </text:p>
          </table:table-cell>
        </table:table-row>
        <table:table-row table:style-name="ro2">
          <table:table-cell table:formula="of:=CONCATENATE([$'master input'.A16];&quot;  ~&quot;;[$'master input'.B16];&quot;~, ~&quot;;[$'master input'.C16];&quot;~, ~&quot;;[$'master input'.D16];&quot;~, ~&quot;;[$'master input'.E16];&quot;~, ~&quot;;[$'master input'.F16];&quot;~, ~&quot;;[$'master input'.G16];&quot;~, ~&quot;;[$'master input'.H16];&quot;~, ~&quot;;[$'master input'.I16];&quot;~, ~&quot;;[$'master input'.J16];&quot;~, ~&quot;;[$'master input'.K16];&quot;~ =&gt; ~-1~ // &quot;;[$'master input'.L16])" office:value-type="string" office:string-value="  ~Azrael~, ~Leutian~, ~azrael~, ~~, ~m#azrael.dlg~, ~~, ~~, ~~, ~~, ~~ =&gt; ~-1~ // " calcext:value-type="string">
            <text:p><text:s text:c="2"/>~Azrael~, ~Leutian~, ~azrael~, ~~, ~m#azrael.dlg~, ~~, ~~, ~~, ~~, ~~ =&gt; ~-1~ // </text:p>
          </table:table-cell>
        </table:table-row>
        <table:table-row table:style-name="ro2">
          <table:table-cell table:formula="of:=CONCATENATE([$'master input'.A17];&quot;  ~&quot;;[$'master input'.B17];&quot;~, ~&quot;;[$'master input'.C17];&quot;~, ~&quot;;[$'master input'.D17];&quot;~, ~&quot;;[$'master input'.E17];&quot;~, ~&quot;;[$'master input'.F17];&quot;~, ~&quot;;[$'master input'.G17];&quot;~, ~&quot;;[$'master input'.H17];&quot;~, ~&quot;;[$'master input'.I17];&quot;~, ~&quot;;[$'master input'.J17];&quot;~, ~&quot;;[$'master input'.K17];&quot;~ =&gt; ~-1~ // &quot;;[$'master input'.L17])" office:value-type="string" office:string-value="  ~Beaurin Legacy [Hidden NPC]~, ~jmaeq~, ~beaurin-legacy-hidden~, ~~, ~qi#elab.dlg~, ~~, ~qi#e25b.dlg~, ~~, ~~, ~~ =&gt; ~-1~ // " calcext:value-type="string">
            <text:p><text:s text:c="2"/>~Beaurin Legacy [Hidden NPC]~, ~jmaeq~, ~beaurin-legacy-hidden~, ~~, ~qi#elab.dlg~, ~~, ~qi#e25b.dlg~, ~~, ~~, ~~ =&gt; ~-1~ // </text:p>
          </table:table-cell>
        </table:table-row>
        <table:table-row table:style-name="ro2">
          <table:table-cell table:formula="of:=CONCATENATE([$'master input'.A18];&quot;  ~&quot;;[$'master input'.B18];&quot;~, ~&quot;;[$'master input'.C18];&quot;~, ~&quot;;[$'master input'.D18];&quot;~, ~&quot;;[$'master input'.E18];&quot;~, ~&quot;;[$'master input'.F18];&quot;~, ~&quot;;[$'master input'.G18];&quot;~, ~&quot;;[$'master input'.H18];&quot;~, ~&quot;;[$'master input'.I18];&quot;~, ~&quot;;[$'master input'.J18];&quot;~, ~&quot;;[$'master input'.K18];&quot;~ =&gt; ~-1~ // &quot;;[$'master input'.L18])" office:value-type="string" office:string-value="  ~Beaurin Legacy [Minyae]~, ~jmaeq~, ~beaurin-legacy~, ~~, ~qi#mib.dlg~, ~~, ~qi#m25b.dlg~, ~~, ~~, ~~ =&gt; ~-1~ // " calcext:value-type="string">
            <text:p><text:s text:c="2"/>~Beaurin Legacy [Minyae]~, ~jmaeq~, ~beaurin-legacy~, ~~, ~qi#mib.dlg~, ~~, ~qi#m25b.dlg~, ~~, ~~, ~~ =&gt; ~-1~ // </text:p>
          </table:table-cell>
        </table:table-row>
        <table:table-row table:style-name="ro2">
          <table:table-cell table:formula="of:=CONCATENATE([$'master input'.A19];&quot;  ~&quot;;[$'master input'.B19];&quot;~, ~&quot;;[$'master input'.C19];&quot;~, ~&quot;;[$'master input'.D19];&quot;~, ~&quot;;[$'master input'.E19];&quot;~, ~&quot;;[$'master input'.F19];&quot;~, ~&quot;;[$'master input'.G19];&quot;~, ~&quot;;[$'master input'.H19];&quot;~, ~&quot;;[$'master input'.I19];&quot;~, ~&quot;;[$'master input'.J19];&quot;~, ~&quot;;[$'master input'.K19];&quot;~ =&gt; ~-1~ // &quot;;[$'master input'.L19])" office:value-type="string" office:string-value="  ~Biddekelorak~, ~nethrin~, ~biddekelorak~, ~~, ~bbidde.dlg~, ~~, ~~, ~~, ~~, ~~ =&gt; ~-1~ // " calcext:value-type="string">
            <text:p><text:s text:c="2"/>~Biddekelorak~, ~nethrin~, ~biddekelorak~, ~~, ~bbidde.dlg~, ~~, ~~, ~~, ~~, ~~ =&gt; ~-1~ // </text:p>
          </table:table-cell>
        </table:table-row>
        <table:table-row table:style-name="ro2">
          <table:table-cell table:formula="of:=CONCATENATE([$'master input'.A20];&quot;  ~&quot;;[$'master input'.B20];&quot;~, ~&quot;;[$'master input'.C20];&quot;~, ~&quot;;[$'master input'.D20];&quot;~, ~&quot;;[$'master input'.E20];&quot;~, ~&quot;;[$'master input'.F20];&quot;~, ~&quot;;[$'master input'.G20];&quot;~, ~&quot;;[$'master input'.H20];&quot;~, ~&quot;;[$'master input'.I20];&quot;~, ~&quot;;[$'master input'.J20];&quot;~, ~&quot;;[$'master input'.K20];&quot;~ =&gt; ~-1~ // &quot;;[$'master input'.L20])" office:value-type="string" office:string-value="  ~Branwen~, ~Kulyok~, ~branwen~, ~~, ~o#bbran.dlg~, ~~, ~o#bbra25.dlg~, ~~, ~~, ~~ =&gt; ~-1~ // " calcext:value-type="string">
            <text:p><text:s text:c="2"/>~Branwen~, ~Kulyok~, ~branwen~, ~~, ~o#bbran.dlg~, ~~, ~o#bbra25.dlg~, ~~, ~~, ~~ =&gt; ~-1~ // </text:p>
          </table:table-cell>
        </table:table-row>
        <table:table-row table:style-name="ro2">
          <table:table-cell table:formula="of:=CONCATENATE([$'master input'.A21];&quot;  ~&quot;;[$'master input'.B21];&quot;~, ~&quot;;[$'master input'.C21];&quot;~, ~&quot;;[$'master input'.D21];&quot;~, ~&quot;;[$'master input'.E21];&quot;~, ~&quot;;[$'master input'.F21];&quot;~, ~&quot;;[$'master input'.G21];&quot;~, ~&quot;;[$'master input'.H21];&quot;~, ~&quot;;[$'master input'.I21];&quot;~, ~&quot;;[$'master input'.J21];&quot;~, ~&quot;;[$'master input'.K21];&quot;~ =&gt; ~-1~ // &quot;;[$'master input'.L21])" office:value-type="string" office:string-value="  ~Branwen~, ~Smiling Imp~, ~branwen-imp~, ~~, ~7xbranb.dlg~, ~~, ~~, ~~, ~~, ~~ =&gt; ~-1~ // " calcext:value-type="string">
            <text:p><text:s text:c="2"/>~Branwen~, ~Smiling Imp~, ~branwen-imp~, ~~, ~7xbranb.dlg~, ~~, ~~, ~~, ~~, ~~ =&gt; ~-1~ // </text:p>
          </table:table-cell>
        </table:table-row>
        <table:table-row table:style-name="ro2">
          <table:table-cell table:formula="of:=CONCATENATE([$'master input'.A22];&quot;  ~&quot;;[$'master input'.B22];&quot;~, ~&quot;;[$'master input'.C22];&quot;~, ~&quot;;[$'master input'.D22];&quot;~, ~&quot;;[$'master input'.E22];&quot;~, ~&quot;;[$'master input'.F22];&quot;~, ~&quot;;[$'master input'.G22];&quot;~, ~&quot;;[$'master input'.H22];&quot;~, ~&quot;;[$'master input'.I22];&quot;~, ~&quot;;[$'master input'.J22];&quot;~, ~&quot;;[$'master input'.K22];&quot;~ =&gt; ~-1~ // &quot;;[$'master input'.L22])" office:value-type="string" office:string-value="  ~Chloe~, ~Lucythebeast~, ~chloe~, ~~, ~chloe.bcs~, ~~, ~~, ~~, ~chloe~, ~~ =&gt; ~-1~ // " calcext:value-type="string">
            <text:p><text:s text:c="2"/>~Chloe~, ~Lucythebeast~, ~chloe~, ~~, ~chloe.bcs~, ~~, ~~, ~~, ~chloe~, ~~ =&gt; ~-1~ // </text:p>
          </table:table-cell>
        </table:table-row>
        <table:table-row table:style-name="ro2">
          <table:table-cell table:formula="of:=CONCATENATE([$'master input'.A23];&quot;  ~&quot;;[$'master input'.B23];&quot;~, ~&quot;;[$'master input'.C23];&quot;~, ~&quot;;[$'master input'.D23];&quot;~, ~&quot;;[$'master input'.E23];&quot;~, ~&quot;;[$'master input'.F23];&quot;~, ~&quot;;[$'master input'.G23];&quot;~, ~&quot;;[$'master input'.H23];&quot;~, ~&quot;;[$'master input'.I23];&quot;~, ~&quot;;[$'master input'.J23];&quot;~, ~&quot;;[$'master input'.K23];&quot;~ =&gt; ~-1~ // &quot;;[$'master input'.L23])" office:value-type="string" office:string-value="  ~Coran~, ~Kulyok~, ~coran~, ~~, ~o#coran.dlg~, ~~, ~bo#cor25.dlg~, ~~, ~~, ~~ =&gt; ~-1~ // " calcext:value-type="string">
            <text:p><text:s text:c="2"/>~Coran~, ~Kulyok~, ~coran~, ~~, ~o#coran.dlg~, ~~, ~bo#cor25.dlg~, ~~, ~~, ~~ =&gt; ~-1~ // </text:p>
          </table:table-cell>
        </table:table-row>
        <table:table-row table:style-name="ro2">
          <table:table-cell table:formula="of:=CONCATENATE([$'master input'.A24];&quot;  ~&quot;;[$'master input'.B24];&quot;~, ~&quot;;[$'master input'.C24];&quot;~, ~&quot;;[$'master input'.D24];&quot;~, ~&quot;;[$'master input'.E24];&quot;~, ~&quot;;[$'master input'.F24];&quot;~, ~&quot;;[$'master input'.G24];&quot;~, ~&quot;;[$'master input'.H24];&quot;~, ~&quot;;[$'master input'.I24];&quot;~, ~&quot;;[$'master input'.J24];&quot;~, ~&quot;;[$'master input'.K24];&quot;~ =&gt; ~-1~ // &quot;;[$'master input'.L24])" office:value-type="string" office:string-value="  ~Coran~, ~Smiling Imp~, ~coran-imp~, ~~, ~b7xcoran.dlg~, ~~, ~~, ~~, ~~, ~~ =&gt; ~-1~ // " calcext:value-type="string">
            <text:p><text:s text:c="2"/>~Coran~, ~Smiling Imp~, ~coran-imp~, ~~, ~b7xcoran.dlg~, ~~, ~~, ~~, ~~, ~~ =&gt; ~-1~ // </text:p>
          </table:table-cell>
        </table:table-row>
        <table:table-row table:style-name="ro2">
          <table:table-cell table:formula="of:=CONCATENATE([$'master input'.A25];&quot;  ~&quot;;[$'master input'.B25];&quot;~, ~&quot;;[$'master input'.C25];&quot;~, ~&quot;;[$'master input'.D25];&quot;~, ~&quot;;[$'master input'.E25];&quot;~, ~&quot;;[$'master input'.F25];&quot;~, ~&quot;;[$'master input'.G25];&quot;~, ~&quot;;[$'master input'.H25];&quot;~, ~&quot;;[$'master input'.I25];&quot;~, ~&quot;;[$'master input'.J25];&quot;~, ~&quot;;[$'master input'.K25];&quot;~ =&gt; ~-1~ // &quot;;[$'master input'.L25])" office:value-type="string" office:string-value="  ~Corthala Romantique~, ~Domi, Beyshaliban, Caetlyn, Meira, jastey~, ~corthala-romantique~, ~~, ~h#leon.dlg~, ~~, ~h#leon.dlg~, ~~, ~valygar~, ~VALY25~ =&gt; ~-1~ // " calcext:value-type="string">
            <text:p><text:s text:c="2"/>~Corthala Romantique~, ~Domi, Beyshaliban, Caetlyn, Meira, jastey~, ~corthala-romantique~, ~~, ~h#leon.dlg~, ~~, ~h#leon.dlg~, ~~, ~valygar~, ~VALY25~ =&gt; ~-1~ // </text:p>
          </table:table-cell>
        </table:table-row>
        <table:table-row table:style-name="ro2">
          <table:table-cell table:formula="of:=CONCATENATE([$'master input'.A26];&quot;  ~&quot;;[$'master input'.B26];&quot;~, ~&quot;;[$'master input'.C26];&quot;~, ~&quot;;[$'master input'.D26];&quot;~, ~&quot;;[$'master input'.E26];&quot;~, ~&quot;;[$'master input'.F26];&quot;~, ~&quot;;[$'master input'.G26];&quot;~, ~&quot;;[$'master input'.H26];&quot;~, ~&quot;;[$'master input'.I26];&quot;~, ~&quot;;[$'master input'.J26];&quot;~, ~&quot;;[$'master input'.K26];&quot;~ =&gt; ~-1~ // &quot;;[$'master input'.L26])" office:value-type="string" office:string-value="  ~Dace~, ~Tess Grey~, ~dace~, ~~, ~t#dace.dlg~, ~~, ~t#dac25.dlg~, ~~, ~~, ~~ =&gt; ~-1~ // " calcext:value-type="string">
            <text:p><text:s text:c="2"/>~Dace~, ~Tess Grey~, ~dace~, ~~, ~t#dace.dlg~, ~~, ~t#dac25.dlg~, ~~, ~~, ~~ =&gt; ~-1~ // </text:p>
          </table:table-cell>
        </table:table-row>
        <table:table-row table:style-name="ro2">
          <table:table-cell table:formula="of:=CONCATENATE([$'master input'.A27];&quot;  ~&quot;;[$'master input'.B27];&quot;~, ~&quot;;[$'master input'.C27];&quot;~, ~&quot;;[$'master input'.D27];&quot;~, ~&quot;;[$'master input'.E27];&quot;~, ~&quot;;[$'master input'.F27];&quot;~, ~&quot;;[$'master input'.G27];&quot;~, ~&quot;;[$'master input'.H27];&quot;~, ~&quot;;[$'master input'.I27];&quot;~, ~&quot;;[$'master input'.J27];&quot;~, ~&quot;;[$'master input'.K27];&quot;~ =&gt; ~-1~ // &quot;;[$'master input'.L27])" office:value-type="string" office:string-value="  ~Darian~, ~Tempest~, ~darian~, ~~, ~t1dar.dlg~, ~~, ~~, ~~, ~t1dar~, ~t1dar25~ =&gt; ~-1~ // " calcext:value-type="string">
            <text:p><text:s text:c="2"/>~Darian~, ~Tempest~, ~darian~, ~~, ~t1dar.dlg~, ~~, ~~, ~~, ~t1dar~, ~t1dar25~ =&gt; ~-1~ // </text:p>
          </table:table-cell>
        </table:table-row>
        <table:table-row table:style-name="ro2">
          <table:table-cell table:formula="of:=CONCATENATE([$'master input'.A28];&quot;  ~&quot;;[$'master input'.B28];&quot;~, ~&quot;;[$'master input'.C28];&quot;~, ~&quot;;[$'master input'.D28];&quot;~, ~&quot;;[$'master input'.E28];&quot;~, ~&quot;;[$'master input'.F28];&quot;~, ~&quot;;[$'master input'.G28];&quot;~, ~&quot;;[$'master input'.H28];&quot;~, ~&quot;;[$'master input'.I28];&quot;~, ~&quot;;[$'master input'.J28];&quot;~, ~&quot;;[$'master input'.K28];&quot;~ =&gt; ~-1~ // &quot;;[$'master input'.L28])" office:value-type="string" office:string-value="  ~de’Arnise Romance~, ~jcompton, Kulyok~, ~nalia-ppg~, ~~, ~pgnalbeg.cre~, ~~, ~~, ~~, ~nalia~, ~nalia25~ =&gt; ~-1~ // Adds romance conflict scripting to Nalia ToB, despite not having ToB content" calcext:value-type="string">
            <text:p><text:s text:c="2"/>~de’Arnise Romance~, ~jcompton, Kulyok~, ~nalia-ppg~, ~~, ~pgnalbeg.cre~, ~~, ~~, ~~, ~nalia~, ~nalia25~ =&gt; ~-1~ // Adds romance conflict scripting to Nalia ToB, despite not having ToB content</text:p>
          </table:table-cell>
        </table:table-row>
        <table:table-row table:style-name="ro2">
          <table:table-cell table:formula="of:=CONCATENATE([$'master input'.A29];&quot;  ~&quot;;[$'master input'.B29];&quot;~, ~&quot;;[$'master input'.C29];&quot;~, ~&quot;;[$'master input'.D29];&quot;~, ~&quot;;[$'master input'.E29];&quot;~, ~&quot;;[$'master input'.F29];&quot;~, ~&quot;;[$'master input'.G29];&quot;~, ~&quot;;[$'master input'.H29];&quot;~, ~&quot;;[$'master input'.I29];&quot;~, ~&quot;;[$'master input'.J29];&quot;~, ~&quot;;[$'master input'.K29];&quot;~ =&gt; ~-1~ // &quot;;[$'master input'.L29])" office:value-type="string" office:string-value="  ~Deekin~, ~Smiling Imp~, ~deekin~, ~~, ~bdeekin.dlg~, ~~, ~~, ~~, ~~, ~~ =&gt; ~-1~ // " calcext:value-type="string">
            <text:p><text:s text:c="2"/>~Deekin~, ~Smiling Imp~, ~deekin~, ~~, ~bdeekin.dlg~, ~~, ~~, ~~, ~~, ~~ =&gt; ~-1~ // </text:p>
          </table:table-cell>
        </table:table-row>
        <table:table-row table:style-name="ro2">
          <table:table-cell table:formula="of:=CONCATENATE([$'master input'.A30];&quot;  ~&quot;;[$'master input'.B30];&quot;~, ~&quot;;[$'master input'.C30];&quot;~, ~&quot;;[$'master input'.D30];&quot;~, ~&quot;;[$'master input'.E30];&quot;~, ~&quot;;[$'master input'.F30];&quot;~, ~&quot;;[$'master input'.G30];&quot;~, ~&quot;;[$'master input'.H30];&quot;~, ~&quot;;[$'master input'.I30];&quot;~, ~&quot;;[$'master input'.J30];&quot;~, ~&quot;;[$'master input'.K30];&quot;~ =&gt; ~-1~ // &quot;;[$'master input'.L30])" office:value-type="string" office:string-value="  ~Dvaradime~, ~Lava~, ~dvaradime~, ~~, ~l#dvab.dlg~, ~~, ~l#dva25b.dlg~, ~~, ~~, ~~ =&gt; ~-1~ // " calcext:value-type="string">
            <text:p><text:s text:c="2"/>~Dvaradime~, ~Lava~, ~dvaradime~, ~~, ~l#dvab.dlg~, ~~, ~l#dva25b.dlg~, ~~, ~~, ~~ =&gt; ~-1~ // </text:p>
          </table:table-cell>
        </table:table-row>
        <table:table-row table:style-name="ro2">
          <table:table-cell table:formula="of:=CONCATENATE([$'master input'.A31];&quot;  ~&quot;;[$'master input'.B31];&quot;~, ~&quot;;[$'master input'.C31];&quot;~, ~&quot;;[$'master input'.D31];&quot;~, ~&quot;;[$'master input'.E31];&quot;~, ~&quot;;[$'master input'.F31];&quot;~, ~&quot;;[$'master input'.G31];&quot;~, ~&quot;;[$'master input'.H31];&quot;~, ~&quot;;[$'master input'.I31];&quot;~, ~&quot;;[$'master input'.J31];&quot;~, ~&quot;;[$'master input'.K31];&quot;~ =&gt; ~-1~ // &quot;;[$'master input'.L31])" office:value-type="string" office:string-value="  ~Dynaheir~, ~Lava~, ~dynaheir~, ~~, ~l#dynb.dlg~, ~~, ~l#dyn25b.dlg~, ~~, ~~, ~~ =&gt; ~-1~ // " calcext:value-type="string">
            <text:p><text:s text:c="2"/>~Dynaheir~, ~Lava~, ~dynaheir~, ~~, ~l#dynb.dlg~, ~~, ~l#dyn25b.dlg~, ~~, ~~, ~~ =&gt; ~-1~ // </text:p>
          </table:table-cell>
        </table:table-row>
        <table:table-row table:style-name="ro2">
          <table:table-cell table:formula="of:=CONCATENATE([$'master input'.A32];&quot;  ~&quot;;[$'master input'.B32];&quot;~, ~&quot;;[$'master input'.C32];&quot;~, ~&quot;;[$'master input'.D32];&quot;~, ~&quot;;[$'master input'.E32];&quot;~, ~&quot;;[$'master input'.F32];&quot;~, ~&quot;;[$'master input'.G32];&quot;~, ~&quot;;[$'master input'.H32];&quot;~, ~&quot;;[$'master input'.I32];&quot;~, ~&quot;;[$'master input'.J32];&quot;~, ~&quot;;[$'master input'.K32];&quot;~ =&gt; ~-1~ // &quot;;[$'master input'.L32])" office:value-type="string" office:string-value="  ~Eddard~, ~Lava~, ~eddard~, ~~, ~l#2edb.dlg~, ~~, ~l#2ed25b.dlg~, ~~, ~~, ~~ =&gt; ~-1~ // " calcext:value-type="string">
            <text:p><text:s text:c="2"/>~Eddard~, ~Lava~, ~eddard~, ~~, ~l#2edb.dlg~, ~~, ~l#2ed25b.dlg~, ~~, ~~, ~~ =&gt; ~-1~ // </text:p>
          </table:table-cell>
        </table:table-row>
        <table:table-row table:style-name="ro2">
          <table:table-cell table:formula="of:=CONCATENATE([$'master input'.A33];&quot;  ~&quot;;[$'master input'.B33];&quot;~, ~&quot;;[$'master input'.C33];&quot;~, ~&quot;;[$'master input'.D33];&quot;~, ~&quot;;[$'master input'.E33];&quot;~, ~&quot;;[$'master input'.F33];&quot;~, ~&quot;;[$'master input'.G33];&quot;~, ~&quot;;[$'master input'.H33];&quot;~, ~&quot;;[$'master input'.I33];&quot;~, ~&quot;;[$'master input'.J33];&quot;~, ~&quot;;[$'master input'.K33];&quot;~ =&gt; ~-1~ // &quot;;[$'master input'.L33])" office:value-type="string" office:string-value="  ~Edwin Romance~, ~Laufey~, ~edwinromance~, ~~, ~lichring.itm~, ~~, ~~, ~~, ~~, ~~ =&gt; ~-1~ // " calcext:value-type="string">
            <text:p><text:s text:c="2"/>~Edwin Romance~, ~Laufey~, ~edwinromance~, ~~, ~lichring.itm~, ~~, ~~, ~~, ~~, ~~ =&gt; ~-1~ // </text:p>
          </table:table-cell>
        </table:table-row>
        <table:table-row table:style-name="ro2">
          <table:table-cell table:formula="of:=CONCATENATE([$'master input'.A34];&quot;  ~&quot;;[$'master input'.B34];&quot;~, ~&quot;;[$'master input'.C34];&quot;~, ~&quot;;[$'master input'.D34];&quot;~, ~&quot;;[$'master input'.E34];&quot;~, ~&quot;;[$'master input'.F34];&quot;~, ~&quot;;[$'master input'.G34];&quot;~, ~&quot;;[$'master input'.H34];&quot;~, ~&quot;;[$'master input'.I34];&quot;~, ~&quot;;[$'master input'.J34];&quot;~, ~&quot;;[$'master input'.K34];&quot;~ =&gt; ~-1~ // &quot;;[$'master input'.L34])" office:value-type="string" office:string-value="  ~Eilistaree's Song ~, ~Lava~, ~eilistraee~, ~~, ~esxmh.dlg ~, ~~, ~~, ~~, ~~, ~~ =&gt; ~-1~ // " calcext:value-type="string">
            <text:p><text:s text:c="2"/>~Eilistaree's Song ~, ~Lava~, ~eilistraee~, ~~, ~esxmh.dlg ~, ~~, ~~, ~~, ~~, ~~ =&gt; ~-1~ // </text:p>
          </table:table-cell>
        </table:table-row>
        <table:table-row table:style-name="ro2">
          <table:table-cell table:formula="of:=CONCATENATE([$'master input'.A35];&quot;  ~&quot;;[$'master input'.B35];&quot;~, ~&quot;;[$'master input'.C35];&quot;~, ~&quot;;[$'master input'.D35];&quot;~, ~&quot;;[$'master input'.E35];&quot;~, ~&quot;;[$'master input'.F35];&quot;~, ~&quot;;[$'master input'.G35];&quot;~, ~&quot;;[$'master input'.H35];&quot;~, ~&quot;;[$'master input'.I35];&quot;~, ~&quot;;[$'master input'.J35];&quot;~, ~&quot;;[$'master input'.K35];&quot;~ =&gt; ~-1~ // &quot;;[$'master input'.L35])" office:value-type="string" office:string-value="  ~Eldoth~, ~Smiling Imp~, ~eldoth~, ~~, ~b7xeldo.dlg~, ~~, ~~, ~~, ~~, ~~ =&gt; ~-1~ // " calcext:value-type="string">
            <text:p><text:s text:c="2"/>~Eldoth~, ~Smiling Imp~, ~eldoth~, ~~, ~b7xeldo.dlg~, ~~, ~~, ~~, ~~, ~~ =&gt; ~-1~ // </text:p>
          </table:table-cell>
        </table:table-row>
        <table:table-row table:style-name="ro2">
          <table:table-cell table:formula="of:=CONCATENATE([$'master input'.A36];&quot;  ~&quot;;[$'master input'.B36];&quot;~, ~&quot;;[$'master input'.C36];&quot;~, ~&quot;;[$'master input'.D36];&quot;~, ~&quot;;[$'master input'.E36];&quot;~, ~&quot;;[$'master input'.F36];&quot;~, ~&quot;;[$'master input'.G36];&quot;~, ~&quot;;[$'master input'.H36];&quot;~, ~&quot;;[$'master input'.I36];&quot;~, ~&quot;;[$'master input'.J36];&quot;~, ~&quot;;[$'master input'.K36];&quot;~ =&gt; ~-1~ // &quot;;[$'master input'.L36])" office:value-type="string" office:string-value="  ~Fade~, ~Mistress Elysia, Silmarien, Lava Del'Vortel, Kai of Candlekeep~, ~fade~, ~~, ~be3fade.dlg~, ~~, ~be3fad25.dlg~, ~~, ~e3fade~, ~e3fade25~ =&gt; ~-1~ // " calcext:value-type="string">
            <text:p><text:s text:c="2"/>~Fade~, ~Mistress Elysia, Silmarien, Lava Del'Vortel, Kai of Candlekeep~, ~fade~, ~~, ~be3fade.dlg~, ~~, ~be3fad25.dlg~, ~~, ~e3fade~, ~e3fade25~ =&gt; ~-1~ // </text:p>
          </table:table-cell>
        </table:table-row>
        <table:table-row table:style-name="ro2">
          <table:table-cell table:formula="of:=CONCATENATE([$'master input'.A37];&quot;  ~&quot;;[$'master input'.B37];&quot;~, ~&quot;;[$'master input'.C37];&quot;~, ~&quot;;[$'master input'.D37];&quot;~, ~&quot;;[$'master input'.E37];&quot;~, ~&quot;;[$'master input'.F37];&quot;~, ~&quot;;[$'master input'.G37];&quot;~, ~&quot;;[$'master input'.H37];&quot;~, ~&quot;;[$'master input'.I37];&quot;~, ~&quot;;[$'master input'.J37];&quot;~, ~&quot;;[$'master input'.K37];&quot;~ =&gt; ~-1~ // &quot;;[$'master input'.L37])" office:value-type="string" office:string-value="  ~Faldorn~, ~Lava~, ~faldorn~, ~~, ~l#falb.dlg~, ~~, ~l#fal25b.dlg~, ~~, ~~, ~~ =&gt; ~-1~ // " calcext:value-type="string">
            <text:p><text:s text:c="2"/>~Faldorn~, ~Lava~, ~faldorn~, ~~, ~l#falb.dlg~, ~~, ~l#fal25b.dlg~, ~~, ~~, ~~ =&gt; ~-1~ // </text:p>
          </table:table-cell>
        </table:table-row>
        <table:table-row table:style-name="ro2">
          <table:table-cell table:formula="of:=CONCATENATE([$'master input'.A38];&quot;  ~&quot;;[$'master input'.B38];&quot;~, ~&quot;;[$'master input'.C38];&quot;~, ~&quot;;[$'master input'.D38];&quot;~, ~&quot;;[$'master input'.E38];&quot;~, ~&quot;;[$'master input'.F38];&quot;~, ~&quot;;[$'master input'.G38];&quot;~, ~&quot;;[$'master input'.H38];&quot;~, ~&quot;;[$'master input'.I38];&quot;~, ~&quot;;[$'master input'.J38];&quot;~, ~&quot;;[$'master input'.K38];&quot;~ =&gt; ~-1~ // &quot;;[$'master input'.L38])" office:value-type="string" office:string-value="  ~Faldorn~, ~Smiling Imp~, ~faldorn-imp~, ~~, ~7xfaldb.dlg~, ~~, ~~, ~~, ~~, ~~ =&gt; ~-1~ // " calcext:value-type="string">
            <text:p><text:s text:c="2"/>~Faldorn~, ~Smiling Imp~, ~faldorn-imp~, ~~, ~7xfaldb.dlg~, ~~, ~~, ~~, ~~, ~~ =&gt; ~-1~ // </text:p>
          </table:table-cell>
        </table:table-row>
        <table:table-row table:style-name="ro2">
          <table:table-cell table:formula="of:=CONCATENATE([$'master input'.A39];&quot;  ~&quot;;[$'master input'.B39];&quot;~, ~&quot;;[$'master input'.C39];&quot;~, ~&quot;;[$'master input'.D39];&quot;~, ~&quot;;[$'master input'.E39];&quot;~, ~&quot;;[$'master input'.F39];&quot;~, ~&quot;;[$'master input'.G39];&quot;~, ~&quot;;[$'master input'.H39];&quot;~, ~&quot;;[$'master input'.I39];&quot;~, ~&quot;;[$'master input'.J39];&quot;~, ~&quot;;[$'master input'.K39];&quot;~ =&gt; ~-1~ // &quot;;[$'master input'.L39])" office:value-type="string" office:string-value="  ~Faren~, ~Feuille and Miss Sakaki~, ~faren~, ~~, ~fhfrn.dlg~, ~~, ~bfhf25.dlg~, ~~, ~~, ~~ =&gt; ~-1~ // " calcext:value-type="string">
            <text:p><text:s text:c="2"/>~Faren~, ~Feuille and Miss Sakaki~, ~faren~, ~~, ~fhfrn.dlg~, ~~, ~bfhf25.dlg~, ~~, ~~, ~~ =&gt; ~-1~ // </text:p>
          </table:table-cell>
        </table:table-row>
        <table:table-row table:style-name="ro2">
          <table:table-cell table:formula="of:=CONCATENATE([$'master input'.A40];&quot;  ~&quot;;[$'master input'.B40];&quot;~, ~&quot;;[$'master input'.C40];&quot;~, ~&quot;;[$'master input'.D40];&quot;~, ~&quot;;[$'master input'.E40];&quot;~, ~&quot;;[$'master input'.F40];&quot;~, ~&quot;;[$'master input'.G40];&quot;~, ~&quot;;[$'master input'.H40];&quot;~, ~&quot;;[$'master input'.I40];&quot;~, ~&quot;;[$'master input'.J40];&quot;~, ~&quot;;[$'master input'.K40];&quot;~ =&gt; ~-1~ // &quot;;[$'master input'.L40])" office:value-type="string" office:string-value="  ~Fhaugy~, ~Lava~, ~fhaugy~, ~~, ~l#fhab.dlg~, ~~, ~l#fha25b.dlg~, ~~, ~~, ~~ =&gt; ~-1~ // " calcext:value-type="string">
            <text:p><text:s text:c="2"/>~Fhaugy~, ~Lava~, ~fhaugy~, ~~, ~l#fhab.dlg~, ~~, ~l#fha25b.dlg~, ~~, ~~, ~~ =&gt; ~-1~ // </text:p>
          </table:table-cell>
        </table:table-row>
        <table:table-row table:style-name="ro2">
          <table:table-cell table:formula="of:=CONCATENATE([$'master input'.A41];&quot;  ~&quot;;[$'master input'.B41];&quot;~, ~&quot;;[$'master input'.C41];&quot;~, ~&quot;;[$'master input'.D41];&quot;~, ~&quot;;[$'master input'.E41];&quot;~, ~&quot;;[$'master input'.F41];&quot;~, ~&quot;;[$'master input'.G41];&quot;~, ~&quot;;[$'master input'.H41];&quot;~, ~&quot;;[$'master input'.I41];&quot;~, ~&quot;;[$'master input'.J41];&quot;~, ~&quot;;[$'master input'.K41];&quot;~ =&gt; ~-1~ // &quot;;[$'master input'.L41])" office:value-type="string" office:string-value="  ~Foundling~, ~Lava~, ~foundling~, ~~, ~l#foub.dlg~, ~~, ~l#fou25b.dlg~, ~~, ~~, ~~ =&gt; ~-1~ // " calcext:value-type="string">
            <text:p><text:s text:c="2"/>~Foundling~, ~Lava~, ~foundling~, ~~, ~l#foub.dlg~, ~~, ~l#fou25b.dlg~, ~~, ~~, ~~ =&gt; ~-1~ // </text:p>
          </table:table-cell>
        </table:table-row>
        <table:table-row table:style-name="ro2">
          <table:table-cell table:formula="of:=CONCATENATE([$'master input'.A42];&quot;  ~&quot;;[$'master input'.B42];&quot;~, ~&quot;;[$'master input'.C42];&quot;~, ~&quot;;[$'master input'.D42];&quot;~, ~&quot;;[$'master input'.E42];&quot;~, ~&quot;;[$'master input'.F42];&quot;~, ~&quot;;[$'master input'.G42];&quot;~, ~&quot;;[$'master input'.H42];&quot;~, ~&quot;;[$'master input'.I42];&quot;~, ~&quot;;[$'master input'.J42];&quot;~, ~&quot;;[$'master input'.K42];&quot;~ =&gt; ~-1~ // &quot;;[$'master input'.L42])" office:value-type="string" office:string-value="  ~Fyalvara~, ~Lava~, ~fyalvara~, ~~, ~l#fyab.dlg~, ~~, ~l#fya25b.dlg~, ~~, ~~, ~~ =&gt; ~-1~ // " calcext:value-type="string">
            <text:p><text:s text:c="2"/>~Fyalvara~, ~Lava~, ~fyalvara~, ~~, ~l#fyab.dlg~, ~~, ~l#fya25b.dlg~, ~~, ~~, ~~ =&gt; ~-1~ // </text:p>
          </table:table-cell>
        </table:table-row>
        <table:table-row table:style-name="ro2">
          <table:table-cell table:formula="of:=CONCATENATE([$'master input'.A43];&quot;  ~&quot;;[$'master input'.B43];&quot;~, ~&quot;;[$'master input'.C43];&quot;~, ~&quot;;[$'master input'.D43];&quot;~, ~&quot;;[$'master input'.E43];&quot;~, ~&quot;;[$'master input'.F43];&quot;~, ~&quot;;[$'master input'.G43];&quot;~, ~&quot;;[$'master input'.H43];&quot;~, ~&quot;;[$'master input'.I43];&quot;~, ~&quot;;[$'master input'.J43];&quot;~, ~&quot;;[$'master input'.K43];&quot;~ =&gt; ~-1~ // &quot;;[$'master input'.L43])" office:value-type="string" office:string-value="  ~Gahesh~, ~Lava~, ~gahesh~, ~~, ~g1gaheb.dlg~, ~~, ~g1gah25b.dlg~, ~~, ~~, ~~ =&gt; ~-1~ // " calcext:value-type="string">
            <text:p><text:s text:c="2"/>~Gahesh~, ~Lava~, ~gahesh~, ~~, ~g1gaheb.dlg~, ~~, ~g1gah25b.dlg~, ~~, ~~, ~~ =&gt; ~-1~ // </text:p>
          </table:table-cell>
        </table:table-row>
        <table:table-row table:style-name="ro2">
          <table:table-cell table:formula="of:=CONCATENATE([$'master input'.A44];&quot;  ~&quot;;[$'master input'.B44];&quot;~, ~&quot;;[$'master input'.C44];&quot;~, ~&quot;;[$'master input'.D44];&quot;~, ~&quot;;[$'master input'.E44];&quot;~, ~&quot;;[$'master input'.F44];&quot;~, ~&quot;;[$'master input'.G44];&quot;~, ~&quot;;[$'master input'.H44];&quot;~, ~&quot;;[$'master input'.I44];&quot;~, ~&quot;;[$'master input'.J44];&quot;~, ~&quot;;[$'master input'.K44];&quot;~ =&gt; ~-1~ // &quot;;[$'master input'.L44])" office:value-type="string" office:string-value="  ~Garrick~, ~Smiling Imp~, ~garrick~, ~~, ~b7xgar.dlg~, ~~, ~~, ~~, ~~, ~~ =&gt; ~-1~ // " calcext:value-type="string">
            <text:p><text:s text:c="2"/>~Garrick~, ~Smiling Imp~, ~garrick~, ~~, ~b7xgar.dlg~, ~~, ~~, ~~, ~~, ~~ =&gt; ~-1~ // </text:p>
          </table:table-cell>
        </table:table-row>
        <table:table-row table:style-name="ro2">
          <table:table-cell table:formula="of:=CONCATENATE([$'master input'.A45];&quot;  ~&quot;;[$'master input'.B45];&quot;~, ~&quot;;[$'master input'.C45];&quot;~, ~&quot;;[$'master input'.D45];&quot;~, ~&quot;;[$'master input'.E45];&quot;~, ~&quot;;[$'master input'.F45];&quot;~, ~&quot;;[$'master input'.G45];&quot;~, ~&quot;;[$'master input'.H45];&quot;~, ~&quot;;[$'master input'.I45];&quot;~, ~&quot;;[$'master input'.J45];&quot;~, ~&quot;;[$'master input'.K45];&quot;~ =&gt; ~-1~ // &quot;;[$'master input'.L45])" office:value-type="string" office:string-value="  ~Gavin~, ~berelinde~, ~gavin~, ~~, ~b!gavj.dlg~, ~~, ~b!gav25j.dlg~, ~~, ~b!gavs~, ~b!gav25s~ =&gt; ~-1~ // " calcext:value-type="string">
            <text:p><text:s text:c="2"/>~Gavin~, ~berelinde~, ~gavin~, ~~, ~b!gavj.dlg~, ~~, ~b!gav25j.dlg~, ~~, ~b!gavs~, ~b!gav25s~ =&gt; ~-1~ // </text:p>
          </table:table-cell>
        </table:table-row>
        <table:table-row table:style-name="ro2">
          <table:table-cell table:formula="of:=CONCATENATE([$'master input'.A46];&quot;  ~&quot;;[$'master input'.B46];&quot;~, ~&quot;;[$'master input'.C46];&quot;~, ~&quot;;[$'master input'.D46];&quot;~, ~&quot;;[$'master input'.E46];&quot;~, ~&quot;;[$'master input'.F46];&quot;~, ~&quot;;[$'master input'.G46];&quot;~, ~&quot;;[$'master input'.H46];&quot;~, ~&quot;;[$'master input'.I46];&quot;~, ~&quot;;[$'master input'.J46];&quot;~, ~&quot;;[$'master input'.K46];&quot;~ =&gt; ~-1~ // &quot;;[$'master input'.L46])" office:value-type="string" office:string-value="  ~Goo~, ~Ghreyfain~, ~goo~, ~~, ~bj#goo.dlg~, ~~, ~~, ~~, ~~, ~~ =&gt; ~-1~ // " calcext:value-type="string">
            <text:p><text:s text:c="2"/>~Goo~, ~Ghreyfain~, ~goo~, ~~, ~bj#goo.dlg~, ~~, ~~, ~~, ~~, ~~ =&gt; ~-1~ // </text:p>
          </table:table-cell>
        </table:table-row>
        <table:table-row table:style-name="ro2">
          <table:table-cell table:formula="of:=CONCATENATE([$'master input'.A47];&quot;  ~&quot;;[$'master input'.B47];&quot;~, ~&quot;;[$'master input'.C47];&quot;~, ~&quot;;[$'master input'.D47];&quot;~, ~&quot;;[$'master input'.E47];&quot;~, ~&quot;;[$'master input'.F47];&quot;~, ~&quot;;[$'master input'.G47];&quot;~, ~&quot;;[$'master input'.H47];&quot;~, ~&quot;;[$'master input'.I47];&quot;~, ~&quot;;[$'master input'.J47];&quot;~, ~&quot;;[$'master input'.K47];&quot;~ =&gt; ~-1~ // &quot;;[$'master input'.L47])" office:value-type="string" office:string-value="  ~Haer’Dalis Romance~, ~Aeryn~, ~haerdalis~, ~haerdalisromance/haerdalisromance.tp2~, ~~, ~0~, ~~, ~~, ~~, ~~ =&gt; ~-1~ // " calcext:value-type="string">
            <text:p><text:s text:c="2"/>~Haer’Dalis Romance~, ~Aeryn~, ~haerdalis~, ~haerdalisromance/haerdalisromance.tp2~, ~~, ~0~, ~~, ~~, ~~, ~~ =&gt; ~-1~ // </text:p>
          </table:table-cell>
        </table:table-row>
        <table:table-row table:style-name="ro2">
          <table:table-cell table:formula="of:=CONCATENATE([$'master input'.A48];&quot;  ~&quot;;[$'master input'.B48];&quot;~, ~&quot;;[$'master input'.C48];&quot;~, ~&quot;;[$'master input'.D48];&quot;~, ~&quot;;[$'master input'.E48];&quot;~, ~&quot;;[$'master input'.F48];&quot;~, ~&quot;;[$'master input'.G48];&quot;~, ~&quot;;[$'master input'.H48];&quot;~, ~&quot;;[$'master input'.I48];&quot;~, ~&quot;;[$'master input'.J48];&quot;~, ~&quot;;[$'master input'.K48];&quot;~ =&gt; ~-1~ // &quot;;[$'master input'.L48])" office:value-type="string" office:string-value="  ~Haldamir~, ~berelinde~, ~haldamir~, ~~, ~b!halj.dlg~, ~~, ~~, ~~, ~~, ~~ =&gt; ~-1~ // " calcext:value-type="string">
            <text:p><text:s text:c="2"/>~Haldamir~, ~berelinde~, ~haldamir~, ~~, ~b!halj.dlg~, ~~, ~~, ~~, ~~, ~~ =&gt; ~-1~ // </text:p>
          </table:table-cell>
        </table:table-row>
        <table:table-row table:style-name="ro2">
          <table:table-cell table:formula="of:=CONCATENATE([$'master input'.A49];&quot;  ~&quot;;[$'master input'.B49];&quot;~, ~&quot;;[$'master input'.C49];&quot;~, ~&quot;;[$'master input'.D49];&quot;~, ~&quot;;[$'master input'.E49];&quot;~, ~&quot;;[$'master input'.F49];&quot;~, ~&quot;;[$'master input'.G49];&quot;~, ~&quot;;[$'master input'.H49];&quot;~, ~&quot;;[$'master input'.I49];&quot;~, ~&quot;;[$'master input'.J49];&quot;~, ~&quot;;[$'master input'.K49];&quot;~ =&gt; ~-1~ // &quot;;[$'master input'.L49])" office:value-type="string" office:string-value="  ~Hephernaan~, ~Lava~, ~hephernaan~, ~~, ~l#hphb.dlg~, ~~, ~l#hph25b.dlg~, ~~, ~~, ~~ =&gt; ~-1~ // " calcext:value-type="string">
            <text:p><text:s text:c="2"/>~Hephernaan~, ~Lava~, ~hephernaan~, ~~, ~l#hphb.dlg~, ~~, ~l#hph25b.dlg~, ~~, ~~, ~~ =&gt; ~-1~ // </text:p>
          </table:table-cell>
        </table:table-row>
        <table:table-row table:style-name="ro2">
          <table:table-cell table:formula="of:=CONCATENATE([$'master input'.A50];&quot;  ~&quot;;[$'master input'.B50];&quot;~, ~&quot;;[$'master input'.C50];&quot;~, ~&quot;;[$'master input'.D50];&quot;~, ~&quot;;[$'master input'.E50];&quot;~, ~&quot;;[$'master input'.F50];&quot;~, ~&quot;;[$'master input'.G50];&quot;~, ~&quot;;[$'master input'.H50];&quot;~, ~&quot;;[$'master input'.I50];&quot;~, ~&quot;;[$'master input'.J50];&quot;~, ~&quot;;[$'master input'.K50];&quot;~ =&gt; ~-1~ // &quot;;[$'master input'.L50])" office:value-type="string" office:string-value="  ~Homeward Bound~, ~berelinde~, ~homeward~, ~~, ~b!ruby.dlg~, ~~, ~~, ~~, ~~, ~~ =&gt; ~-1~ // " calcext:value-type="string">
            <text:p><text:s text:c="2"/>~Homeward Bound~, ~berelinde~, ~homeward~, ~~, ~b!ruby.dlg~, ~~, ~~, ~~, ~~, ~~ =&gt; ~-1~ // </text:p>
          </table:table-cell>
        </table:table-row>
        <table:table-row table:style-name="ro2">
          <table:table-cell table:formula="of:=CONCATENATE([$'master input'.A51];&quot;  ~&quot;;[$'master input'.B51];&quot;~, ~&quot;;[$'master input'.C51];&quot;~, ~&quot;;[$'master input'.D51];&quot;~, ~&quot;;[$'master input'.E51];&quot;~, ~&quot;;[$'master input'.F51];&quot;~, ~&quot;;[$'master input'.G51];&quot;~, ~&quot;;[$'master input'.H51];&quot;~, ~&quot;;[$'master input'.I51];&quot;~, ~&quot;;[$'master input'.J51];&quot;~, ~&quot;;[$'master input'.K51];&quot;~ =&gt; ~-1~ // &quot;;[$'master input'.L51])" office:value-type="string" office:string-value="  ~Horace~, ~Seifer~, ~horace~, ~~, ~bhorace.dlg~, ~~, ~~, ~~, ~~, ~~ =&gt; ~-1~ // " calcext:value-type="string">
            <text:p><text:s text:c="2"/>~Horace~, ~Seifer~, ~horace~, ~~, ~bhorace.dlg~, ~~, ~~, ~~, ~~, ~~ =&gt; ~-1~ // </text:p>
          </table:table-cell>
        </table:table-row>
        <table:table-row table:style-name="ro2">
          <table:table-cell table:formula="of:=CONCATENATE([$'master input'.A52];&quot;  ~&quot;;[$'master input'.B52];&quot;~, ~&quot;;[$'master input'.C52];&quot;~, ~&quot;;[$'master input'.D52];&quot;~, ~&quot;;[$'master input'.E52];&quot;~, ~&quot;;[$'master input'.F52];&quot;~, ~&quot;;[$'master input'.G52];&quot;~, ~&quot;;[$'master input'.H52];&quot;~, ~&quot;;[$'master input'.I52];&quot;~, ~&quot;;[$'master input'.J52];&quot;~, ~&quot;;[$'master input'.K52];&quot;~ =&gt; ~-1~ // &quot;;[$'master input'.L52])" office:value-type="string" office:string-value="  ~Hubelpot~, ~BobTokyo &amp; SConrad~, ~hubelpot~, ~~, ~bsc#hub.dlg~, ~~, ~bsc#hu25.dlg~, ~~, ~~, ~~ =&gt; ~-1~ // " calcext:value-type="string">
            <text:p><text:s text:c="2"/>~Hubelpot~, ~BobTokyo &amp; SConrad~, ~hubelpot~, ~~, ~bsc#hub.dlg~, ~~, ~bsc#hu25.dlg~, ~~, ~~, ~~ =&gt; ~-1~ // </text:p>
          </table:table-cell>
        </table:table-row>
        <table:table-row table:style-name="ro2">
          <table:table-cell table:formula="of:=CONCATENATE([$'master input'.A53];&quot;  ~&quot;;[$'master input'.B53];&quot;~, ~&quot;;[$'master input'.C53];&quot;~, ~&quot;;[$'master input'.D53];&quot;~, ~&quot;;[$'master input'.E53];&quot;~, ~&quot;;[$'master input'.F53];&quot;~, ~&quot;;[$'master input'.G53];&quot;~, ~&quot;;[$'master input'.H53];&quot;~, ~&quot;;[$'master input'.I53];&quot;~, ~&quot;;[$'master input'.J53];&quot;~, ~&quot;;[$'master input'.K53];&quot;~ =&gt; ~-1~ // &quot;;[$'master input'.L53])" office:value-type="string" office:string-value="  ~Imoen Romance~, ~Lord Mirrabo~, ~imoen-romance~, ~~, ~imdream.cre~, ~~, ~~, ~~, ~imoen2~, ~~ =&gt; ~-1~ // " calcext:value-type="string">
            <text:p><text:s text:c="2"/>~Imoen Romance~, ~Lord Mirrabo~, ~imoen-romance~, ~~, ~imdream.cre~, ~~, ~~, ~~, ~imoen2~, ~~ =&gt; ~-1~ // </text:p>
          </table:table-cell>
        </table:table-row>
        <table:table-row table:style-name="ro2">
          <table:table-cell table:formula="of:=CONCATENATE([$'master input'.A54];&quot;  ~&quot;;[$'master input'.B54];&quot;~, ~&quot;;[$'master input'.C54];&quot;~, ~&quot;;[$'master input'.D54];&quot;~, ~&quot;;[$'master input'.E54];&quot;~, ~&quot;;[$'master input'.F54];&quot;~, ~&quot;;[$'master input'.G54];&quot;~, ~&quot;;[$'master input'.H54];&quot;~, ~&quot;;[$'master input'.I54];&quot;~, ~&quot;;[$'master input'.J54];&quot;~, ~&quot;;[$'master input'.K54];&quot;~ =&gt; ~-1~ // &quot;;[$'master input'.L54])" office:value-type="string" office:string-value="  ~Isra~, ~Rhaella~, ~isra~, ~~, ~brh#isr.dlg~, ~~, ~rh#is25.dlg~, ~~, ~~, ~~ =&gt; ~-1~ // " calcext:value-type="string">
            <text:p><text:s text:c="2"/>~Isra~, ~Rhaella~, ~isra~, ~~, ~brh#isr.dlg~, ~~, ~rh#is25.dlg~, ~~, ~~, ~~ =&gt; ~-1~ // </text:p>
          </table:table-cell>
        </table:table-row>
        <table:table-row table:style-name="ro2">
          <table:table-cell table:formula="of:=CONCATENATE([$'master input'.A55];&quot;  ~&quot;;[$'master input'.B55];&quot;~, ~&quot;;[$'master input'.C55];&quot;~, ~&quot;;[$'master input'.D55];&quot;~, ~&quot;;[$'master input'.E55];&quot;~, ~&quot;;[$'master input'.F55];&quot;~, ~&quot;;[$'master input'.G55];&quot;~, ~&quot;;[$'master input'.H55];&quot;~, ~&quot;;[$'master input'.I55];&quot;~, ~&quot;;[$'master input'.J55];&quot;~, ~&quot;;[$'master input'.K55];&quot;~ =&gt; ~-1~ // &quot;;[$'master input'.L55])" office:value-type="string" office:string-value="  ~Iylos~, ~K'aeloree~, ~iylos~, ~~, ~~, ~~, ~blk#iyl.dlg~, ~~, ~~, ~~ =&gt; ~-1~ // Had banters with Auren and Nathaniel that weren’t being compiled" calcext:value-type="string">
            <text:p><text:s text:c="2"/>~Iylos~, ~K'aeloree~, ~iylos~, ~~, ~~, ~~, ~blk#iyl.dlg~, ~~, ~~, ~~ =&gt; ~-1~ // Had banters with Auren and Nathaniel that weren’t being compiled</text:p>
          </table:table-cell>
        </table:table-row>
        <table:table-row table:style-name="ro2">
          <table:table-cell table:formula="of:=CONCATENATE([$'master input'.A56];&quot;  ~&quot;;[$'master input'.B56];&quot;~, ~&quot;;[$'master input'.C56];&quot;~, ~&quot;;[$'master input'.D56];&quot;~, ~&quot;;[$'master input'.E56];&quot;~, ~&quot;;[$'master input'.F56];&quot;~, ~&quot;;[$'master input'.G56];&quot;~, ~&quot;;[$'master input'.H56];&quot;~, ~&quot;;[$'master input'.I56];&quot;~, ~&quot;;[$'master input'.J56];&quot;~, ~&quot;;[$'master input'.K56];&quot;~ =&gt; ~-1~ // &quot;;[$'master input'.L56])" office:value-type="string" office:string-value="  ~Juniper~, ~Lava~, ~juniper~, ~~, ~~, ~~, ~l#jn25b.dlg~, ~~, ~~, ~~ =&gt; ~-1~ // " calcext:value-type="string">
            <text:p><text:s text:c="2"/>~Juniper~, ~Lava~, ~juniper~, ~~, ~~, ~~, ~l#jn25b.dlg~, ~~, ~~, ~~ =&gt; ~-1~ // </text:p>
          </table:table-cell>
        </table:table-row>
        <table:table-row table:style-name="ro2">
          <table:table-cell table:formula="of:=CONCATENATE([$'master input'.A57];&quot;  ~&quot;;[$'master input'.B57];&quot;~, ~&quot;;[$'master input'.C57];&quot;~, ~&quot;;[$'master input'.D57];&quot;~, ~&quot;;[$'master input'.E57];&quot;~, ~&quot;;[$'master input'.F57];&quot;~, ~&quot;;[$'master input'.G57];&quot;~, ~&quot;;[$'master input'.H57];&quot;~, ~&quot;;[$'master input'.I57];&quot;~, ~&quot;;[$'master input'.J57];&quot;~, ~&quot;;[$'master input'.K57];&quot;~ =&gt; ~-1~ // &quot;;[$'master input'.L57])" office:value-type="string" office:string-value="  ~Kagain~, ~Smiling Imp~, ~kagain~, ~~, ~7xkagab.dlg~, ~~, ~~, ~~, ~~, ~~ =&gt; ~-1~ // " calcext:value-type="string">
            <text:p><text:s text:c="2"/>~Kagain~, ~Smiling Imp~, ~kagain~, ~~, ~7xkagab.dlg~, ~~, ~~, ~~, ~~, ~~ =&gt; ~-1~ // </text:p>
          </table:table-cell>
        </table:table-row>
        <table:table-row table:style-name="ro2">
          <table:table-cell table:formula="of:=CONCATENATE([$'master input'.A58];&quot;  ~&quot;;[$'master input'.B58];&quot;~, ~&quot;;[$'master input'.C58];&quot;~, ~&quot;;[$'master input'.D58];&quot;~, ~&quot;;[$'master input'.E58];&quot;~, ~&quot;;[$'master input'.F58];&quot;~, ~&quot;;[$'master input'.G58];&quot;~, ~&quot;;[$'master input'.H58];&quot;~, ~&quot;;[$'master input'.I58];&quot;~, ~&quot;;[$'master input'.J58];&quot;~, ~&quot;;[$'master input'.K58];&quot;~ =&gt; ~-1~ // &quot;;[$'master input'.L58])" office:value-type="string" office:string-value="  ~Kari~, ~Moongaze~, ~kari~, ~~, ~bmgkari.dlg~, ~~, ~bmgka25.dlg~, ~~, ~~, ~~ =&gt; ~-1~ // " calcext:value-type="string">
            <text:p><text:s text:c="2"/>~Kari~, ~Moongaze~, ~kari~, ~~, ~bmgkari.dlg~, ~~, ~bmgka25.dlg~, ~~, ~~, ~~ =&gt; ~-1~ // </text:p>
          </table:table-cell>
        </table:table-row>
        <table:table-row table:style-name="ro2">
          <table:table-cell table:formula="of:=CONCATENATE([$'master input'.A59];&quot;  ~&quot;;[$'master input'.B59];&quot;~, ~&quot;;[$'master input'.C59];&quot;~, ~&quot;;[$'master input'.D59];&quot;~, ~&quot;;[$'master input'.E59];&quot;~, ~&quot;;[$'master input'.F59];&quot;~, ~&quot;;[$'master input'.G59];&quot;~, ~&quot;;[$'master input'.H59];&quot;~, ~&quot;;[$'master input'.I59];&quot;~, ~&quot;;[$'master input'.J59];&quot;~, ~&quot;;[$'master input'.K59];&quot;~ =&gt; ~-1~ // &quot;;[$'master input'.L59])" office:value-type="string" office:string-value="  ~Keldorn Romance~, ~berelinde~, ~keldorn-romance~, ~~, ~b!kring.itm~, ~~, ~b!kring.itm~, ~~, ~keldorn~, ~keld25~ =&gt; ~-1~ // " calcext:value-type="string">
            <text:p><text:s text:c="2"/>~Keldorn Romance~, ~berelinde~, ~keldorn-romance~, ~~, ~b!kring.itm~, ~~, ~b!kring.itm~, ~~, ~keldorn~, ~keld25~ =&gt; ~-1~ // </text:p>
          </table:table-cell>
        </table:table-row>
        <table:table-row table:style-name="ro2">
          <table:table-cell table:formula="of:=CONCATENATE([$'master input'.A60];&quot;  ~&quot;;[$'master input'.B60];&quot;~, ~&quot;;[$'master input'.C60];&quot;~, ~&quot;;[$'master input'.D60];&quot;~, ~&quot;;[$'master input'.E60];&quot;~, ~&quot;;[$'master input'.F60];&quot;~, ~&quot;;[$'master input'.G60];&quot;~, ~&quot;;[$'master input'.H60];&quot;~, ~&quot;;[$'master input'.I60];&quot;~, ~&quot;;[$'master input'.J60];&quot;~, ~&quot;;[$'master input'.K60];&quot;~ =&gt; ~-1~ // &quot;;[$'master input'.L60])" office:value-type="string" office:string-value="  ~Kelsey~, ~jcompton, Ghreyfain~, ~kelsey~, ~~, ~bj#klsy.dlg~, ~~, ~j#klsy25.dlg~, ~~, ~j#klsy~, ~j#klsy25~ =&gt; ~-1~ // " calcext:value-type="string">
            <text:p><text:s text:c="2"/>~Kelsey~, ~jcompton, Ghreyfain~, ~kelsey~, ~~, ~bj#klsy.dlg~, ~~, ~j#klsy25.dlg~, ~~, ~j#klsy~, ~j#klsy25~ =&gt; ~-1~ // </text:p>
          </table:table-cell>
        </table:table-row>
        <table:table-row table:style-name="ro2">
          <table:table-cell table:formula="of:=CONCATENATE([$'master input'.A61];&quot;  ~&quot;;[$'master input'.B61];&quot;~, ~&quot;;[$'master input'.C61];&quot;~, ~&quot;;[$'master input'.D61];&quot;~, ~&quot;;[$'master input'.E61];&quot;~, ~&quot;;[$'master input'.F61];&quot;~, ~&quot;;[$'master input'.G61];&quot;~, ~&quot;;[$'master input'.H61];&quot;~, ~&quot;;[$'master input'.I61];&quot;~, ~&quot;;[$'master input'.J61];&quot;~, ~&quot;;[$'master input'.K61];&quot;~ =&gt; ~-1~ // &quot;;[$'master input'.L61])" office:value-type="string" office:string-value="  ~Keto~, ~Blue, Bons, jcompton, and friends~, ~keto~, ~~, ~fwketo.dlg~, ~~, ~~, ~~, ~~, ~~ =&gt; ~-1~ // " calcext:value-type="string">
            <text:p><text:s text:c="2"/>~Keto~, ~Blue, Bons, jcompton, and friends~, ~keto~, ~~, ~fwketo.dlg~, ~~, ~~, ~~, ~~, ~~ =&gt; ~-1~ // </text:p>
          </table:table-cell>
        </table:table-row>
        <table:table-row table:style-name="ro2">
          <table:table-cell table:formula="of:=CONCATENATE([$'master input'.A62];&quot;  ~&quot;;[$'master input'.B62];&quot;~, ~&quot;;[$'master input'.C62];&quot;~, ~&quot;;[$'master input'.D62];&quot;~, ~&quot;;[$'master input'.E62];&quot;~, ~&quot;;[$'master input'.F62];&quot;~, ~&quot;;[$'master input'.G62];&quot;~, ~&quot;;[$'master input'.H62];&quot;~, ~&quot;;[$'master input'.I62];&quot;~, ~&quot;;[$'master input'.J62];&quot;~, ~&quot;;[$'master input'.K62];&quot;~ =&gt; ~-1~ // &quot;;[$'master input'.L62])" office:value-type="string" office:string-value="  ~Khalid~, ~Lava~, ~khalid~, ~~, ~l#khab.dlg~, ~~, ~l#kha25b.dlg~, ~~, ~~, ~~ =&gt; ~-1~ // " calcext:value-type="string">
            <text:p><text:s text:c="2"/>~Khalid~, ~Lava~, ~khalid~, ~~, ~l#khab.dlg~, ~~, ~l#kha25b.dlg~, ~~, ~~, ~~ =&gt; ~-1~ // </text:p>
          </table:table-cell>
        </table:table-row>
        <table:table-row table:style-name="ro2">
          <table:table-cell table:formula="of:=CONCATENATE([$'master input'.A63];&quot;  ~&quot;;[$'master input'.B63];&quot;~, ~&quot;;[$'master input'.C63];&quot;~, ~&quot;;[$'master input'.D63];&quot;~, ~&quot;;[$'master input'.E63];&quot;~, ~&quot;;[$'master input'.F63];&quot;~, ~&quot;;[$'master input'.G63];&quot;~, ~&quot;;[$'master input'.H63];&quot;~, ~&quot;;[$'master input'.I63];&quot;~, ~&quot;;[$'master input'.J63];&quot;~, ~&quot;;[$'master input'.K63];&quot;~ =&gt; ~-1~ // &quot;;[$'master input'.L63])" office:value-type="string" office:string-value="  ~Kiara-Zaiya~, ~Alan M.C., Seifer and Jesara ~, ~kiara~, ~~, ~bkiara.dlg~, ~~, ~~, ~~, ~~, ~~ =&gt; ~-1~ // " calcext:value-type="string">
            <text:p><text:s text:c="2"/>~Kiara-Zaiya~, ~Alan M.C., Seifer and Jesara ~, ~kiara~, ~~, ~bkiara.dlg~, ~~, ~~, ~~, ~~, ~~ =&gt; ~-1~ // </text:p>
          </table:table-cell>
        </table:table-row>
        <table:table-row table:style-name="ro2">
          <table:table-cell table:formula="of:=CONCATENATE([$'master input'.A64];&quot;  ~&quot;;[$'master input'.B64];&quot;~, ~&quot;;[$'master input'.C64];&quot;~, ~&quot;;[$'master input'.D64];&quot;~, ~&quot;;[$'master input'.E64];&quot;~, ~&quot;;[$'master input'.F64];&quot;~, ~&quot;;[$'master input'.G64];&quot;~, ~&quot;;[$'master input'.H64];&quot;~, ~&quot;;[$'master input'.I64];&quot;~, ~&quot;;[$'master input'.J64];&quot;~, ~&quot;;[$'master input'.K64];&quot;~ =&gt; ~-1~ // &quot;;[$'master input'.L64])" office:value-type="string" office:string-value="  ~Kido~, ~Deathsangel~, ~kido~, ~~, ~mwbkid.dlg~, ~~, ~mwbkid25.dlg~, ~~, ~~, ~~ =&gt; ~-1~ // " calcext:value-type="string">
            <text:p><text:s text:c="2"/>~Kido~, ~Deathsangel~, ~kido~, ~~, ~mwbkid.dlg~, ~~, ~mwbkid25.dlg~, ~~, ~~, ~~ =&gt; ~-1~ // </text:p>
          </table:table-cell>
        </table:table-row>
        <table:table-row table:style-name="ro2">
          <table:table-cell table:formula="of:=CONCATENATE([$'master input'.A65];&quot;  ~&quot;;[$'master input'.B65];&quot;~, ~&quot;;[$'master input'.C65];&quot;~, ~&quot;;[$'master input'.D65];&quot;~, ~&quot;;[$'master input'.E65];&quot;~, ~&quot;;[$'master input'.F65];&quot;~, ~&quot;;[$'master input'.G65];&quot;~, ~&quot;;[$'master input'.H65];&quot;~, ~&quot;;[$'master input'.I65];&quot;~, ~&quot;;[$'master input'.J65];&quot;~, ~&quot;;[$'master input'.K65];&quot;~ =&gt; ~-1~ // &quot;;[$'master input'.L65])" office:value-type="string" office:string-value="  ~Kindrek~, ~nethrin~, ~kindrek~, ~~, ~bkindrek.dlg~, ~~, ~kindre25.dlg~, ~~, ~~, ~~ =&gt; ~-1~ // " calcext:value-type="string">
            <text:p><text:s text:c="2"/>~Kindrek~, ~nethrin~, ~kindrek~, ~~, ~bkindrek.dlg~, ~~, ~kindre25.dlg~, ~~, ~~, ~~ =&gt; ~-1~ // </text:p>
          </table:table-cell>
        </table:table-row>
        <table:table-row table:style-name="ro2">
          <table:table-cell table:formula="of:=CONCATENATE([$'master input'.A66];&quot;  ~&quot;;[$'master input'.B66];&quot;~, ~&quot;;[$'master input'.C66];&quot;~, ~&quot;;[$'master input'.D66];&quot;~, ~&quot;;[$'master input'.E66];&quot;~, ~&quot;;[$'master input'.F66];&quot;~, ~&quot;;[$'master input'.G66];&quot;~, ~&quot;;[$'master input'.H66];&quot;~, ~&quot;;[$'master input'.I66];&quot;~, ~&quot;;[$'master input'.J66];&quot;~, ~&quot;;[$'master input'.K66];&quot;~ =&gt; ~-1~ // &quot;;[$'master input'.L66])" office:value-type="string" office:string-value="  ~Kitanya~, ~Rastor~, ~kitanya~, ~~, ~r#kityb.dlg~, ~~, ~~, ~~, ~~, ~~ =&gt; ~-1~ // " calcext:value-type="string">
            <text:p><text:s text:c="2"/>~Kitanya~, ~Rastor~, ~kitanya~, ~~, ~r#kityb.dlg~, ~~, ~~, ~~, ~~, ~~ =&gt; ~-1~ // </text:p>
          </table:table-cell>
        </table:table-row>
        <table:table-row table:style-name="ro2">
          <table:table-cell table:formula="of:=CONCATENATE([$'master input'.A67];&quot;  ~&quot;;[$'master input'.B67];&quot;~, ~&quot;;[$'master input'.C67];&quot;~, ~&quot;;[$'master input'.D67];&quot;~, ~&quot;;[$'master input'.E67];&quot;~, ~&quot;;[$'master input'.F67];&quot;~, ~&quot;;[$'master input'.G67];&quot;~, ~&quot;;[$'master input'.H67];&quot;~, ~&quot;;[$'master input'.I67];&quot;~, ~&quot;;[$'master input'.J67];&quot;~, ~&quot;;[$'master input'.K67];&quot;~ =&gt; ~-1~ // &quot;;[$'master input'.L67])" office:value-type="string" office:string-value="  ~Kivan~, ~Smiling Imp~, ~kivan-imp~, ~~, ~7xkivab.dlg~, ~~, ~~, ~~, ~~, ~~ =&gt; ~-1~ // " calcext:value-type="string">
            <text:p><text:s text:c="2"/>~Kivan~, ~Smiling Imp~, ~kivan-imp~, ~~, ~7xkivab.dlg~, ~~, ~~, ~~, ~~, ~~ =&gt; ~-1~ // </text:p>
          </table:table-cell>
        </table:table-row>
        <table:table-row table:style-name="ro2">
          <table:table-cell table:formula="of:=CONCATENATE([$'master input'.A68];&quot;  ~&quot;;[$'master input'.B68];&quot;~, ~&quot;;[$'master input'.C68];&quot;~, ~&quot;;[$'master input'.D68];&quot;~, ~&quot;;[$'master input'.E68];&quot;~, ~&quot;;[$'master input'.F68];&quot;~, ~&quot;;[$'master input'.G68];&quot;~, ~&quot;;[$'master input'.H68];&quot;~, ~&quot;;[$'master input'.I68];&quot;~, ~&quot;;[$'master input'.J68];&quot;~, ~&quot;;[$'master input'.K68];&quot;~ =&gt; ~-1~ // &quot;;[$'master input'.L68])" office:value-type="string" office:string-value="  ~Kivan and Deheriana Companions for BG2~, ~Domi~, ~kivan~, ~~, ~p#kivan.dlg~, ~~, ~bp#kiv25.dlg~, ~~, ~~, ~~ =&gt; ~-1~ // " calcext:value-type="string">
            <text:p><text:s text:c="2"/>~Kivan and Deheriana Companions for BG2~, ~Domi~, ~kivan~, ~~, ~p#kivan.dlg~, ~~, ~bp#kiv25.dlg~, ~~, ~~, ~~ =&gt; ~-1~ // </text:p>
          </table:table-cell>
        </table:table-row>
        <table:table-row table:style-name="ro2">
          <table:table-cell table:formula="of:=CONCATENATE([$'master input'.A69];&quot;  ~&quot;;[$'master input'.B69];&quot;~, ~&quot;;[$'master input'.C69];&quot;~, ~&quot;;[$'master input'.D69];&quot;~, ~&quot;;[$'master input'.E69];&quot;~, ~&quot;;[$'master input'.F69];&quot;~, ~&quot;;[$'master input'.G69];&quot;~, ~&quot;;[$'master input'.H69];&quot;~, ~&quot;;[$'master input'.I69];&quot;~, ~&quot;;[$'master input'.J69];&quot;~, ~&quot;;[$'master input'.K69];&quot;~ =&gt; ~-1~ // &quot;;[$'master input'.L69])" office:value-type="string" office:string-value="  ~Lhannd~, ~Lava~, ~lhannd~, ~~, ~l#lhab.dlg~, ~~, ~l#lha25b.dlg~, ~~, ~~, ~~ =&gt; ~-1~ // " calcext:value-type="string">
            <text:p><text:s text:c="2"/>~Lhannd~, ~Lava~, ~lhannd~, ~~, ~l#lhab.dlg~, ~~, ~l#lha25b.dlg~, ~~, ~~, ~~ =&gt; ~-1~ // </text:p>
          </table:table-cell>
        </table:table-row>
        <table:table-row table:style-name="ro2">
          <table:table-cell table:formula="of:=CONCATENATE([$'master input'.A70];&quot;  ~&quot;;[$'master input'.B70];&quot;~, ~&quot;;[$'master input'.C70];&quot;~, ~&quot;;[$'master input'.D70];&quot;~, ~&quot;;[$'master input'.E70];&quot;~, ~&quot;;[$'master input'.F70];&quot;~, ~&quot;;[$'master input'.G70];&quot;~, ~&quot;;[$'master input'.H70];&quot;~, ~&quot;;[$'master input'.I70];&quot;~, ~&quot;;[$'master input'.J70];&quot;~, ~&quot;;[$'master input'.K70];&quot;~ =&gt; ~-1~ // &quot;;[$'master input'.L70])" office:value-type="string" office:string-value="  ~Longer Road~, ~dorotea~, ~longer-road~, ~~, ~~, ~~, ~bjonel25.dlg~, ~~, ~~, ~~ =&gt; ~-1~ // " calcext:value-type="string">
            <text:p><text:s text:c="2"/>~Longer Road~, ~dorotea~, ~longer-road~, ~~, ~~, ~~, ~bjonel25.dlg~, ~~, ~~, ~~ =&gt; ~-1~ // </text:p>
          </table:table-cell>
        </table:table-row>
        <table:table-row table:style-name="ro2">
          <table:table-cell table:formula="of:=CONCATENATE([$'master input'.A71];&quot;  ~&quot;;[$'master input'.B71];&quot;~, ~&quot;;[$'master input'.C71];&quot;~, ~&quot;;[$'master input'.D71];&quot;~, ~&quot;;[$'master input'.E71];&quot;~, ~&quot;;[$'master input'.F71];&quot;~, ~&quot;;[$'master input'.G71];&quot;~, ~&quot;;[$'master input'.H71];&quot;~, ~&quot;;[$'master input'.I71];&quot;~, ~&quot;;[$'master input'.J71];&quot;~, ~&quot;;[$'master input'.K71];&quot;~ =&gt; ~-1~ // &quot;;[$'master input'.L71])" office:value-type="string" office:string-value="  ~Montaron~, ~Smiling Imp~, ~montaron~, ~~, ~7xmontb.dlg~, ~~, ~~, ~~, ~~, ~~ =&gt; ~-1~ // " calcext:value-type="string">
            <text:p><text:s text:c="2"/>~Montaron~, ~Smiling Imp~, ~montaron~, ~~, ~7xmontb.dlg~, ~~, ~~, ~~, ~~, ~~ =&gt; ~-1~ // </text:p>
          </table:table-cell>
        </table:table-row>
        <table:table-row table:style-name="ro2">
          <table:table-cell table:formula="of:=CONCATENATE([$'master input'.A72];&quot;  ~&quot;;[$'master input'.B72];&quot;~, ~&quot;;[$'master input'.C72];&quot;~, ~&quot;;[$'master input'.D72];&quot;~, ~&quot;;[$'master input'.E72];&quot;~, ~&quot;;[$'master input'.F72];&quot;~, ~&quot;;[$'master input'.G72];&quot;~, ~&quot;;[$'master input'.H72];&quot;~, ~&quot;;[$'master input'.I72];&quot;~, ~&quot;;[$'master input'.J72];&quot;~, ~&quot;;[$'master input'.K72];&quot;~ =&gt; ~-1~ // &quot;;[$'master input'.L72])" office:value-type="string" office:string-value="  ~Nalia Romance~, ~Arnel~, ~nalia-arnel~, ~~, ~nalbdy.itm~, ~~, ~~, ~~, ~nalia~, ~~ =&gt; ~-1~ // " calcext:value-type="string">
            <text:p><text:s text:c="2"/>~Nalia Romance~, ~Arnel~, ~nalia-arnel~, ~~, ~nalbdy.itm~, ~~, ~~, ~~, ~nalia~, ~~ =&gt; ~-1~ // </text:p>
          </table:table-cell>
        </table:table-row>
        <table:table-row table:style-name="ro2">
          <table:table-cell table:formula="of:=CONCATENATE([$'master input'.A73];&quot;  ~&quot;;[$'master input'.B73];&quot;~, ~&quot;;[$'master input'.C73];&quot;~, ~&quot;;[$'master input'.D73];&quot;~, ~&quot;;[$'master input'.E73];&quot;~, ~&quot;;[$'master input'.F73];&quot;~, ~&quot;;[$'master input'.G73];&quot;~, ~&quot;;[$'master input'.H73];&quot;~, ~&quot;;[$'master input'.I73];&quot;~, ~&quot;;[$'master input'.J73];&quot;~, ~&quot;;[$'master input'.K73];&quot;~ =&gt; ~-1~ // &quot;;[$'master input'.L73])" office:value-type="string" office:string-value="  ~Nathaniel~, ~Miss_Sakaki~, ~nathaniel~, ~~, ~bfhnat.dlg~, ~~, ~bfhnat25.dlg~, ~~, ~fhnat~, ~fhnat25~ =&gt; ~-1~ // " calcext:value-type="string">
            <text:p><text:s text:c="2"/>~Nathaniel~, ~Miss_Sakaki~, ~nathaniel~, ~~, ~bfhnat.dlg~, ~~, ~bfhnat25.dlg~, ~~, ~fhnat~, ~fhnat25~ =&gt; ~-1~ // </text:p>
          </table:table-cell>
        </table:table-row>
        <table:table-row table:style-name="ro2">
          <table:table-cell table:formula="of:=CONCATENATE([$'master input'.A74];&quot;  ~&quot;;[$'master input'.B74];&quot;~, ~&quot;;[$'master input'.C74];&quot;~, ~&quot;;[$'master input'.D74];&quot;~, ~&quot;;[$'master input'.E74];&quot;~, ~&quot;;[$'master input'.F74];&quot;~, ~&quot;;[$'master input'.G74];&quot;~, ~&quot;;[$'master input'.H74];&quot;~, ~&quot;;[$'master input'.I74];&quot;~, ~&quot;;[$'master input'.J74];&quot;~, ~&quot;;[$'master input'.K74];&quot;~ =&gt; ~-1~ // &quot;;[$'master input'.L74])" office:value-type="string" office:string-value="  ~Neh’taniel~, ~Kitanna~, ~nehtaniel~, ~~, ~sk#neht.dlg~, ~~, ~~, ~~, ~~, ~~ =&gt; ~-1~ // " calcext:value-type="string">
            <text:p><text:s text:c="2"/>~Neh’taniel~, ~Kitanna~, ~nehtaniel~, ~~, ~sk#neht.dlg~, ~~, ~~, ~~, ~~, ~~ =&gt; ~-1~ // </text:p>
          </table:table-cell>
        </table:table-row>
        <table:table-row table:style-name="ro2">
          <table:table-cell table:formula="of:=CONCATENATE([$'master input'.A75];&quot;  ~&quot;;[$'master input'.B75];&quot;~, ~&quot;;[$'master input'.C75];&quot;~, ~&quot;;[$'master input'.D75];&quot;~, ~&quot;;[$'master input'.E75];&quot;~, ~&quot;;[$'master input'.F75];&quot;~, ~&quot;;[$'master input'.G75];&quot;~, ~&quot;;[$'master input'.H75];&quot;~, ~&quot;;[$'master input'.I75];&quot;~, ~&quot;;[$'master input'.J75];&quot;~, ~&quot;;[$'master input'.K75];&quot;~ =&gt; ~-1~ // &quot;;[$'master input'.L75])" office:value-type="string" office:string-value="  ~Nephele~, ~K'aeloree~, ~nephele~, ~~, ~lk#neph.dlg~, ~~, ~~, ~~, ~~, ~~ =&gt; ~-1~ // " calcext:value-type="string">
            <text:p><text:s text:c="2"/>~Nephele~, ~K'aeloree~, ~nephele~, ~~, ~lk#neph.dlg~, ~~, ~~, ~~, ~~, ~~ =&gt; ~-1~ // </text:p>
          </table:table-cell>
        </table:table-row>
        <table:table-row table:style-name="ro2">
          <table:table-cell table:formula="of:=CONCATENATE([$'master input'.A76];&quot;  ~&quot;;[$'master input'.B76];&quot;~, ~&quot;;[$'master input'.C76];&quot;~, ~&quot;;[$'master input'.D76];&quot;~, ~&quot;;[$'master input'.E76];&quot;~, ~&quot;;[$'master input'.F76];&quot;~, ~&quot;;[$'master input'.G76];&quot;~, ~&quot;;[$'master input'.H76];&quot;~, ~&quot;;[$'master input'.I76];&quot;~, ~&quot;;[$'master input'.J76];&quot;~, ~&quot;;[$'master input'.K76];&quot;~ =&gt; ~-1~ // &quot;;[$'master input'.L76])" office:value-type="string" office:string-value="  ~Ninde~, ~Deva, K'aeloree and Rhaella~, ~ninde~, ~~, ~lk#nind.dlg~, ~~, ~lk#ni25.dlg~, ~~, ~lk#nins~, ~lk#ni25~ =&gt; ~-1~ // Had conflict script, but was not being applied" calcext:value-type="string">
            <text:p><text:s text:c="2"/>~Ninde~, ~Deva, K'aeloree and Rhaella~, ~ninde~, ~~, ~lk#nind.dlg~, ~~, ~lk#ni25.dlg~, ~~, ~lk#nins~, ~lk#ni25~ =&gt; ~-1~ // Had conflict script, but was not being applied</text:p>
          </table:table-cell>
        </table:table-row>
        <table:table-row table:style-name="ro2">
          <table:table-cell table:formula="of:=CONCATENATE([$'master input'.A77];&quot;  ~&quot;;[$'master input'.B77];&quot;~, ~&quot;;[$'master input'.C77];&quot;~, ~&quot;;[$'master input'.D77];&quot;~, ~&quot;;[$'master input'.E77];&quot;~, ~&quot;;[$'master input'.F77];&quot;~, ~&quot;;[$'master input'.G77];&quot;~, ~&quot;;[$'master input'.H77];&quot;~, ~&quot;;[$'master input'.I77];&quot;~, ~&quot;;[$'master input'.J77];&quot;~, ~&quot;;[$'master input'.K77];&quot;~ =&gt; ~-1~ // &quot;;[$'master input'.L77])" office:value-type="string" office:string-value="  ~Pai’Na~, ~The Artisan~, ~paina~, ~~, ~bc0paina.dlg~, ~~, ~~, ~~, ~~, ~~ =&gt; ~-1~ // " calcext:value-type="string">
            <text:p><text:s text:c="2"/>~Pai’Na~, ~The Artisan~, ~paina~, ~~, ~bc0paina.dlg~, ~~, ~~, ~~, ~~, ~~ =&gt; ~-1~ // </text:p>
          </table:table-cell>
        </table:table-row>
        <table:table-row table:style-name="ro2">
          <table:table-cell table:formula="of:=CONCATENATE([$'master input'.A78];&quot;  ~&quot;;[$'master input'.B78];&quot;~, ~&quot;;[$'master input'.C78];&quot;~, ~&quot;;[$'master input'.D78];&quot;~, ~&quot;;[$'master input'.E78];&quot;~, ~&quot;;[$'master input'.F78];&quot;~, ~&quot;;[$'master input'.G78];&quot;~, ~&quot;;[$'master input'.H78];&quot;~, ~&quot;;[$'master input'.I78];&quot;~, ~&quot;;[$'master input'.J78];&quot;~, ~&quot;;[$'master input'.K78];&quot;~ =&gt; ~-1~ // &quot;;[$'master input'.L78])" office:value-type="string" office:string-value="  ~Petsy~, ~Lava~, ~petsy~, ~~, ~l3petsyb.dlg~, ~~, ~l3pet25b.dlg~, ~~, ~~, ~~ =&gt; ~-1~ // " calcext:value-type="string">
            <text:p><text:s text:c="2"/>~Petsy~, ~Lava~, ~petsy~, ~~, ~l3petsyb.dlg~, ~~, ~l3pet25b.dlg~, ~~, ~~, ~~ =&gt; ~-1~ // </text:p>
          </table:table-cell>
        </table:table-row>
        <table:table-row table:style-name="ro2">
          <table:table-cell table:formula="of:=CONCATENATE([$'master input'.A79];&quot;  ~&quot;;[$'master input'.B79];&quot;~, ~&quot;;[$'master input'.C79];&quot;~, ~&quot;;[$'master input'.D79];&quot;~, ~&quot;;[$'master input'.E79];&quot;~, ~&quot;;[$'master input'.F79];&quot;~, ~&quot;;[$'master input'.G79];&quot;~, ~&quot;;[$'master input'.H79];&quot;~, ~&quot;;[$'master input'.I79];&quot;~, ~&quot;;[$'master input'.J79];&quot;~, ~&quot;;[$'master input'.K79];&quot;~ =&gt; ~-1~ // &quot;;[$'master input'.L79])" office:value-type="string" office:string-value="  ~Quayle~, ~Lava~, ~quayle~, ~~, ~1xquayb.dlg~, ~~, ~1xqu25b.dlg~, ~~, ~~, ~~ =&gt; ~-1~ // " calcext:value-type="string">
            <text:p><text:s text:c="2"/>~Quayle~, ~Lava~, ~quayle~, ~~, ~1xquayb.dlg~, ~~, ~1xqu25b.dlg~, ~~, ~~, ~~ =&gt; ~-1~ // </text:p>
          </table:table-cell>
        </table:table-row>
        <table:table-row table:style-name="ro2">
          <table:table-cell table:formula="of:=CONCATENATE([$'master input'.A80];&quot;  ~&quot;;[$'master input'.B80];&quot;~, ~&quot;;[$'master input'.C80];&quot;~, ~&quot;;[$'master input'.D80];&quot;~, ~&quot;;[$'master input'.E80];&quot;~, ~&quot;;[$'master input'.F80];&quot;~, ~&quot;;[$'master input'.G80];&quot;~, ~&quot;;[$'master input'.H80];&quot;~, ~&quot;;[$'master input'.I80];&quot;~, ~&quot;;[$'master input'.J80];&quot;~, ~&quot;;[$'master input'.K80];&quot;~ =&gt; ~-1~ // &quot;;[$'master input'.L80])" office:value-type="string" office:string-value="  ~Quayle~, ~Smiling Imp~, ~quayle-imp~, ~~, ~7xquayb.dlg~, ~~, ~~, ~~, ~~, ~~ =&gt; ~-1~ // " calcext:value-type="string">
            <text:p><text:s text:c="2"/>~Quayle~, ~Smiling Imp~, ~quayle-imp~, ~~, ~7xquayb.dlg~, ~~, ~~, ~~, ~~, ~~ =&gt; ~-1~ // </text:p>
          </table:table-cell>
        </table:table-row>
        <table:table-row table:style-name="ro2">
          <table:table-cell table:formula="of:=CONCATENATE([$'master input'.A81];&quot;  ~&quot;;[$'master input'.B81];&quot;~, ~&quot;;[$'master input'.C81];&quot;~, ~&quot;;[$'master input'.D81];&quot;~, ~&quot;;[$'master input'.E81];&quot;~, ~&quot;;[$'master input'.F81];&quot;~, ~&quot;;[$'master input'.G81];&quot;~, ~&quot;;[$'master input'.H81];&quot;~, ~&quot;;[$'master input'.I81];&quot;~, ~&quot;;[$'master input'.J81];&quot;~, ~&quot;;[$'master input'.K81];&quot;~ =&gt; ~-1~ // &quot;;[$'master input'.L81])" office:value-type="string" office:string-value="  ~Saerileth~, ~Sillara and Nethrin~, ~saerilith~, ~~, ~bsaerile.dlg~, ~~, ~saeril25.dlg~, ~~, ~saerilet~, ~saeril25~ =&gt; ~-1~ // " calcext:value-type="string">
            <text:p><text:s text:c="2"/>~Saerileth~, ~Sillara and Nethrin~, ~saerilith~, ~~, ~bsaerile.dlg~, ~~, ~saeril25.dlg~, ~~, ~saerilet~, ~saeril25~ =&gt; ~-1~ // </text:p>
          </table:table-cell>
        </table:table-row>
        <table:table-row table:style-name="ro2">
          <table:table-cell table:formula="of:=CONCATENATE([$'master input'.A82];&quot;  ~&quot;;[$'master input'.B82];&quot;~, ~&quot;;[$'master input'.C82];&quot;~, ~&quot;;[$'master input'.D82];&quot;~, ~&quot;;[$'master input'.E82];&quot;~, ~&quot;;[$'master input'.F82];&quot;~, ~&quot;;[$'master input'.G82];&quot;~, ~&quot;;[$'master input'.H82];&quot;~, ~&quot;;[$'master input'.I82];&quot;~, ~&quot;;[$'master input'.J82];&quot;~, ~&quot;;[$'master input'.K82];&quot;~ =&gt; ~-1~ // &quot;;[$'master input'.L82])" office:value-type="string" office:string-value="  ~Safana~, ~Smiling Imp~, ~safana~, ~~, ~b7xsafa.dlg~, ~~, ~~, ~~, ~~, ~~ =&gt; ~-1~ // " calcext:value-type="string">
            <text:p><text:s text:c="2"/>~Safana~, ~Smiling Imp~, ~safana~, ~~, ~b7xsafa.dlg~, ~~, ~~, ~~, ~~, ~~ =&gt; ~-1~ // </text:p>
          </table:table-cell>
        </table:table-row>
        <table:table-row table:style-name="ro2">
          <table:table-cell table:formula="of:=CONCATENATE([$'master input'.A83];&quot;  ~&quot;;[$'master input'.B83];&quot;~, ~&quot;;[$'master input'.C83];&quot;~, ~&quot;;[$'master input'.D83];&quot;~, ~&quot;;[$'master input'.E83];&quot;~, ~&quot;;[$'master input'.F83];&quot;~, ~&quot;;[$'master input'.G83];&quot;~, ~&quot;;[$'master input'.H83];&quot;~, ~&quot;;[$'master input'.I83];&quot;~, ~&quot;;[$'master input'.J83];&quot;~, ~&quot;;[$'master input'.K83];&quot;~ =&gt; ~-1~ // &quot;;[$'master input'.L83])" office:value-type="string" office:string-value="  ~Sarah~, ~theacefes~, ~sarah~, ~~, ~k#sarah.dlg~, ~~, ~~, ~~, ~k#sarah~, ~k#sara25~ =&gt; ~-1~ // " calcext:value-type="string">
            <text:p><text:s text:c="2"/>~Sarah~, ~theacefes~, ~sarah~, ~~, ~k#sarah.dlg~, ~~, ~~, ~~, ~k#sarah~, ~k#sara25~ =&gt; ~-1~ // </text:p>
          </table:table-cell>
        </table:table-row>
        <table:table-row table:style-name="ro2">
          <table:table-cell table:formula="of:=CONCATENATE([$'master input'.A84];&quot;  ~&quot;;[$'master input'.B84];&quot;~, ~&quot;;[$'master input'.C84];&quot;~, ~&quot;;[$'master input'.D84];&quot;~, ~&quot;;[$'master input'.E84];&quot;~, ~&quot;;[$'master input'.F84];&quot;~, ~&quot;;[$'master input'.G84];&quot;~, ~&quot;;[$'master input'.H84];&quot;~, ~&quot;;[$'master input'.I84];&quot;~, ~&quot;;[$'master input'.J84];&quot;~, ~&quot;;[$'master input'.K84];&quot;~ =&gt; ~-1~ // &quot;;[$'master input'.L84])" office:value-type="string" office:string-value="  ~Sellswords~, ~Kulyok~, ~sellswords~, ~~, ~o#llkimm.dlg ~, ~~, ~~, ~~, ~~, ~~ =&gt; ~-1~ // " calcext:value-type="string">
            <text:p><text:s text:c="2"/>~Sellswords~, ~Kulyok~, ~sellswords~, ~~, ~o#llkimm.dlg ~, ~~, ~~, ~~, ~~, ~~ =&gt; ~-1~ // </text:p>
          </table:table-cell>
        </table:table-row>
        <table:table-row table:style-name="ro2">
          <table:table-cell table:formula="of:=CONCATENATE([$'master input'.A85];&quot;  ~&quot;;[$'master input'.B85];&quot;~, ~&quot;;[$'master input'.C85];&quot;~, ~&quot;;[$'master input'.D85];&quot;~, ~&quot;;[$'master input'.E85];&quot;~, ~&quot;;[$'master input'.F85];&quot;~, ~&quot;;[$'master input'.G85];&quot;~, ~&quot;;[$'master input'.H85];&quot;~, ~&quot;;[$'master input'.I85];&quot;~, ~&quot;;[$'master input'.J85];&quot;~, ~&quot;;[$'master input'.K85];&quot;~ =&gt; ~-1~ // &quot;;[$'master input'.L85])" office:value-type="string" office:string-value="  ~Shar-Teel~, ~Smiling Imp~, ~sharteel~, ~~, ~b7xshar.dlg~, ~~, ~b7xsh25.dlg~, ~~, ~~, ~~ =&gt; ~-1~ // " calcext:value-type="string">
            <text:p><text:s text:c="2"/>~Shar-Teel~, ~Smiling Imp~, ~sharteel~, ~~, ~b7xshar.dlg~, ~~, ~b7xsh25.dlg~, ~~, ~~, ~~ =&gt; ~-1~ // </text:p>
          </table:table-cell>
        </table:table-row>
        <table:table-row table:style-name="ro2">
          <table:table-cell table:formula="of:=CONCATENATE([$'master input'.A86];&quot;  ~&quot;;[$'master input'.B86];&quot;~, ~&quot;;[$'master input'.C86];&quot;~, ~&quot;;[$'master input'.D86];&quot;~, ~&quot;;[$'master input'.E86];&quot;~, ~&quot;;[$'master input'.F86];&quot;~, ~&quot;;[$'master input'.G86];&quot;~, ~&quot;;[$'master input'.H86];&quot;~, ~&quot;;[$'master input'.I86];&quot;~, ~&quot;;[$'master input'.J86];&quot;~, ~&quot;;[$'master input'.K86];&quot;~ =&gt; ~-1~ // &quot;;[$'master input'.L86])" office:value-type="string" office:string-value="  ~Silver Star~, ~Davide Carta and Seifer~, ~silverstar~, ~~, ~bsilver.dlg~, ~~, ~~, ~~, ~~, ~~ =&gt; ~-1~ // " calcext:value-type="string">
            <text:p><text:s text:c="2"/>~Silver Star~, ~Davide Carta and Seifer~, ~silverstar~, ~~, ~bsilver.dlg~, ~~, ~~, ~~, ~~, ~~ =&gt; ~-1~ // </text:p>
          </table:table-cell>
        </table:table-row>
        <table:table-row table:style-name="ro2">
          <table:table-cell table:formula="of:=CONCATENATE([$'master input'.A87];&quot;  ~&quot;;[$'master input'.B87];&quot;~, ~&quot;;[$'master input'.C87];&quot;~, ~&quot;;[$'master input'.D87];&quot;~, ~&quot;;[$'master input'.E87];&quot;~, ~&quot;;[$'master input'.F87];&quot;~, ~&quot;;[$'master input'.G87];&quot;~, ~&quot;;[$'master input'.H87];&quot;~, ~&quot;;[$'master input'.I87];&quot;~, ~&quot;;[$'master input'.J87];&quot;~, ~&quot;;[$'master input'.K87];&quot;~ =&gt; ~-1~ // &quot;;[$'master input'.L87])" office:value-type="string" office:string-value="  ~Sirene~, ~The Artisan~, ~sirene~, ~~, ~bc0siren.dlg~, ~~, ~~, ~~, ~~, ~~ =&gt; ~-1~ // " calcext:value-type="string">
            <text:p><text:s text:c="2"/>~Sirene~, ~The Artisan~, ~sirene~, ~~, ~bc0siren.dlg~, ~~, ~~, ~~, ~~, ~~ =&gt; ~-1~ // </text:p>
          </table:table-cell>
        </table:table-row>
        <table:table-row table:style-name="ro2">
          <table:table-cell table:formula="of:=CONCATENATE([$'master input'.A88];&quot;  ~&quot;;[$'master input'.B88];&quot;~, ~&quot;;[$'master input'.C88];&quot;~, ~&quot;;[$'master input'.D88];&quot;~, ~&quot;;[$'master input'.E88];&quot;~, ~&quot;;[$'master input'.F88];&quot;~, ~&quot;;[$'master input'.G88];&quot;~, ~&quot;;[$'master input'.H88];&quot;~, ~&quot;;[$'master input'.I88];&quot;~, ~&quot;;[$'master input'.J88];&quot;~, ~&quot;;[$'master input'.K88];&quot;~ =&gt; ~-1~ // &quot;;[$'master input'.L88])" office:value-type="string" office:string-value="  ~Skie~, ~Lava~, ~skie~, ~~, ~1xskieb.dlg~, ~~, ~1xski25b.dlg~, ~~, ~~, ~~ =&gt; ~-1~ // " calcext:value-type="string">
            <text:p><text:s text:c="2"/>~Skie~, ~Lava~, ~skie~, ~~, ~1xskieb.dlg~, ~~, ~1xski25b.dlg~, ~~, ~~, ~~ =&gt; ~-1~ // </text:p>
          </table:table-cell>
        </table:table-row>
        <table:table-row table:style-name="ro2">
          <table:table-cell table:formula="of:=CONCATENATE([$'master input'.A89];&quot;  ~&quot;;[$'master input'.B89];&quot;~, ~&quot;;[$'master input'.C89];&quot;~, ~&quot;;[$'master input'.D89];&quot;~, ~&quot;;[$'master input'.E89];&quot;~, ~&quot;;[$'master input'.F89];&quot;~, ~&quot;;[$'master input'.G89];&quot;~, ~&quot;;[$'master input'.H89];&quot;~, ~&quot;;[$'master input'.I89];&quot;~, ~&quot;;[$'master input'.J89];&quot;~, ~&quot;;[$'master input'.K89];&quot;~ =&gt; ~-1~ // &quot;;[$'master input'.L89])" office:value-type="string" office:string-value="  ~Skie~, ~Smiling Imp~, ~skie-imp~, ~~, ~7xskib.dlg~, ~~, ~~, ~~, ~~, ~~ =&gt; ~-1~ // " calcext:value-type="string">
            <text:p><text:s text:c="2"/>~Skie~, ~Smiling Imp~, ~skie-imp~, ~~, ~7xskib.dlg~, ~~, ~~, ~~, ~~, ~~ =&gt; ~-1~ // </text:p>
          </table:table-cell>
        </table:table-row>
        <table:table-row table:style-name="ro2">
          <table:table-cell table:formula="of:=CONCATENATE([$'master input'.A90];&quot;  ~&quot;;[$'master input'.B90];&quot;~, ~&quot;;[$'master input'.C90];&quot;~, ~&quot;;[$'master input'.D90];&quot;~, ~&quot;;[$'master input'.E90];&quot;~, ~&quot;;[$'master input'.F90];&quot;~, ~&quot;;[$'master input'.G90];&quot;~, ~&quot;;[$'master input'.H90];&quot;~, ~&quot;;[$'master input'.I90];&quot;~, ~&quot;;[$'master input'.J90];&quot;~, ~&quot;;[$'master input'.K90];&quot;~ =&gt; ~-1~ // &quot;;[$'master input'.L90])" office:value-type="string" office:string-value="  ~Skie – The Cost of One Girl’s Soul~, ~Lava~, ~skiecost~, ~~, ~l#2sdskb.dlg~, ~~, ~l#2sd25b.dlg~, ~~, ~~, ~~ =&gt; ~-1~ // " calcext:value-type="string">
            <text:p><text:s text:c="2"/>~Skie – The Cost of One Girl’s Soul~, ~Lava~, ~skiecost~, ~~, ~l#2sdskb.dlg~, ~~, ~l#2sd25b.dlg~, ~~, ~~, ~~ =&gt; ~-1~ // </text:p>
          </table:table-cell>
        </table:table-row>
        <table:table-row table:style-name="ro2">
          <table:table-cell table:formula="of:=CONCATENATE([$'master input'.A91];&quot;  ~&quot;;[$'master input'.B91];&quot;~, ~&quot;;[$'master input'.C91];&quot;~, ~&quot;;[$'master input'.D91];&quot;~, ~&quot;;[$'master input'.E91];&quot;~, ~&quot;;[$'master input'.F91];&quot;~, ~&quot;;[$'master input'.G91];&quot;~, ~&quot;;[$'master input'.H91];&quot;~, ~&quot;;[$'master input'.I91];&quot;~, ~&quot;;[$'master input'.J91];&quot;~, ~&quot;;[$'master input'.K91];&quot;~ =&gt; ~-1~ // &quot;;[$'master input'.L91])" office:value-type="string" office:string-value="  ~Solaufein~, ~Wes Weimer~, ~solaufein-ww~, ~~, ~bsola.dlg~, ~~, ~bsola25.dlg~, ~~, ~~, ~~ =&gt; ~-1~ // " calcext:value-type="string">
            <text:p><text:s text:c="2"/>~Solaufein~, ~Wes Weimer~, ~solaufein-ww~, ~~, ~bsola.dlg~, ~~, ~bsola25.dlg~, ~~, ~~, ~~ =&gt; ~-1~ // </text:p>
          </table:table-cell>
        </table:table-row>
        <table:table-row table:style-name="ro2">
          <table:table-cell table:formula="of:=CONCATENATE([$'master input'.A92];&quot;  ~&quot;;[$'master input'.B92];&quot;~, ~&quot;;[$'master input'.C92];&quot;~, ~&quot;;[$'master input'.D92];&quot;~, ~&quot;;[$'master input'.E92];&quot;~, ~&quot;;[$'master input'.F92];&quot;~, ~&quot;;[$'master input'.G92];&quot;~, ~&quot;;[$'master input'.H92];&quot;~, ~&quot;;[$'master input'.I92];&quot;~, ~&quot;;[$'master input'.J92];&quot;~, ~&quot;;[$'master input'.K92];&quot;~ =&gt; ~-1~ // &quot;;[$'master input'.L92])" office:value-type="string" office:string-value="  ~Solaufein’s Rescue~, ~jastey~, ~solaufein~, ~~, ~c#solaub.dlg~, ~~, ~c#solaub.dlg~, ~~, ~~, ~~ =&gt; ~-1~ // " calcext:value-type="string">
            <text:p><text:s text:c="2"/>~Solaufein’s Rescue~, ~jastey~, ~solaufein~, ~~, ~c#solaub.dlg~, ~~, ~c#solaub.dlg~, ~~, ~~, ~~ =&gt; ~-1~ // </text:p>
          </table:table-cell>
        </table:table-row>
        <table:table-row table:style-name="ro2">
          <table:table-cell table:formula="of:=CONCATENATE([$'master input'.A93];&quot;  ~&quot;;[$'master input'.B93];&quot;~, ~&quot;;[$'master input'.C93];&quot;~, ~&quot;;[$'master input'.D93];&quot;~, ~&quot;;[$'master input'.E93];&quot;~, ~&quot;;[$'master input'.F93];&quot;~, ~&quot;;[$'master input'.G93];&quot;~, ~&quot;;[$'master input'.H93];&quot;~, ~&quot;;[$'master input'.I93];&quot;~, ~&quot;;[$'master input'.J93];&quot;~, ~&quot;;[$'master input'.K93];&quot;~ =&gt; ~-1~ // &quot;;[$'master input'.L93])" office:value-type="string" office:string-value="  ~Stivan~, ~the bigg~, ~stivan~, ~~, ~tb#stivb.dlg~, ~~, ~~, ~~, ~~, ~~ =&gt; ~-1~ // " calcext:value-type="string">
            <text:p><text:s text:c="2"/>~Stivan~, ~the bigg~, ~stivan~, ~~, ~tb#stivb.dlg~, ~~, ~~, ~~, ~~, ~~ =&gt; ~-1~ // </text:p>
          </table:table-cell>
        </table:table-row>
        <table:table-row table:style-name="ro2">
          <table:table-cell table:formula="of:=CONCATENATE([$'master input'.A94];&quot;  ~&quot;;[$'master input'.B94];&quot;~, ~&quot;;[$'master input'.C94];&quot;~, ~&quot;;[$'master input'.D94];&quot;~, ~&quot;;[$'master input'.E94];&quot;~, ~&quot;;[$'master input'.F94];&quot;~, ~&quot;;[$'master input'.G94];&quot;~, ~&quot;;[$'master input'.H94];&quot;~, ~&quot;;[$'master input'.I94];&quot;~, ~&quot;;[$'master input'.J94];&quot;~, ~&quot;;[$'master input'.K94];&quot;~ =&gt; ~-1~ // &quot;;[$'master input'.L94])" office:value-type="string" office:string-value="  ~Swylif~, ~Lava~, ~swylif~, ~~, ~ld#swyb.dlg~, ~~, ~~, ~~, ~~, ~~ =&gt; ~-1~ // " calcext:value-type="string">
            <text:p><text:s text:c="2"/>~Swylif~, ~Lava~, ~swylif~, ~~, ~ld#swyb.dlg~, ~~, ~~, ~~, ~~, ~~ =&gt; ~-1~ // </text:p>
          </table:table-cell>
        </table:table-row>
        <table:table-row table:style-name="ro2">
          <table:table-cell table:formula="of:=CONCATENATE([$'master input'.A95];&quot;  ~&quot;;[$'master input'.B95];&quot;~, ~&quot;;[$'master input'.C95];&quot;~, ~&quot;;[$'master input'.D95];&quot;~, ~&quot;;[$'master input'.E95];&quot;~, ~&quot;;[$'master input'.F95];&quot;~, ~&quot;;[$'master input'.G95];&quot;~, ~&quot;;[$'master input'.H95];&quot;~, ~&quot;;[$'master input'.I95];&quot;~, ~&quot;;[$'master input'.J95];&quot;~, ~&quot;;[$'master input'.K95];&quot;~ =&gt; ~-1~ // &quot;;[$'master input'.L95])" office:value-type="string" office:string-value="  ~Tales of the Deep Gardens~, ~Lava~, ~totdg~, ~~, ~0x1dg.bcs.dlg~, ~~, ~~, ~~, ~~, ~~ =&gt; ~-1~ // " calcext:value-type="string">
            <text:p><text:s text:c="2"/>~Tales of the Deep Gardens~, ~Lava~, ~totdg~, ~~, ~0x1dg.bcs.dlg~, ~~, ~~, ~~, ~~, ~~ =&gt; ~-1~ // </text:p>
          </table:table-cell>
        </table:table-row>
        <table:table-row table:style-name="ro2">
          <table:table-cell table:formula="of:=CONCATENATE([$'master input'.A96];&quot;  ~&quot;;[$'master input'.B96];&quot;~, ~&quot;;[$'master input'.C96];&quot;~, ~&quot;;[$'master input'.D96];&quot;~, ~&quot;;[$'master input'.E96];&quot;~, ~&quot;;[$'master input'.F96];&quot;~, ~&quot;;[$'master input'.G96];&quot;~, ~&quot;;[$'master input'.H96];&quot;~, ~&quot;;[$'master input'.I96];&quot;~, ~&quot;;[$'master input'.J96];&quot;~, ~&quot;;[$'master input'.K96];&quot;~ =&gt; ~-1~ // &quot;;[$'master input'.L96])" office:value-type="string" office:string-value="  ~Tashia~, ~Arian~, ~tashia~, ~~, ~btashia.dlg~, ~~, ~btashi25.dlg~, ~~, ~tashia~, ~tash25~ =&gt; ~-1~ // " calcext:value-type="string">
            <text:p><text:s text:c="2"/>~Tashia~, ~Arian~, ~tashia~, ~~, ~btashia.dlg~, ~~, ~btashi25.dlg~, ~~, ~tashia~, ~tash25~ =&gt; ~-1~ // </text:p>
          </table:table-cell>
        </table:table-row>
        <table:table-row table:style-name="ro2">
          <table:table-cell table:formula="of:=CONCATENATE([$'master input'.A97];&quot;  ~&quot;;[$'master input'.B97];&quot;~, ~&quot;;[$'master input'.C97];&quot;~, ~&quot;;[$'master input'.D97];&quot;~, ~&quot;;[$'master input'.E97];&quot;~, ~&quot;;[$'master input'.F97];&quot;~, ~&quot;;[$'master input'.G97];&quot;~, ~&quot;;[$'master input'.H97];&quot;~, ~&quot;;[$'master input'.I97];&quot;~, ~&quot;;[$'master input'.J97];&quot;~, ~&quot;;[$'master input'.K97];&quot;~ =&gt; ~-1~ // &quot;;[$'master input'.L97])" office:value-type="string" office:string-value="  ~The Luxley Family~, ~Feuille and Miss Sakaki~, ~luxleys~, ~~, ~bfhlseb.dlg~, ~~, ~~, ~~, ~~, ~~ =&gt; ~-1~ // " calcext:value-type="string">
            <text:p><text:s text:c="2"/>~The Luxley Family~, ~Feuille and Miss Sakaki~, ~luxleys~, ~~, ~bfhlseb.dlg~, ~~, ~~, ~~, ~~, ~~ =&gt; ~-1~ // </text:p>
          </table:table-cell>
        </table:table-row>
        <table:table-row table:style-name="ro2">
          <table:table-cell table:formula="of:=CONCATENATE([$'master input'.A98];&quot;  ~&quot;;[$'master input'.B98];&quot;~, ~&quot;;[$'master input'.C98];&quot;~, ~&quot;;[$'master input'.D98];&quot;~, ~&quot;;[$'master input'.E98];&quot;~, ~&quot;;[$'master input'.F98];&quot;~, ~&quot;;[$'master input'.G98];&quot;~, ~&quot;;[$'master input'.H98];&quot;~, ~&quot;;[$'master input'.I98];&quot;~, ~&quot;;[$'master input'.J98];&quot;~, ~&quot;;[$'master input'.K98];&quot;~ =&gt; ~-1~ // &quot;;[$'master input'.L98])" office:value-type="string" office:string-value="  ~Tiax~, ~Kulyok~, ~tiax~, ~~, ~bo#tiax.dlg~, ~~, ~bo#tia25.dlg~, ~~, ~~, ~~ =&gt; ~-1~ // " calcext:value-type="string">
            <text:p><text:s text:c="2"/>~Tiax~, ~Kulyok~, ~tiax~, ~~, ~bo#tiax.dlg~, ~~, ~bo#tia25.dlg~, ~~, ~~, ~~ =&gt; ~-1~ // </text:p>
          </table:table-cell>
        </table:table-row>
        <table:table-row table:style-name="ro2">
          <table:table-cell table:formula="of:=CONCATENATE([$'master input'.A99];&quot;  ~&quot;;[$'master input'.B99];&quot;~, ~&quot;;[$'master input'.C99];&quot;~, ~&quot;;[$'master input'.D99];&quot;~, ~&quot;;[$'master input'.E99];&quot;~, ~&quot;;[$'master input'.F99];&quot;~, ~&quot;;[$'master input'.G99];&quot;~, ~&quot;;[$'master input'.H99];&quot;~, ~&quot;;[$'master input'.I99];&quot;~, ~&quot;;[$'master input'.J99];&quot;~, ~&quot;;[$'master input'.K99];&quot;~ =&gt; ~-1~ // &quot;;[$'master input'.L99])" office:value-type="string" office:string-value="  ~Tiax~, ~Smiling Imp~, ~tiax-imp~, ~~, ~7xtiaxb.dlg~, ~~, ~~, ~~, ~~, ~~ =&gt; ~-1~ // " calcext:value-type="string">
            <text:p><text:s text:c="2"/>~Tiax~, ~Smiling Imp~, ~tiax-imp~, ~~, ~7xtiaxb.dlg~, ~~, ~~, ~~, ~~, ~~ =&gt; ~-1~ // </text:p>
          </table:table-cell>
        </table:table-row>
        <table:table-row table:style-name="ro2">
          <table:table-cell table:formula="of:=CONCATENATE([$'master input'.A100];&quot;  ~&quot;;[$'master input'.B100];&quot;~, ~&quot;;[$'master input'.C100];&quot;~, ~&quot;;[$'master input'.D100];&quot;~, ~&quot;;[$'master input'.E100];&quot;~, ~&quot;;[$'master input'.F100];&quot;~, ~&quot;;[$'master input'.G100];&quot;~, ~&quot;;[$'master input'.H100];&quot;~, ~&quot;;[$'master input'.I100];&quot;~, ~&quot;;[$'master input'.J100];&quot;~, ~&quot;;[$'master input'.K100];&quot;~ =&gt; ~-1~ // &quot;;[$'master input'.L100])" office:value-type="string" office:string-value="  ~Tortured Souls~, ~Vlad~, ~ts-sime~, ~~, ~sime.bcs~, ~~, ~sime25.bcs~, ~~, ~sime~, ~sime25~ =&gt; ~-1~ // " calcext:value-type="string">
            <text:p><text:s text:c="2"/>~Tortured Souls~, ~Vlad~, ~ts-sime~, ~~, ~sime.bcs~, ~~, ~sime25.bcs~, ~~, ~sime~, ~sime25~ =&gt; ~-1~ // </text:p>
          </table:table-cell>
        </table:table-row>
        <table:table-row table:style-name="ro2">
          <table:table-cell table:formula="of:=CONCATENATE([$'master input'.A101];&quot;  ~&quot;;[$'master input'.B101];&quot;~, ~&quot;;[$'master input'.C101];&quot;~, ~&quot;;[$'master input'.D101];&quot;~, ~&quot;;[$'master input'.E101];&quot;~, ~&quot;;[$'master input'.F101];&quot;~, ~&quot;;[$'master input'.G101];&quot;~, ~&quot;;[$'master input'.H101];&quot;~, ~&quot;;[$'master input'.I101];&quot;~, ~&quot;;[$'master input'.J101];&quot;~, ~&quot;;[$'master input'.K101];&quot;~ =&gt; ~-1~ // &quot;;[$'master input'.L101])" office:value-type="string" office:string-value="  ~Tsujatha~, ~Sillara~, ~tsujatha~, ~~, ~btsujat.dlg~, ~~, ~btsuja25.dlg~, ~~, ~tsujath~, ~tsujat25~ =&gt; ~-1~ // " calcext:value-type="string">
            <text:p><text:s text:c="2"/>~Tsujatha~, ~Sillara~, ~tsujatha~, ~~, ~btsujat.dlg~, ~~, ~btsuja25.dlg~, ~~, ~tsujath~, ~tsujat25~ =&gt; ~-1~ // </text:p>
          </table:table-cell>
        </table:table-row>
        <table:table-row table:style-name="ro2">
          <table:table-cell table:formula="of:=CONCATENATE([$'master input'.A102];&quot;  ~&quot;;[$'master input'.B102];&quot;~, ~&quot;;[$'master input'.C102];&quot;~, ~&quot;;[$'master input'.D102];&quot;~, ~&quot;;[$'master input'.E102];&quot;~, ~&quot;;[$'master input'.F102];&quot;~, ~&quot;;[$'master input'.G102];&quot;~, ~&quot;;[$'master input'.H102];&quot;~, ~&quot;;[$'master input'.I102];&quot;~, ~&quot;;[$'master input'.J102];&quot;~, ~&quot;;[$'master input'.K102];&quot;~ =&gt; ~-1~ // &quot;;[$'master input'.L102])" office:value-type="string" office:string-value="  ~Tsuki~, ~theacefes~, ~tsuki~, ~~, ~l7tsukib.dlg~, ~~, ~~, ~~, ~~, ~~ =&gt; ~-1~ // " calcext:value-type="string">
            <text:p><text:s text:c="2"/>~Tsuki~, ~theacefes~, ~tsuki~, ~~, ~l7tsukib.dlg~, ~~, ~~, ~~, ~~, ~~ =&gt; ~-1~ // </text:p>
          </table:table-cell>
        </table:table-row>
        <table:table-row table:style-name="ro2">
          <table:table-cell table:formula="of:=CONCATENATE([$'master input'.A103];&quot;  ~&quot;;[$'master input'.B103];&quot;~, ~&quot;;[$'master input'.C103];&quot;~, ~&quot;;[$'master input'.D103];&quot;~, ~&quot;;[$'master input'.E103];&quot;~, ~&quot;;[$'master input'.F103];&quot;~, ~&quot;;[$'master input'.G103];&quot;~, ~&quot;;[$'master input'.H103];&quot;~, ~&quot;;[$'master input'.I103];&quot;~, ~&quot;;[$'master input'.J103];&quot;~, ~&quot;;[$'master input'.K103];&quot;~ =&gt; ~-1~ // &quot;;[$'master input'.L103])" office:value-type="string" office:string-value="  ~Tyris Flare~, ~Grim Squeaker~, ~tyris-flare~, ~~, ~g#tyris.bcs~, ~~, ~g#tyrs25.bcs~, ~~, ~g#tyris~, ~g#tyrs25~ =&gt; ~-1~ // " calcext:value-type="string">
            <text:p><text:s text:c="2"/>~Tyris Flare~, ~Grim Squeaker~, ~tyris-flare~, ~~, ~g#tyris.bcs~, ~~, ~g#tyrs25.bcs~, ~~, ~g#tyris~, ~g#tyrs25~ =&gt; ~-1~ // </text:p>
          </table:table-cell>
        </table:table-row>
        <table:table-row table:style-name="ro2">
          <table:table-cell table:formula="of:=CONCATENATE([$'master input'.A104];&quot;  ~&quot;;[$'master input'.B104];&quot;~, ~&quot;;[$'master input'.C104];&quot;~, ~&quot;;[$'master input'.D104];&quot;~, ~&quot;;[$'master input'.E104];&quot;~, ~&quot;;[$'master input'.F104];&quot;~, ~&quot;;[$'master input'.G104];&quot;~, ~&quot;;[$'master input'.H104];&quot;~, ~&quot;;[$'master input'.I104];&quot;~, ~&quot;;[$'master input'.J104];&quot;~, ~&quot;;[$'master input'.K104];&quot;~ =&gt; ~-1~ // &quot;;[$'master input'.L104])" office:value-type="string" office:string-value="  ~Valen~, ~Wes Weimer~, ~valen~, ~~, ~valenj.dlg~, ~~, ~~, ~~, ~~, ~~ =&gt; ~-1~ // " calcext:value-type="string">
            <text:p><text:s text:c="2"/>~Valen~, ~Wes Weimer~, ~valen~, ~~, ~valenj.dlg~, ~~, ~~, ~~, ~~, ~~ =&gt; ~-1~ // </text:p>
          </table:table-cell>
        </table:table-row>
        <table:table-row table:style-name="ro2">
          <table:table-cell table:formula="of:=CONCATENATE([$'master input'.A105];&quot;  ~&quot;;[$'master input'.B105];&quot;~, ~&quot;;[$'master input'.C105];&quot;~, ~&quot;;[$'master input'.D105];&quot;~, ~&quot;;[$'master input'.E105];&quot;~, ~&quot;;[$'master input'.F105];&quot;~, ~&quot;;[$'master input'.G105];&quot;~, ~&quot;;[$'master input'.H105];&quot;~, ~&quot;;[$'master input'.I105];&quot;~, ~&quot;;[$'master input'.J105];&quot;~, ~&quot;;[$'master input'.K105];&quot;~ =&gt; ~-1~ // &quot;;[$'master input'.L105])" office:value-type="string" office:string-value="  ~Varshoon~, ~Lava~, ~varshoon~, ~~, ~vxvarb.dlg~, ~~, ~vxvar25b.dlg~, ~~, ~~, ~~ =&gt; ~-1~ // " calcext:value-type="string">
            <text:p><text:s text:c="2"/>~Varshoon~, ~Lava~, ~varshoon~, ~~, ~vxvarb.dlg~, ~~, ~vxvar25b.dlg~, ~~, ~~, ~~ =&gt; ~-1~ // </text:p>
          </table:table-cell>
        </table:table-row>
        <table:table-row table:style-name="ro2">
          <table:table-cell table:formula="of:=CONCATENATE([$'master input'.A106];&quot;  ~&quot;;[$'master input'.B106];&quot;~, ~&quot;;[$'master input'.C106];&quot;~, ~&quot;;[$'master input'.D106];&quot;~, ~&quot;;[$'master input'.E106];&quot;~, ~&quot;;[$'master input'.F106];&quot;~, ~&quot;;[$'master input'.G106];&quot;~, ~&quot;;[$'master input'.H106];&quot;~, ~&quot;;[$'master input'.I106];&quot;~, ~&quot;;[$'master input'.J106];&quot;~, ~&quot;;[$'master input'.K106];&quot;~ =&gt; ~-1~ // &quot;;[$'master input'.L106])" office:value-type="string" office:string-value="  ~Verr’Sza~, ~Lava~, ~verrsza~, ~~, ~l#2verrb.dlg~, ~~, ~l#2ve25b.dlg~, ~~, ~~, ~~ =&gt; ~-1~ // " calcext:value-type="string">
            <text:p><text:s text:c="2"/>~Verr’Sza~, ~Lava~, ~verrsza~, ~~, ~l#2verrb.dlg~, ~~, ~l#2ve25b.dlg~, ~~, ~~, ~~ =&gt; ~-1~ // </text:p>
          </table:table-cell>
        </table:table-row>
        <table:table-row table:style-name="ro2">
          <table:table-cell table:formula="of:=CONCATENATE([$'master input'.A107];&quot;  ~&quot;;[$'master input'.B107];&quot;~, ~&quot;;[$'master input'.C107];&quot;~, ~&quot;;[$'master input'.D107];&quot;~, ~&quot;;[$'master input'.E107];&quot;~, ~&quot;;[$'master input'.F107];&quot;~, ~&quot;;[$'master input'.G107];&quot;~, ~&quot;;[$'master input'.H107];&quot;~, ~&quot;;[$'master input'.I107];&quot;~, ~&quot;;[$'master input'.J107];&quot;~, ~&quot;;[$'master input'.K107];&quot;~ =&gt; ~-1~ // &quot;;[$'master input'.L107])" office:value-type="string" office:string-value="  ~Walahnan~, ~Lava~, ~walahnan~, ~~, ~l#2whb.dlg~, ~~, ~l#2wh25b.dlg~, ~~, ~~, ~~ =&gt; ~-1~ // " calcext:value-type="string">
            <text:p><text:s text:c="2"/>~Walahnan~, ~Lava~, ~walahnan~, ~~, ~l#2whb.dlg~, ~~, ~l#2wh25b.dlg~, ~~, ~~, ~~ =&gt; ~-1~ // </text:p>
          </table:table-cell>
        </table:table-row>
        <table:table-row table:style-name="ro2">
          <table:table-cell table:formula="of:=CONCATENATE([$'master input'.A108];&quot;  ~&quot;;[$'master input'.B108];&quot;~, ~&quot;;[$'master input'.C108];&quot;~, ~&quot;;[$'master input'.D108];&quot;~, ~&quot;;[$'master input'.E108];&quot;~, ~&quot;;[$'master input'.F108];&quot;~, ~&quot;;[$'master input'.G108];&quot;~, ~&quot;;[$'master input'.H108];&quot;~, ~&quot;;[$'master input'.I108];&quot;~, ~&quot;;[$'master input'.J108];&quot;~, ~&quot;;[$'master input'.K108];&quot;~ =&gt; ~-1~ // &quot;;[$'master input'.L108])" office:value-type="string" office:string-value="  ~Wikaede~, ~Moongaze~, ~wikaede~, ~~, ~bmgwika.dlg~, ~~, ~~, ~~, ~~, ~~ =&gt; ~-1~ // " calcext:value-type="string">
            <text:p><text:s text:c="2"/>~Wikaede~, ~Moongaze~, ~wikaede~, ~~, ~bmgwika.dlg~, ~~, ~~, ~~, ~~, ~~ =&gt; ~-1~ // </text:p>
          </table:table-cell>
        </table:table-row>
        <table:table-row table:style-name="ro2">
          <table:table-cell table:formula="of:=CONCATENATE([$'master input'.A109];&quot;  ~&quot;;[$'master input'.B109];&quot;~, ~&quot;;[$'master input'.C109];&quot;~, ~&quot;;[$'master input'.D109];&quot;~, ~&quot;;[$'master input'.E109];&quot;~, ~&quot;;[$'master input'.F109];&quot;~, ~&quot;;[$'master input'.G109];&quot;~, ~&quot;;[$'master input'.H109];&quot;~, ~&quot;;[$'master input'.I109];&quot;~, ~&quot;;[$'master input'.J109];&quot;~, ~&quot;;[$'master input'.K109];&quot;~ =&gt; ~-1~ // &quot;;[$'master input'.L109])" office:value-type="string" office:string-value="  ~Will~, ~Lava~, ~will~, ~~, ~l0willb.dlg~, ~~, ~l0wil25b.dlg~, ~~, ~~, ~~ =&gt; ~-1~ // " calcext:value-type="string">
            <text:p><text:s text:c="2"/>~Will~, ~Lava~, ~will~, ~~, ~l0willb.dlg~, ~~, ~l0wil25b.dlg~, ~~, ~~, ~~ =&gt; ~-1~ // </text:p>
          </table:table-cell>
        </table:table-row>
        <table:table-row table:style-name="ro2">
          <table:table-cell table:formula="of:=CONCATENATE([$'master input'.A110];&quot;  ~&quot;;[$'master input'.B110];&quot;~, ~&quot;;[$'master input'.C110];&quot;~, ~&quot;;[$'master input'.D110];&quot;~, ~&quot;;[$'master input'.E110];&quot;~, ~&quot;;[$'master input'.F110];&quot;~, ~&quot;;[$'master input'.G110];&quot;~, ~&quot;;[$'master input'.H110];&quot;~, ~&quot;;[$'master input'.I110];&quot;~, ~&quot;;[$'master input'.J110];&quot;~, ~&quot;;[$'master input'.K110];&quot;~ =&gt; ~-1~ // &quot;;[$'master input'.L110])" office:value-type="string" office:string-value="  ~Willie Bruce~, ~nethrin~, ~williebruce~, ~~, ~bwillyb.dlg~, ~~, ~~, ~~, ~~, ~~ =&gt; ~-1~ // " calcext:value-type="string">
            <text:p><text:s text:c="2"/>~Willie Bruce~, ~nethrin~, ~williebruce~, ~~, ~bwillyb.dlg~, ~~, ~~, ~~, ~~, ~~ =&gt; ~-1~ // </text:p>
          </table:table-cell>
        </table:table-row>
        <table:table-row table:style-name="ro2">
          <table:table-cell table:formula="of:=CONCATENATE([$'master input'.A111];&quot;  ~&quot;;[$'master input'.B111];&quot;~, ~&quot;;[$'master input'.C111];&quot;~, ~&quot;;[$'master input'.D111];&quot;~, ~&quot;;[$'master input'.E111];&quot;~, ~&quot;;[$'master input'.F111];&quot;~, ~&quot;;[$'master input'.G111];&quot;~, ~&quot;;[$'master input'.H111];&quot;~, ~&quot;;[$'master input'.I111];&quot;~, ~&quot;;[$'master input'.J111];&quot;~, ~&quot;;[$'master input'.K111];&quot;~ =&gt; ~-1~ // &quot;;[$'master input'.L111])" office:value-type="string" office:string-value="  ~Wilson Chronicles~, ~Lava~, ~wilson~, ~~, ~l#wilwis.cre~, ~~, ~~, ~~, ~~, ~~ =&gt; ~-1~ // " calcext:value-type="string">
            <text:p><text:s text:c="2"/>~Wilson Chronicles~, ~Lava~, ~wilson~, ~~, ~l#wilwis.cre~, ~~, ~~, ~~, ~~, ~~ =&gt; ~-1~ // </text:p>
          </table:table-cell>
        </table:table-row>
        <table:table-row table:style-name="ro2">
          <table:table-cell table:formula="of:=CONCATENATE([$'master input'.A112];&quot;  ~&quot;;[$'master input'.B112];&quot;~, ~&quot;;[$'master input'.C112];&quot;~, ~&quot;;[$'master input'.D112];&quot;~, ~&quot;;[$'master input'.E112];&quot;~, ~&quot;;[$'master input'.F112];&quot;~, ~&quot;;[$'master input'.G112];&quot;~, ~&quot;;[$'master input'.H112];&quot;~, ~&quot;;[$'master input'.I112];&quot;~, ~&quot;;[$'master input'.J112];&quot;~, ~&quot;;[$'master input'.K112];&quot;~ =&gt; ~-1~ // &quot;;[$'master input'.L112])" office:value-type="string" office:string-value="  ~Xan~, ~Kulyok~, ~xan~, ~~, ~o#xan.dlg~, ~~, ~o#xan25.dlg~, ~~, ~o#xans~, ~o#xan25s~ =&gt; ~-1~ // " calcext:value-type="string">
            <text:p><text:s text:c="2"/>~Xan~, ~Kulyok~, ~xan~, ~~, ~o#xan.dlg~, ~~, ~o#xan25.dlg~, ~~, ~o#xans~, ~o#xan25s~ =&gt; ~-1~ // </text:p>
          </table:table-cell>
        </table:table-row>
        <table:table-row table:style-name="ro2">
          <table:table-cell table:formula="of:=CONCATENATE([$'master input'.A113];&quot;  ~&quot;;[$'master input'.B113];&quot;~, ~&quot;;[$'master input'.C113];&quot;~, ~&quot;;[$'master input'.D113];&quot;~, ~&quot;;[$'master input'.E113];&quot;~, ~&quot;;[$'master input'.F113];&quot;~, ~&quot;;[$'master input'.G113];&quot;~, ~&quot;;[$'master input'.H113];&quot;~, ~&quot;;[$'master input'.I113];&quot;~, ~&quot;;[$'master input'.J113];&quot;~, ~&quot;;[$'master input'.K113];&quot;~ =&gt; ~-1~ // &quot;;[$'master input'.L113])" office:value-type="string" office:string-value="  ~Xulaye~, ~K'aeloree, Riviera, Bookwyrme~, ~xulaye~, ~~, ~blk#xul.dlg~, ~~, ~~, ~~, ~~, ~~ =&gt; ~-1~ // " calcext:value-type="string">
            <text:p><text:s text:c="2"/>~Xulaye~, ~K'aeloree, Riviera, Bookwyrme~, ~xulaye~, ~~, ~blk#xul.dlg~, ~~, ~~, ~~, ~~, ~~ =&gt; ~-1~ // </text:p>
          </table:table-cell>
        </table:table-row>
        <table:table-row table:style-name="ro2">
          <table:table-cell table:formula="of:=CONCATENATE([$'master input'.A114];&quot;  ~&quot;;[$'master input'.B114];&quot;~, ~&quot;;[$'master input'.C114];&quot;~, ~&quot;;[$'master input'.D114];&quot;~, ~&quot;;[$'master input'.E114];&quot;~, ~&quot;;[$'master input'.F114];&quot;~, ~&quot;;[$'master input'.G114];&quot;~, ~&quot;;[$'master input'.H114];&quot;~, ~&quot;;[$'master input'.I114];&quot;~, ~&quot;;[$'master input'.J114];&quot;~, ~&quot;;[$'master input'.K114];&quot;~ =&gt; ~-1~ // &quot;;[$'master input'.L114])" office:value-type="string" office:string-value="  ~Xzar~, ~Smiling Imp~, ~xzar~, ~~, ~7xxzarb.dlg~, ~~, ~~, ~~, ~~, ~~ =&gt; ~-1~ // " calcext:value-type="string">
            <text:p><text:s text:c="2"/>~Xzar~, ~Smiling Imp~, ~xzar~, ~~, ~7xxzarb.dlg~, ~~, ~~, ~~, ~~, ~~ =&gt; ~-1~ // </text:p>
          </table:table-cell>
        </table:table-row>
        <table:table-row table:style-name="ro2">
          <table:table-cell table:formula="of:=CONCATENATE([$'master input'.A115];&quot;  ~&quot;;[$'master input'.B115];&quot;~, ~&quot;;[$'master input'.C115];&quot;~, ~&quot;;[$'master input'.D115];&quot;~, ~&quot;;[$'master input'.E115];&quot;~, ~&quot;;[$'master input'.F115];&quot;~, ~&quot;;[$'master input'.G115];&quot;~, ~&quot;;[$'master input'.H115];&quot;~, ~&quot;;[$'master input'.I115];&quot;~, ~&quot;;[$'master input'.J115];&quot;~, ~&quot;;[$'master input'.K115];&quot;~ =&gt; ~-1~ // &quot;;[$'master input'.L115])" office:value-type="string" office:string-value="  ~Xzar and Montaron~, ~Lava~, ~xzarmontaron~, ~~, ~l#xzab.dlg~, ~~, ~l#xza25b.dlg~, ~~, ~~, ~~ =&gt; ~-1~ // " calcext:value-type="string">
            <text:p><text:s text:c="2"/>~Xzar and Montaron~, ~Lava~, ~xzarmontaron~, ~~, ~l#xzab.dlg~, ~~, ~l#xza25b.dlg~, ~~, ~~, ~~ =&gt; ~-1~ // </text:p>
          </table:table-cell>
        </table:table-row>
        <table:table-row table:style-name="ro2">
          <table:table-cell table:formula="of:=CONCATENATE([$'master input'.A116];&quot;  ~&quot;;[$'master input'.B116];&quot;~, ~&quot;;[$'master input'.C116];&quot;~, ~&quot;;[$'master input'.D116];&quot;~, ~&quot;;[$'master input'.E116];&quot;~, ~&quot;;[$'master input'.F116];&quot;~, ~&quot;;[$'master input'.G116];&quot;~, ~&quot;;[$'master input'.H116];&quot;~, ~&quot;;[$'master input'.I116];&quot;~, ~&quot;;[$'master input'.J116];&quot;~, ~&quot;;[$'master input'.K116];&quot;~ =&gt; ~-1~ // &quot;;[$'master input'.L116])" office:value-type="string" office:string-value="  ~Xzele~, ~Lava~, ~xzele~, ~~, ~l#xzeb.dlg~, ~~, ~l#xze25b.dlg~, ~~, ~~, ~~ =&gt; ~-1~ // " calcext:value-type="string">
            <text:p><text:s text:c="2"/>~Xzele~, ~Lava~, ~xzele~, ~~, ~l#xzeb.dlg~, ~~, ~l#xze25b.dlg~, ~~, ~~, ~~ =&gt; ~-1~ // </text:p>
          </table:table-cell>
        </table:table-row>
        <table:table-row table:style-name="ro2">
          <table:table-cell table:formula="of:=CONCATENATE([$'master input'.A117];&quot;  ~&quot;;[$'master input'.B117];&quot;~, ~&quot;;[$'master input'.C117];&quot;~, ~&quot;;[$'master input'.D117];&quot;~, ~&quot;;[$'master input'.E117];&quot;~, ~&quot;;[$'master input'.F117];&quot;~, ~&quot;;[$'master input'.G117];&quot;~, ~&quot;;[$'master input'.H117];&quot;~, ~&quot;;[$'master input'.I117];&quot;~, ~&quot;;[$'master input'.J117];&quot;~, ~&quot;;[$'master input'.K117];&quot;~ =&gt; ~-1~ // &quot;;[$'master input'.L117])" office:value-type="string" office:string-value="  ~Yasraena~, ~Sillara~, ~yasraena~, ~~, ~byasraen.dlg~, ~~, ~byasra25.dlg~, ~~, ~~, ~~ =&gt; ~-1~ // " calcext:value-type="string">
            <text:p><text:s text:c="2"/>~Yasraena~, ~Sillara~, ~yasraena~, ~~, ~byasraen.dlg~, ~~, ~byasra25.dlg~, ~~, ~~, ~~ =&gt; ~-1~ // </text:p>
          </table:table-cell>
        </table:table-row>
        <table:table-row table:style-name="ro2">
          <table:table-cell table:formula="of:=CONCATENATE([$'master input'.A119];&quot;  ~&quot;;[$'master input'.B119];&quot;~, ~&quot;;[$'master input'.C119];&quot;~, ~&quot;;[$'master input'.D119];&quot;~, ~&quot;;[$'master input'.E119];&quot;~, ~&quot;;[$'master input'.F119];&quot;~, ~&quot;;[$'master input'.G119];&quot;~, ~&quot;;[$'master input'.H119];&quot;~, ~&quot;;[$'master input'.I119];&quot;~, ~&quot;;[$'master input'.J119];&quot;~, ~&quot;;[$'master input'.K119];&quot;~ =&gt; ~-1~ // &quot;;[$'master input'.L119])" office:value-type="string" office:string-value="  ~Yeslick~, ~Smiling Imp~, ~yeslick~, ~~, ~b7xyes.dlg~, ~~, ~blk#ye25.dlg~, ~~, ~~, ~~ =&gt; ~-1~ // " calcext:value-type="string">
            <text:p><text:s text:c="2"/>~Yeslick~, ~Smiling Imp~, ~yeslick~, ~~, ~b7xyes.dlg~, ~~, ~blk#ye25.dlg~, ~~, ~~, ~~ =&gt; ~-1~ // </text:p>
          </table:table-cell>
        </table:table-row>
        <table:table-row table:style-name="ro2">
          <table:table-cell table:formula="of:=CONCATENATE([$'master input'.A120];&quot;  ~&quot;;[$'master input'.B120];&quot;~, ~&quot;;[$'master input'.C120];&quot;~, ~&quot;;[$'master input'.D120];&quot;~, ~&quot;;[$'master input'.E120];&quot;~, ~&quot;;[$'master input'.F120];&quot;~, ~&quot;;[$'master input'.G120];&quot;~, ~&quot;;[$'master input'.H120];&quot;~, ~&quot;;[$'master input'.I120];&quot;~, ~&quot;;[$'master input'.J120];&quot;~, ~&quot;;[$'master input'.K120];&quot;~ =&gt; ~-1~ // &quot;;[$'master input'.L120])" office:value-type="string" office:string-value="  ~Yoshimo Romance~, ~Lava~, ~yoshimo-romance~, ~yoshimoromance/yoshimoromance.tp2~, ~~, ~0~, ~~, ~~, ~~, ~~ =&gt; ~-1~ // " calcext:value-type="string">
            <text:p><text:s text:c="2"/>~Yoshimo Romance~, ~Lava~, ~yoshimo-romance~, ~yoshimoromance/yoshimoromance.tp2~, ~~, ~0~, ~~, ~~, ~~, ~~ =&gt; ~-1~ // </text:p>
          </table:table-cell>
        </table:table-row>
        <table:table-row table:style-name="ro2">
          <table:table-cell table:formula="of:=CONCATENATE([$'master input'.A121];&quot;  ~&quot;;[$'master input'.B121];&quot;~, ~&quot;;[$'master input'.C121];&quot;~, ~&quot;;[$'master input'.D121];&quot;~, ~&quot;;[$'master input'.E121];&quot;~, ~&quot;;[$'master input'.F121];&quot;~, ~&quot;;[$'master input'.G121];&quot;~, ~&quot;;[$'master input'.H121];&quot;~, ~&quot;;[$'master input'.I121];&quot;~, ~&quot;;[$'master input'.J121];&quot;~, ~&quot;;[$'master input'.K121];&quot;~ =&gt; ~-1~ // &quot;;[$'master input'.L121])" office:value-type="string" office:string-value="  ~Yoshimo’s Remorse~, ~jmaeq, Lava~, ~yoshimo-remorse~, ~~, ~~, ~~, ~yyosh25b.dlg~, ~~, ~~, ~~ =&gt; ~-1~ // " calcext:value-type="string">
            <text:p><text:s text:c="2"/>~Yoshimo’s Remorse~, ~jmaeq, Lava~, ~yoshimo-remorse~, ~~, ~~, ~~, ~yyosh25b.dlg~, ~~, ~~, ~~ =&gt; ~-1~ // </text:p>
          </table:table-cell>
        </table:table-row>
        <table:table-row table:style-name="ro2">
          <table:table-cell table:formula="of:=CONCATENATE([$'master input'.A122];&quot;  ~&quot;;[$'master input'.B122];&quot;~, ~&quot;;[$'master input'.C122];&quot;~, ~&quot;;[$'master input'.D122];&quot;~, ~&quot;;[$'master input'.E122];&quot;~, ~&quot;;[$'master input'.F122];&quot;~, ~&quot;;[$'master input'.G122];&quot;~, ~&quot;;[$'master input'.H122];&quot;~, ~&quot;;[$'master input'.I122];&quot;~, ~&quot;;[$'master input'.J122];&quot;~, ~&quot;;[$'master input'.K122];&quot;~ =&gt; ~-1~ // &quot;;[$'master input'.L122])" office:value-type="string" office:string-value="  ~Yvette~, ~Lava~, ~yvette~, ~~, ~yxyveb.dlg~, ~~, ~yxyv25b.dlg~, ~~, ~~, ~~ =&gt; ~-1~ // " calcext:value-type="string">
            <text:p><text:s text:c="2"/>~Yvette~, ~Lava~, ~yvette~, ~~, ~yxyveb.dlg~, ~~, ~yxyv25b.dlg~, ~~, ~~, ~~ =&gt; ~-1~ // </text:p>
          </table:table-cell>
        </table:table-row>
        <table:table-row table:style-name="ro2" table:number-rows-repeated="6">
          <table:table-cell/>
        </table:table-row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'master input'.A1:'master input'.AMJ1048576">
          <table:sort>
            <table:sort-by table:field-number="1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8-17">00/00/0000</text:date>, <text:time style:data-style-name="N2" text:time-value="12:20:05.71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28T14:19:14.406000000</meta:creation-date>
    <dc:date>2025-08-17T12:31:10.517000000</dc:date>
    <meta:editing-duration>P2DT5H5M20S</meta:editing-duration>
    <meta:editing-cycles>41</meta:editing-cycles>
    <meta:generator>LibreOffice/7.2.1.2$Windows_X86_64 LibreOffice_project/87b77fad49947c1441b67c559c339af8f3517e22</meta:generator>
    <meta:document-statistic meta:table-count="2" meta:cell-count="722" meta:object-count="0"/>
  </office:meta>
</office:document-meta>
</file>